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3.99pt"/>
    </style:style>
    <style:style style:name="co2" style:family="table-column">
      <style:table-column-properties fo:break-before="auto" style:column-width="26.5pt"/>
    </style:style>
    <style:style style:name="co3" style:family="table-column">
      <style:table-column-properties fo:break-before="auto" style:column-width="95.3pt"/>
    </style:style>
    <style:style style:name="co4" style:family="table-column">
      <style:table-column-properties fo:break-before="auto" style:column-width="89.26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87.51pt"/>
    </style:style>
    <style:style style:name="co7" style:family="table-column">
      <style:table-column-properties fo:break-before="auto" style:column-width="99.81pt"/>
    </style:style>
    <style:style style:name="co8" style:family="table-column">
      <style:table-column-properties fo:break-before="auto" style:column-width="98.36pt"/>
    </style:style>
    <style:style style:name="co9" style:family="table-column">
      <style:table-column-properties fo:break-before="auto" style:column-width="74.24pt"/>
    </style:style>
    <style:style style:name="co10" style:family="table-column">
      <style:table-column-properties fo:break-before="auto" style:column-width="92.55pt"/>
    </style:style>
    <style:style style:name="co11" style:family="table-column">
      <style:table-column-properties fo:break-before="auto" style:column-width="22.99pt"/>
    </style:style>
    <style:style style:name="co12" style:family="table-column">
      <style:table-column-properties fo:break-before="auto" style:column-width="94pt"/>
    </style:style>
    <style:style style:name="co13" style:family="table-column">
      <style:table-column-properties fo:break-before="auto" style:column-width="84.7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06.3pt"/>
    </style:style>
    <style:style style:name="co16" style:family="table-column">
      <style:table-column-properties fo:break-before="auto" style:column-width="102.56pt"/>
    </style:style>
    <style:style style:name="co17" style:family="table-column">
      <style:table-column-properties fo:break-before="auto" style:column-width="101.96pt"/>
    </style:style>
    <style:style style:name="co18" style:family="table-column">
      <style:table-column-properties fo:break-before="auto" style:column-width="26.59pt"/>
    </style:style>
    <style:style style:name="co19" style:family="table-column">
      <style:table-column-properties fo:break-before="auto" style:column-width="97.65pt"/>
    </style:style>
    <style:style style:name="co20" style:family="table-column">
      <style:table-column-properties fo:break-before="auto" style:column-width="90.06pt"/>
    </style:style>
    <style:style style:name="co21" style:family="table-column">
      <style:table-column-properties fo:break-before="auto" style:column-width="96.21pt"/>
    </style:style>
    <style:style style:name="co22" style:family="table-column">
      <style:table-column-properties fo:break-before="auto" style:column-width="91.7pt"/>
    </style:style>
    <style:style style:name="co23" style:family="table-column">
      <style:table-column-properties fo:break-before="auto" style:column-width="106.16pt"/>
    </style:style>
    <style:style style:name="co24" style:family="table-column">
      <style:table-column-properties fo:break-before="auto" style:column-width="98.96pt"/>
    </style:style>
    <style:style style:name="co25" style:family="table-column">
      <style:table-column-properties fo:break-before="auto" style:column-width="91.11pt"/>
    </style:style>
    <style:style style:name="co26" style:family="table-column">
      <style:table-column-properties fo:break-before="auto" style:column-width="103.41pt"/>
    </style:style>
    <style:style style:name="co27" style:family="table-column">
      <style:table-column-properties fo:break-before="auto" style:column-width="111.34pt"/>
    </style:style>
    <style:style style:name="co28" style:family="table-column">
      <style:table-column-properties fo:break-before="auto" style:column-width="100.49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PageStyle_5f_Biseccion">
      <style:table-properties table:display="true" style:writing-mode="lr-tb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fo:border-bottom="none" fo:background-color="#b2b2b2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/>
    </style:style>
    <style:style style:name="ce3" style:family="table-cell" style:parent-style-name="Default">
      <style:table-cell-properties fo:border-bottom="0.06pt solid #000000" fo:background-color="#b2b2b2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order-bottom="none" fo:background-color="#3333ff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0.06pt solid #000000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style:font-name-asian="DejaVu Sans1" style:font-name-complex="Calibri"/>
    </style:style>
    <style:style style:name="ce12" style:family="table-cell" style:parent-style-name="Default">
      <style:table-cell-properties fo:background-color="#ffff00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Calibri" style:font-name-asian="DejaVu Sans1" style:font-name-complex="Calibri"/>
    </style:style>
    <style:style style:name="ce13" style:family="table-cell" style:parent-style-name="Default">
      <style:table-cell-properties fo:background-color="transparent" style:rotation-align="none"/>
    </style:style>
    <style:style style:name="ce14" style:family="table-cell" style:parent-style-name="Default">
      <style:table-cell-properties fo:background-color="#ff9900" style:text-align-source="fix" style:repeat-content="false" style:rotation-align="non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3333ff" fo:border-left="none" fo:border-right="0.06pt solid #000000" style:rotation-align="none" fo:border-top="0.06pt solid #000000"/>
    </style:style>
    <style:style style:name="ce16" style:family="table-cell" style:parent-style-name="Default">
      <style:table-cell-properties fo:border-bottom="0.06pt solid #000000" fo:background-color="transparent" fo:border-left="none" fo:border-right="0.06pt solid #000000" style:rotation-align="none" fo:border-top="none"/>
    </style:style>
    <style:style style:name="ce17" style:family="table-cell" style:parent-style-name="Default">
      <style:table-cell-properties fo:background-color="#ffff00" style:text-align-source="fix" style:repeat-content="false" fo:border="0.06pt solid #000000" style:rotation-align="none"/>
      <style:paragraph-properties fo:text-align="center" fo:margin-left="0pt"/>
    </style:style>
    <style:style style:name="ce18" style:family="table-cell" style:parent-style-name="Default">
      <style:table-cell-properties fo:background-color="transparent" fo:border="none" style:rotation-align="non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2" style:family="table-cell" style:parent-style-name="Default">
      <style:table-cell-properties fo:background-color="#00cc33"/>
    </style:style>
    <style:style style:name="ce23" style:family="table-cell" style:parent-style-name="Default">
      <style:table-cell-properties fo:background-color="#00cc33"/>
      <style:text-properties style:font-name="Calibri" style:font-name-asian="DejaVu Sans1" style:font-name-complex="Calibri"/>
    </style:style>
    <style:style style:name="ce24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ext-properties style:font-name="Calibri" style:font-name-asian="DejaVu Sans1" style:font-name-complex="Calibri"/>
    </style:style>
    <style:style style:name="ce26" style:family="table-cell" style:parent-style-name="Default">
      <style:table-cell-properties fo:background-color="#ff9900" style:text-align-source="fix" style:repeat-content="false"/>
      <style:paragraph-properties fo:text-align="center" fo:margin-left="0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ffffff"/>
    </style:style>
    <style:style style:name="ce31" style:family="table-cell" style:parent-style-name="Default">
      <style:table-cell-properties fo:background-color="#00cc33" style:text-align-source="fix" style:repeat-content="false"/>
      <style:paragraph-properties fo:text-align="center" fo:margin-left="0pt"/>
    </style:style>
    <style:style style:name="ce32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4" style:family="table-cell" style:parent-style-name="Default">
      <style:table-cell-properties fo:background-color="#ffff00" fo:border="0.06pt solid #000000"/>
      <style:text-properties style:font-name="Calibri" style:font-name-asian="DejaVu Sans1" style:font-name-complex="Calibri"/>
    </style:style>
    <style:style style:name="ce35" style:family="table-cell" style:parent-style-name="Default">
      <style:table-cell-properties fo:background-color="transparent"/>
      <style:text-properties style:font-name="Calibri" style:font-name-asian="DejaVu Sans1" style:font-name-complex="Calibri"/>
    </style:style>
    <style:style style:name="ce36" style:family="table-cell" style:parent-style-name="Default">
      <style:table-cell-properties fo:background-color="transparent" fo:border="none"/>
      <style:text-properties style:font-name="Calibri" style:font-name-asian="DejaVu Sans1" style:font-name-complex="Calibri"/>
    </style:style>
    <style:style style:name="ce3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Calibri" style:font-name-asian="DejaVu Sans1" style:font-name-complex="Calibri"/>
    </style:style>
    <style:style style:name="ce3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Calibri" style:font-name-asian="DejaVu Sans1" style:font-name-complex="Calibri"/>
    </style:style>
    <style:style style:name="ce40" style:family="table-cell" style:parent-style-name="Default">
      <style:table-cell-properties fo:background-color="transparent" fo:border="none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alibri" style:font-name-asian="DejaVu Sans1" style:font-name-complex="Calibri"/>
    </style:style>
    <style:style style:name="ce4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Calibri" style:font-name-asian="DejaVu Sans1" style:font-name-complex="Calibri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44" style:family="table-cell" style:parent-style-name="Default">
      <style:table-cell-properties fo:background-color="#ff6666" style:text-align-source="fix" style:repeat-content="false" fo:border="0.06pt solid #000000" style:vertical-align="middle"/>
      <style:paragraph-properties fo:text-align="center" fo:margin-left="0pt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iseccio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3" table:default-cell-style-name="Default"/>
        <table:table-row table:style-name="ro1">
          <table:table-cell office:value-type="string" calcext:value-type="string">
            <text:p>Taller 10.3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iter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xs</text:p>
          </table:table-cell>
          <table:table-cell table:style-name="ce4" office:value-type="string" calcext:value-type="string">
            <text:p>xm</text:p>
          </table:table-cell>
          <table:table-cell table:style-name="ce4" office:value-type="string" calcext:value-type="string">
            <text:p>fx_i</text:p>
          </table:table-cell>
          <table:table-cell table:style-name="ce4" office:value-type="string" calcext:value-type="string">
            <text:p>fx_s</text:p>
          </table:table-cell>
          <table:table-cell table:style-name="ce4" office:value-type="string" calcext:value-type="string">
            <text:p>fx_m</text:p>
          </table:table-cell>
          <table:table-cell table:style-name="ce4" office:value-type="string" calcext:value-type="string">
            <text:p>Err</text:p>
          </table:table-cell>
          <table:table-cell/>
          <table:table-cell office:value-type="string" calcext:value-type="string">
            <text:p>Respuestas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float" office:value="-17" calcext:value-type="float">
            <text:p>-17</text:p>
          </table:table-cell>
          <table:table-cell table:style-name="ce4" office:value-type="float" office:value="-15" calcext:value-type="float">
            <text:p>-15</text:p>
          </table:table-cell>
          <table:table-cell table:style-name="ce8" table:formula="of:=([.C3]+[.D3])/2" office:value-type="float" office:value="-16" calcext:value-type="float">
            <text:p>-16</text:p>
          </table:table-cell>
          <table:table-cell table:style-name="ce11" table:formula="of:=EXP(4-([.C3]^2))+3*[.C3]*COS(3-[.C3])-2*[.C3]+16" office:value-type="float" office:value="29.187814847517" calcext:value-type="float">
            <text:p>29.1878148475</text:p>
          </table:table-cell>
          <table:table-cell table:style-name="ce11" table:formula="of:=EXP(4-([.D3]^2))+3*[.D3]*COS(3-[.D3])-2*[.D3]+16" office:value-type="float" office:value="16.2857481290164" calcext:value-type="float">
            <text:p>16.285748129</text:p>
          </table:table-cell>
          <table:table-cell table:style-name="ce11" table:formula="of:=EXP(4-([.E3]^2))+3*[.E3]*COS(3-[.E3])-2*[.E3]+16" office:value-type="float" office:value="0.542178327039878" calcext:value-type="float">
            <text:p>0.542178327</text:p>
          </table:table-cell>
          <table:table-cell table:style-name="ce13"/>
          <table:table-cell/>
          <table:table-cell office:value-type="float" office:value="-21.7108581587672" calcext:value-type="float">
            <text:p>-21.7108581588</text:p>
          </table:table-cell>
          <table:table-cell table:number-columns-repeated="1013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IF([.F3]*[.H3]&lt;0;[.C3];[.E3])" office:value-type="float" office:value="-16" calcext:value-type="float">
            <text:p>-16</text:p>
          </table:table-cell>
          <table:table-cell table:style-name="ce1" table:formula="of:=IF([.G3]*[.H3]&lt;0;[.D3];[.E3])" office:value-type="float" office:value="-16" calcext:value-type="float">
            <text:p>-16</text:p>
          </table:table-cell>
          <table:table-cell table:style-name="ce8" table:formula="of:=([.C4]+[.D4])/2" office:value-type="float" office:value="-16" calcext:value-type="float">
            <text:p>-16</text:p>
          </table:table-cell>
          <table:table-cell table:style-name="ce11" table:formula="of:=EXP(4-([.C4]^2))+3*[.C4]*COS(3-[.C4])-2*[.C4]+16" office:value-type="float" office:value="0.542178327039878" calcext:value-type="float">
            <text:p>0.542178327</text:p>
          </table:table-cell>
          <table:table-cell table:style-name="ce11" table:formula="of:=EXP(4-([.D4]^2))+3*[.D4]*COS(3-[.D4])-2*[.D4]+16" office:value-type="float" office:value="0.542178327039878" calcext:value-type="float">
            <text:p>0.542178327</text:p>
          </table:table-cell>
          <table:table-cell table:style-name="ce11" table:formula="of:=EXP(4-([.E4]^2))+3*[.E4]*COS(3-[.E4])-2*[.E4]+16" office:value-type="float" office:value="0.542178327039878" calcext:value-type="float">
            <text:p>0.542178327</text:p>
          </table:table-cell>
          <table:table-cell table:style-name="ce14" table:formula="of:=ABS([.E4]-[.E3])" office:value-type="float" office:value="0" calcext:value-type="float">
            <text:p>0</text:p>
          </table:table-cell>
          <table:table-cell/>
          <table:table-cell office:value-type="float" office:value="4.98566249758005" calcext:value-type="float">
            <text:p>4.9856624976</text:p>
          </table:table-cell>
          <table:table-cell table:number-columns-repeated="1013"/>
        </table:table-row>
        <table:table-row table:style-name="ro1">
          <table:table-cell/>
          <table:table-cell table:style-name="ce2" office:value-type="string" calcext:value-type="string" table:number-columns-spanned="8" table:number-rows-spanned="1">
            <text:p>Devido a la forma de la funcion en cerca de la raiz es muy dificil encontrar un intervalo que cumpla el teorema de cambio de</text:p>
          </table:table-cell>
          <table:covered-table-cell table:number-columns-repeated="6" table:style-name="ce6"/>
          <table:covered-table-cell table:style-name="ce15"/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 table:number-columns-spanned="8" table:number-rows-spanned="1">
            <text:p>signo</text:p>
          </table:table-cell>
          <table:covered-table-cell table:number-columns-repeated="6" table:style-name="ce7"/>
          <table:covered-table-cell table:style-name="ce16"/>
          <table:table-cell table:number-columns-repeated="1015"/>
        </table:table-row>
        <table:table-row table:style-name="ro1">
          <table:table-cell/>
          <table:table-cell table:style-name="ce4" table:number-columns-repeated="7"/>
          <table:table-cell table:style-name="ce13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iter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xs</text:p>
          </table:table-cell>
          <table:table-cell table:style-name="ce4" office:value-type="string" calcext:value-type="string">
            <text:p>xm</text:p>
          </table:table-cell>
          <table:table-cell table:style-name="ce4" office:value-type="string" calcext:value-type="string">
            <text:p>fx_i</text:p>
          </table:table-cell>
          <table:table-cell table:style-name="ce4" office:value-type="string" calcext:value-type="string">
            <text:p>fx_s</text:p>
          </table:table-cell>
          <table:table-cell table:style-name="ce4" office:value-type="string" calcext:value-type="string">
            <text:p>fx_m</text:p>
          </table:table-cell>
          <table:table-cell table:style-name="ce4" office:value-type="string" calcext:value-type="string">
            <text:p>Er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float" office:value="-22" calcext:value-type="float">
            <text:p>-22</text:p>
          </table:table-cell>
          <table:table-cell table:style-name="ce4" office:value-type="float" office:value="-21" calcext:value-type="float">
            <text:p>-21</text:p>
          </table:table-cell>
          <table:table-cell table:style-name="ce8" table:formula="of:=([.C9]+[.D9])/2" office:value-type="float" office:value="-21.5" calcext:value-type="float">
            <text:p>-21.5</text:p>
          </table:table-cell>
          <table:table-cell table:style-name="ce11" table:formula="of:=EXP(4-([.C9]^2))+3*[.C9]*COS(3-[.C9])-2*[.C9]+16" office:value-type="float" office:value="-5.41938558298925" calcext:value-type="float">
            <text:p>-5.419385583</text:p>
          </table:table-cell>
          <table:table-cell table:style-name="ce11" table:formula="of:=EXP(4-([.D9]^2))+3*[.D9]*COS(3-[.D9])-2*[.D9]+16" office:value-type="float" office:value="31.2767225377692" calcext:value-type="float">
            <text:p>31.2767225378</text:p>
          </table:table-cell>
          <table:table-cell table:style-name="ce11" table:formula="of:=EXP(4-([.E9]^2))+3*[.E9]*COS(3-[.E9])-2*[.E9]+16" office:value-type="float" office:value="6.98658764265958" calcext:value-type="float">
            <text:p>6.9865876427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IF([.F9]*[.H9]&lt;0;[.C9];[.E9])" office:value-type="float" office:value="-22" calcext:value-type="float">
            <text:p>-22</text:p>
          </table:table-cell>
          <table:table-cell table:style-name="ce1" table:formula="of:=IF([.G9]*[.H9]&lt;0;[.D9];[.E9])" office:value-type="float" office:value="-21.5" calcext:value-type="float">
            <text:p>-21.5</text:p>
          </table:table-cell>
          <table:table-cell table:style-name="ce8" table:formula="of:=([.C10]+[.D10])/2" office:value-type="float" office:value="-21.75" calcext:value-type="float">
            <text:p>-21.75</text:p>
          </table:table-cell>
          <table:table-cell table:style-name="ce11" table:formula="of:=EXP(4-([.C10]^2))+3*[.C10]*COS(3-[.C10])-2*[.C10]+16" office:value-type="float" office:value="-5.41938558298925" calcext:value-type="float">
            <text:p>-5.419385583</text:p>
          </table:table-cell>
          <table:table-cell table:style-name="ce11" table:formula="of:=EXP(4-([.D10]^2))+3*[.D10]*COS(3-[.D10])-2*[.D10]+16" office:value-type="float" office:value="6.98658764265958" calcext:value-type="float">
            <text:p>6.9865876427</text:p>
          </table:table-cell>
          <table:table-cell table:style-name="ce11" table:formula="of:=EXP(4-([.E10]^2))+3*[.E10]*COS(3-[.E10])-2*[.E10]+16" office:value-type="float" office:value="-1.02879513340315" calcext:value-type="float">
            <text:p>-1.0287951334</text:p>
          </table:table-cell>
          <table:table-cell table:style-name="ce14" table:formula="of:=ABS([.E10]-[.E9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IF([.F10]*[.H10]&lt;0;[.C10];[.E10])" office:value-type="float" office:value="-21.75" calcext:value-type="float">
            <text:p>-21.75</text:p>
          </table:table-cell>
          <table:table-cell table:style-name="ce1" table:formula="of:=IF([.G10]*[.H10]&lt;0;[.D10];[.E10])" office:value-type="float" office:value="-21.5" calcext:value-type="float">
            <text:p>-21.5</text:p>
          </table:table-cell>
          <table:table-cell table:style-name="ce8" table:formula="of:=([.C11]+[.D11])/2" office:value-type="float" office:value="-21.625" calcext:value-type="float">
            <text:p>-21.625</text:p>
          </table:table-cell>
          <table:table-cell table:style-name="ce11" table:formula="of:=EXP(4-([.C11]^2))+3*[.C11]*COS(3-[.C11])-2*[.C11]+16" office:value-type="float" office:value="-1.02879513340315" calcext:value-type="float">
            <text:p>-1.0287951334</text:p>
          </table:table-cell>
          <table:table-cell table:style-name="ce11" table:formula="of:=EXP(4-([.D11]^2))+3*[.D11]*COS(3-[.D11])-2*[.D11]+16" office:value-type="float" office:value="6.98658764265958" calcext:value-type="float">
            <text:p>6.9865876427</text:p>
          </table:table-cell>
          <table:table-cell table:style-name="ce11" table:formula="of:=EXP(4-([.E11]^2))+3*[.E11]*COS(3-[.E11])-2*[.E11]+16" office:value-type="float" office:value="2.55930815106357" calcext:value-type="float">
            <text:p>2.5593081511</text:p>
          </table:table-cell>
          <table:table-cell table:style-name="ce14" table:formula="of:=ABS([.E11]-[.E10])"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IF([.F11]*[.H11]&lt;0;[.C11];[.E11])" office:value-type="float" office:value="-21.75" calcext:value-type="float">
            <text:p>-21.75</text:p>
          </table:table-cell>
          <table:table-cell table:style-name="ce1" table:formula="of:=IF([.G11]*[.H11]&lt;0;[.D11];[.E11])" office:value-type="float" office:value="-21.625" calcext:value-type="float">
            <text:p>-21.625</text:p>
          </table:table-cell>
          <table:table-cell table:style-name="ce8" table:formula="of:=([.C12]+[.D12])/2" office:value-type="float" office:value="-21.6875" calcext:value-type="float">
            <text:p>-21.6875</text:p>
          </table:table-cell>
          <table:table-cell table:style-name="ce11" table:formula="of:=EXP(4-([.C12]^2))+3*[.C12]*COS(3-[.C12])-2*[.C12]+16" office:value-type="float" office:value="-1.02879513340315" calcext:value-type="float">
            <text:p>-1.0287951334</text:p>
          </table:table-cell>
          <table:table-cell table:style-name="ce11" table:formula="of:=EXP(4-([.D12]^2))+3*[.D12]*COS(3-[.D12])-2*[.D12]+16" office:value-type="float" office:value="2.55930815106357" calcext:value-type="float">
            <text:p>2.5593081511</text:p>
          </table:table-cell>
          <table:table-cell table:style-name="ce11" table:formula="of:=EXP(4-([.E12]^2))+3*[.E12]*COS(3-[.E12])-2*[.E12]+16" office:value-type="float" office:value="0.655651303377724" calcext:value-type="float">
            <text:p>0.6556513034</text:p>
          </table:table-cell>
          <table:table-cell table:style-name="ce14" table:formula="of:=ABS([.E12]-[.E11])" office:value-type="float" office:value="0.0625" calcext:value-type="float">
            <text:p>0.06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IF([.F12]*[.H12]&lt;0;[.C12];[.E12])" office:value-type="float" office:value="-21.75" calcext:value-type="float">
            <text:p>-21.75</text:p>
          </table:table-cell>
          <table:table-cell table:style-name="ce1" table:formula="of:=IF([.G12]*[.H12]&lt;0;[.D12];[.E12])" office:value-type="float" office:value="-21.6875" calcext:value-type="float">
            <text:p>-21.6875</text:p>
          </table:table-cell>
          <table:table-cell table:style-name="ce8" table:formula="of:=([.C13]+[.D13])/2" office:value-type="float" office:value="-21.71875" calcext:value-type="float">
            <text:p>-21.71875</text:p>
          </table:table-cell>
          <table:table-cell table:style-name="ce11" table:formula="of:=EXP(4-([.C13]^2))+3*[.C13]*COS(3-[.C13])-2*[.C13]+16" office:value-type="float" office:value="-1.02879513340315" calcext:value-type="float">
            <text:p>-1.0287951334</text:p>
          </table:table-cell>
          <table:table-cell table:style-name="ce11" table:formula="of:=EXP(4-([.D13]^2))+3*[.D13]*COS(3-[.D13])-2*[.D13]+16" office:value-type="float" office:value="0.655651303377724" calcext:value-type="float">
            <text:p>0.6556513034</text:p>
          </table:table-cell>
          <table:table-cell table:style-name="ce11" table:formula="of:=EXP(4-([.E13]^2))+3*[.E13]*COS(3-[.E13])-2*[.E13]+16" office:value-type="float" office:value="-0.214518183163499" calcext:value-type="float">
            <text:p>-0.2145181832</text:p>
          </table:table-cell>
          <table:table-cell table:style-name="ce14" table:formula="of:=ABS([.E13]-[.E12])"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IF([.F13]*[.H13]&lt;0;[.C13];[.E13])" office:value-type="float" office:value="-21.71875" calcext:value-type="float">
            <text:p>-21.71875</text:p>
          </table:table-cell>
          <table:table-cell table:style-name="ce1" table:formula="of:=IF([.G13]*[.H13]&lt;0;[.D13];[.E13])" office:value-type="float" office:value="-21.6875" calcext:value-type="float">
            <text:p>-21.6875</text:p>
          </table:table-cell>
          <table:table-cell table:style-name="ce8" table:formula="of:=([.C14]+[.D14])/2" office:value-type="float" office:value="-21.703125" calcext:value-type="float">
            <text:p>-21.703125</text:p>
          </table:table-cell>
          <table:table-cell table:style-name="ce11" table:formula="of:=EXP(4-([.C14]^2))+3*[.C14]*COS(3-[.C14])-2*[.C14]+16" office:value-type="float" office:value="-0.214518183163499" calcext:value-type="float">
            <text:p>-0.2145181832</text:p>
          </table:table-cell>
          <table:table-cell table:style-name="ce11" table:formula="of:=EXP(4-([.D14]^2))+3*[.D14]*COS(3-[.D14])-2*[.D14]+16" office:value-type="float" office:value="0.655651303377724" calcext:value-type="float">
            <text:p>0.6556513034</text:p>
          </table:table-cell>
          <table:table-cell table:style-name="ce11" table:formula="of:=EXP(4-([.E14]^2))+3*[.E14]*COS(3-[.E14])-2*[.E14]+16" office:value-type="float" office:value="0.213646104821919" calcext:value-type="float">
            <text:p>0.2136461048</text:p>
          </table:table-cell>
          <table:table-cell table:style-name="ce14" table:formula="of:=ABS([.E14]-[.E13])" office:value-type="float" office:value="0.015625" calcext:value-type="float">
            <text:p>0.0156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IF([.F14]*[.H14]&lt;0;[.C14];[.E14])" office:value-type="float" office:value="-21.71875" calcext:value-type="float">
            <text:p>-21.71875</text:p>
          </table:table-cell>
          <table:table-cell table:style-name="ce1" table:formula="of:=IF([.G14]*[.H14]&lt;0;[.D14];[.E14])" office:value-type="float" office:value="-21.703125" calcext:value-type="float">
            <text:p>-21.703125</text:p>
          </table:table-cell>
          <table:table-cell table:style-name="ce8" table:formula="of:=([.C15]+[.D15])/2" office:value-type="float" office:value="-21.7109375" calcext:value-type="float">
            <text:p>-21.7109375</text:p>
          </table:table-cell>
          <table:table-cell table:style-name="ce11" table:formula="of:=EXP(4-([.C15]^2))+3*[.C15]*COS(3-[.C15])-2*[.C15]+16" office:value-type="float" office:value="-0.214518183163499" calcext:value-type="float">
            <text:p>-0.2145181832</text:p>
          </table:table-cell>
          <table:table-cell table:style-name="ce11" table:formula="of:=EXP(4-([.D15]^2))+3*[.D15]*COS(3-[.D15])-2*[.D15]+16" office:value-type="float" office:value="0.213646104821919" calcext:value-type="float">
            <text:p>0.2136461048</text:p>
          </table:table-cell>
          <table:table-cell table:style-name="ce11" table:formula="of:=EXP(4-([.E15]^2))+3*[.E15]*COS(3-[.E15])-2*[.E15]+16" office:value-type="float" office:value="-0.00217454416849705" calcext:value-type="float">
            <text:p>-0.0021745442</text:p>
          </table:table-cell>
          <table:table-cell table:style-name="ce14" table:formula="of:=ABS([.E15]-[.E14])" office:value-type="float" office:value="0.0078125" calcext:value-type="float">
            <text:p>0.00781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IF([.F15]*[.H15]&lt;0;[.C15];[.E15])" office:value-type="float" office:value="-21.7109375" calcext:value-type="float">
            <text:p>-21.7109375</text:p>
          </table:table-cell>
          <table:table-cell table:style-name="ce1" table:formula="of:=IF([.G15]*[.H15]&lt;0;[.D15];[.E15])" office:value-type="float" office:value="-21.703125" calcext:value-type="float">
            <text:p>-21.703125</text:p>
          </table:table-cell>
          <table:table-cell table:style-name="ce8" table:formula="of:=([.C16]+[.D16])/2" office:value-type="float" office:value="-21.70703125" calcext:value-type="float">
            <text:p>-21.70703125</text:p>
          </table:table-cell>
          <table:table-cell table:style-name="ce11" table:formula="of:=EXP(4-([.C16]^2))+3*[.C16]*COS(3-[.C16])-2*[.C16]+16" office:value-type="float" office:value="-0.00217454416849705" calcext:value-type="float">
            <text:p>-0.0021745442</text:p>
          </table:table-cell>
          <table:table-cell table:style-name="ce11" table:formula="of:=EXP(4-([.D16]^2))+3*[.D16]*COS(3-[.D16])-2*[.D16]+16" office:value-type="float" office:value="0.213646104821919" calcext:value-type="float">
            <text:p>0.2136461048</text:p>
          </table:table-cell>
          <table:table-cell table:style-name="ce11" table:formula="of:=EXP(4-([.E16]^2))+3*[.E16]*COS(3-[.E16])-2*[.E16]+16" office:value-type="float" office:value="0.105302195074202" calcext:value-type="float">
            <text:p>0.1053021951</text:p>
          </table:table-cell>
          <table:table-cell table:style-name="ce14" table:formula="of:=ABS([.E16]-[.E15])" office:value-type="float" office:value="0.00390625" calcext:value-type="float">
            <text:p>0.003906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IF([.F16]*[.H16]&lt;0;[.C16];[.E16])" office:value-type="float" office:value="-21.7109375" calcext:value-type="float">
            <text:p>-21.7109375</text:p>
          </table:table-cell>
          <table:table-cell table:style-name="ce1" table:formula="of:=IF([.G16]*[.H16]&lt;0;[.D16];[.E16])" office:value-type="float" office:value="-21.70703125" calcext:value-type="float">
            <text:p>-21.70703125</text:p>
          </table:table-cell>
          <table:table-cell table:style-name="ce8" table:formula="of:=([.C17]+[.D17])/2" office:value-type="float" office:value="-21.708984375" calcext:value-type="float">
            <text:p>-21.708984375</text:p>
          </table:table-cell>
          <table:table-cell table:style-name="ce11" table:formula="of:=EXP(4-([.C17]^2))+3*[.C17]*COS(3-[.C17])-2*[.C17]+16" office:value-type="float" office:value="-0.00217454416849705" calcext:value-type="float">
            <text:p>-0.0021745442</text:p>
          </table:table-cell>
          <table:table-cell table:style-name="ce11" table:formula="of:=EXP(4-([.D17]^2))+3*[.D17]*COS(3-[.D17])-2*[.D17]+16" office:value-type="float" office:value="0.105302195074202" calcext:value-type="float">
            <text:p>0.1053021951</text:p>
          </table:table-cell>
          <table:table-cell table:style-name="ce11" table:formula="of:=EXP(4-([.E17]^2))+3*[.E17]*COS(3-[.E17])-2*[.E17]+16" office:value-type="float" office:value="0.0514552985197696" calcext:value-type="float">
            <text:p>0.0514552985</text:p>
          </table:table-cell>
          <table:table-cell table:style-name="ce14" table:formula="of:=ABS([.E17]-[.E16])" office:value-type="float" office:value="0.001953125" calcext:value-type="float">
            <text:p>0.0019531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IF([.F17]*[.H17]&lt;0;[.C17];[.E17])" office:value-type="float" office:value="-21.7109375" calcext:value-type="float">
            <text:p>-21.7109375</text:p>
          </table:table-cell>
          <table:table-cell table:style-name="ce1" table:formula="of:=IF([.G17]*[.H17]&lt;0;[.D17];[.E17])" office:value-type="float" office:value="-21.708984375" calcext:value-type="float">
            <text:p>-21.708984375</text:p>
          </table:table-cell>
          <table:table-cell table:style-name="ce8" table:formula="of:=([.C18]+[.D18])/2" office:value-type="float" office:value="-21.7099609375" calcext:value-type="float">
            <text:p>-21.7099609375</text:p>
          </table:table-cell>
          <table:table-cell table:style-name="ce11" table:formula="of:=EXP(4-([.C18]^2))+3*[.C18]*COS(3-[.C18])-2*[.C18]+16" office:value-type="float" office:value="-0.00217454416849705" calcext:value-type="float">
            <text:p>-0.0021745442</text:p>
          </table:table-cell>
          <table:table-cell table:style-name="ce11" table:formula="of:=EXP(4-([.D18]^2))+3*[.D18]*COS(3-[.D18])-2*[.D18]+16" office:value-type="float" office:value="0.0514552985197696" calcext:value-type="float">
            <text:p>0.0514552985</text:p>
          </table:table-cell>
          <table:table-cell table:style-name="ce11" table:formula="of:=EXP(4-([.E18]^2))+3*[.E18]*COS(3-[.E18])-2*[.E18]+16" office:value-type="float" office:value="0.0246132291581489" calcext:value-type="float">
            <text:p>0.0246132292</text:p>
          </table:table-cell>
          <table:table-cell table:style-name="ce14" table:formula="of:=ABS([.E18]-[.E17])" office:value-type="float" office:value="0.0009765625" calcext:value-type="float">
            <text:p>0.00097656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IF([.F18]*[.H18]&lt;0;[.C18];[.E18])" office:value-type="float" office:value="-21.7109375" calcext:value-type="float">
            <text:p>-21.7109375</text:p>
          </table:table-cell>
          <table:table-cell table:style-name="ce1" table:formula="of:=IF([.G18]*[.H18]&lt;0;[.D18];[.E18])" office:value-type="float" office:value="-21.7099609375" calcext:value-type="float">
            <text:p>-21.7099609375</text:p>
          </table:table-cell>
          <table:table-cell table:style-name="ce8" table:formula="of:=([.C19]+[.D19])/2" office:value-type="float" office:value="-21.71044921875" calcext:value-type="float">
            <text:p>-21.7104492188</text:p>
          </table:table-cell>
          <table:table-cell table:style-name="ce11" table:formula="of:=EXP(4-([.C19]^2))+3*[.C19]*COS(3-[.C19])-2*[.C19]+16" office:value-type="float" office:value="-0.00217454416849705" calcext:value-type="float">
            <text:p>-0.0021745442</text:p>
          </table:table-cell>
          <table:table-cell table:style-name="ce11" table:formula="of:=EXP(4-([.D19]^2))+3*[.D19]*COS(3-[.D19])-2*[.D19]+16" office:value-type="float" office:value="0.0246132291581489" calcext:value-type="float">
            <text:p>0.0246132292</text:p>
          </table:table-cell>
          <table:table-cell table:style-name="ce11" table:formula="of:=EXP(4-([.E19]^2))+3*[.E19]*COS(3-[.E19])-2*[.E19]+16" office:value-type="float" office:value="0.0112125534576393" calcext:value-type="float">
            <text:p>0.0112125535</text:p>
          </table:table-cell>
          <table:table-cell table:style-name="ce14" table:formula="of:=ABS([.E19]-[.E18])" office:value-type="float" office:value="0.00048828125" calcext:value-type="float">
            <text:p>0.000488281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IF([.F19]*[.H19]&lt;0;[.C19];[.E19])" office:value-type="float" office:value="-21.7109375" calcext:value-type="float">
            <text:p>-21.7109375</text:p>
          </table:table-cell>
          <table:table-cell table:style-name="ce1" table:formula="of:=IF([.G19]*[.H19]&lt;0;[.D19];[.E19])" office:value-type="float" office:value="-21.71044921875" calcext:value-type="float">
            <text:p>-21.7104492188</text:p>
          </table:table-cell>
          <table:table-cell table:style-name="ce8" table:formula="of:=([.C20]+[.D20])/2" office:value-type="float" office:value="-21.710693359375" calcext:value-type="float">
            <text:p>-21.7106933594</text:p>
          </table:table-cell>
          <table:table-cell table:style-name="ce11" table:formula="of:=EXP(4-([.C20]^2))+3*[.C20]*COS(3-[.C20])-2*[.C20]+16" office:value-type="float" office:value="-0.00217454416849705" calcext:value-type="float">
            <text:p>-0.0021745442</text:p>
          </table:table-cell>
          <table:table-cell table:style-name="ce11" table:formula="of:=EXP(4-([.D20]^2))+3*[.D20]*COS(3-[.D20])-2*[.D20]+16" office:value-type="float" office:value="0.0112125534576393" calcext:value-type="float">
            <text:p>0.0112125535</text:p>
          </table:table-cell>
          <table:table-cell table:style-name="ce11" table:formula="of:=EXP(4-([.E20]^2))+3*[.E20]*COS(3-[.E20])-2*[.E20]+16" office:value-type="float" office:value="0.00451730713134424" calcext:value-type="float">
            <text:p>0.0045173071</text:p>
          </table:table-cell>
          <table:table-cell table:style-name="ce14" table:formula="of:=ABS([.E20]-[.E19])" office:value-type="float" office:value="0.000244140625" calcext:value-type="float">
            <text:p>0.00024414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IF([.F20]*[.H20]&lt;0;[.C20];[.E20])" office:value-type="float" office:value="-21.7109375" calcext:value-type="float">
            <text:p>-21.7109375</text:p>
          </table:table-cell>
          <table:table-cell table:style-name="ce1" table:formula="of:=IF([.G20]*[.H20]&lt;0;[.D20];[.E20])" office:value-type="float" office:value="-21.710693359375" calcext:value-type="float">
            <text:p>-21.7106933594</text:p>
          </table:table-cell>
          <table:table-cell table:style-name="ce8" table:formula="of:=([.C21]+[.D21])/2" office:value-type="float" office:value="-21.7108154296875" calcext:value-type="float">
            <text:p>-21.7108154297</text:p>
          </table:table-cell>
          <table:table-cell table:style-name="ce11" table:formula="of:=EXP(4-([.C21]^2))+3*[.C21]*COS(3-[.C21])-2*[.C21]+16" office:value-type="float" office:value="-0.00217454416849705" calcext:value-type="float">
            <text:p>-0.0021745442</text:p>
          </table:table-cell>
          <table:table-cell table:style-name="ce11" table:formula="of:=EXP(4-([.D21]^2))+3*[.D21]*COS(3-[.D21])-2*[.D21]+16" office:value-type="float" office:value="0.00451730713134424" calcext:value-type="float">
            <text:p>0.0045173071</text:p>
          </table:table-cell>
          <table:table-cell table:style-name="ce11" table:formula="of:=EXP(4-([.E21]^2))+3*[.E21]*COS(3-[.E21])-2*[.E21]+16" office:value-type="float" office:value="0.00117095707138049" calcext:value-type="float">
            <text:p>0.0011709571</text:p>
          </table:table-cell>
          <table:table-cell table:style-name="ce14" table:formula="of:=ABS([.E21]-[.E20])" office:value-type="float" office:value="0.0001220703125" calcext:value-type="float">
            <text:p>0.000122070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IF([.F21]*[.H21]&lt;0;[.C21];[.E21])" office:value-type="float" office:value="-21.7109375" calcext:value-type="float">
            <text:p>-21.7109375</text:p>
          </table:table-cell>
          <table:table-cell table:style-name="ce1" table:formula="of:=IF([.G21]*[.H21]&lt;0;[.D21];[.E21])" office:value-type="float" office:value="-21.7108154296875" calcext:value-type="float">
            <text:p>-21.7108154297</text:p>
          </table:table-cell>
          <table:table-cell table:style-name="ce8" table:formula="of:=([.C22]+[.D22])/2" office:value-type="float" office:value="-21.7108764648437" calcext:value-type="float">
            <text:p>-21.7108764648</text:p>
          </table:table-cell>
          <table:table-cell table:style-name="ce11" table:formula="of:=EXP(4-([.C22]^2))+3*[.C22]*COS(3-[.C22])-2*[.C22]+16" office:value-type="float" office:value="-0.00217454416849705" calcext:value-type="float">
            <text:p>-0.0021745442</text:p>
          </table:table-cell>
          <table:table-cell table:style-name="ce11" table:formula="of:=EXP(4-([.D22]^2))+3*[.D22]*COS(3-[.D22])-2*[.D22]+16" office:value-type="float" office:value="0.00117095707138049" calcext:value-type="float">
            <text:p>0.0011709571</text:p>
          </table:table-cell>
          <table:table-cell table:style-name="ce11" table:formula="of:=EXP(4-([.E22]^2))+3*[.E22]*COS(3-[.E22])-2*[.E22]+16" office:value-type="float" office:value="-0.000501899655034777" calcext:value-type="float">
            <text:p>-0.0005018997</text:p>
          </table:table-cell>
          <table:table-cell table:style-name="ce14" table:formula="of:=ABS([.E22]-[.E21])" office:value-type="float" office:value="0.00006103515625" calcext:value-type="float">
            <text:p>6.103515625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IF([.F22]*[.H22]&lt;0;[.C22];[.E22])" office:value-type="float" office:value="-21.7108764648437" calcext:value-type="float">
            <text:p>-21.7108764648</text:p>
          </table:table-cell>
          <table:table-cell table:style-name="ce1" table:formula="of:=IF([.G22]*[.H22]&lt;0;[.D22];[.E22])" office:value-type="float" office:value="-21.7108154296875" calcext:value-type="float">
            <text:p>-21.7108154297</text:p>
          </table:table-cell>
          <table:table-cell table:style-name="ce8" table:formula="of:=([.C23]+[.D23])/2" office:value-type="float" office:value="-21.7108459472656" calcext:value-type="float">
            <text:p>-21.7108459473</text:p>
          </table:table-cell>
          <table:table-cell table:style-name="ce11" table:formula="of:=EXP(4-([.C23]^2))+3*[.C23]*COS(3-[.C23])-2*[.C23]+16" office:value-type="float" office:value="-0.000501899655034777" calcext:value-type="float">
            <text:p>-0.0005018997</text:p>
          </table:table-cell>
          <table:table-cell table:style-name="ce11" table:formula="of:=EXP(4-([.D23]^2))+3*[.D23]*COS(3-[.D23])-2*[.D23]+16" office:value-type="float" office:value="0.00117095707138049" calcext:value-type="float">
            <text:p>0.0011709571</text:p>
          </table:table-cell>
          <table:table-cell table:style-name="ce11" table:formula="of:=EXP(4-([.E23]^2))+3*[.E23]*COS(3-[.E23])-2*[.E23]+16" office:value-type="float" office:value="0.000334502182049334" calcext:value-type="float">
            <text:p>0.0003345022</text:p>
          </table:table-cell>
          <table:table-cell table:style-name="ce14" table:formula="of:=ABS([.E23]-[.E22])" office:value-type="float" office:value="0.000030517578125" calcext:value-type="float">
            <text:p>3.0517578125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IF([.F23]*[.H23]&lt;0;[.C23];[.E23])" office:value-type="float" office:value="-21.7108764648437" calcext:value-type="float">
            <text:p>-21.7108764648</text:p>
          </table:table-cell>
          <table:table-cell table:style-name="ce1" table:formula="of:=IF([.G23]*[.H23]&lt;0;[.D23];[.E23])" office:value-type="float" office:value="-21.7108459472656" calcext:value-type="float">
            <text:p>-21.7108459473</text:p>
          </table:table-cell>
          <table:table-cell table:style-name="ce8" table:formula="of:=([.C24]+[.D24])/2" office:value-type="float" office:value="-21.7108612060547" calcext:value-type="float">
            <text:p>-21.7108612061</text:p>
          </table:table-cell>
          <table:table-cell table:style-name="ce11" table:formula="of:=EXP(4-([.C24]^2))+3*[.C24]*COS(3-[.C24])-2*[.C24]+16" office:value-type="float" office:value="-0.000501899655034777" calcext:value-type="float">
            <text:p>-0.0005018997</text:p>
          </table:table-cell>
          <table:table-cell table:style-name="ce11" table:formula="of:=EXP(4-([.D24]^2))+3*[.D24]*COS(3-[.D24])-2*[.D24]+16" office:value-type="float" office:value="0.000334502182049334" calcext:value-type="float">
            <text:p>0.0003345022</text:p>
          </table:table-cell>
          <table:table-cell table:style-name="ce11" table:formula="of:=EXP(4-([.E24]^2))+3*[.E24]*COS(3-[.E24])-2*[.E24]+16" office:value-type="float" office:value="-0.0000837053680911026" calcext:value-type="float">
            <text:p>-8.37053680911026E-05</text:p>
          </table:table-cell>
          <table:table-cell table:style-name="ce14" table:formula="of:=ABS([.E24]-[.E23])" office:value-type="float" office:value="0.0000152587890625" calcext:value-type="float">
            <text:p>1.52587890625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IF([.F24]*[.H24]&lt;0;[.C24];[.E24])" office:value-type="float" office:value="-21.7108612060547" calcext:value-type="float">
            <text:p>-21.7108612061</text:p>
          </table:table-cell>
          <table:table-cell table:style-name="ce1" table:formula="of:=IF([.G24]*[.H24]&lt;0;[.D24];[.E24])" office:value-type="float" office:value="-21.7108459472656" calcext:value-type="float">
            <text:p>-21.7108459473</text:p>
          </table:table-cell>
          <table:table-cell table:style-name="ce8" table:formula="of:=([.C25]+[.D25])/2" office:value-type="float" office:value="-21.7108535766602" calcext:value-type="float">
            <text:p>-21.7108535767</text:p>
          </table:table-cell>
          <table:table-cell table:style-name="ce11" table:formula="of:=EXP(4-([.C25]^2))+3*[.C25]*COS(3-[.C25])-2*[.C25]+16" office:value-type="float" office:value="-0.0000837053680911026" calcext:value-type="float">
            <text:p>-8.37053680911026E-05</text:p>
          </table:table-cell>
          <table:table-cell table:style-name="ce11" table:formula="of:=EXP(4-([.D25]^2))+3*[.D25]*COS(3-[.D25])-2*[.D25]+16" office:value-type="float" office:value="0.000334502182049334" calcext:value-type="float">
            <text:p>0.0003345022</text:p>
          </table:table-cell>
          <table:table-cell table:style-name="ce11" table:formula="of:=EXP(4-([.E25]^2))+3*[.E25]*COS(3-[.E25])-2*[.E25]+16" office:value-type="float" office:value="0.000125396749091067" calcext:value-type="float">
            <text:p>0.0001253967</text:p>
          </table:table-cell>
          <table:table-cell table:style-name="ce14" table:formula="of:=ABS([.E25]-[.E24])" office:value-type="float" office:value="0.00000762939453125" calcext:value-type="float">
            <text:p>7.62939453125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IF([.F25]*[.H25]&lt;0;[.C25];[.E25])" office:value-type="float" office:value="-21.7108612060547" calcext:value-type="float">
            <text:p>-21.7108612061</text:p>
          </table:table-cell>
          <table:table-cell table:style-name="ce1" table:formula="of:=IF([.G25]*[.H25]&lt;0;[.D25];[.E25])" office:value-type="float" office:value="-21.7108535766602" calcext:value-type="float">
            <text:p>-21.7108535767</text:p>
          </table:table-cell>
          <table:table-cell table:style-name="ce8" table:formula="of:=([.C26]+[.D26])/2" office:value-type="float" office:value="-21.7108573913574" calcext:value-type="float">
            <text:p>-21.7108573914</text:p>
          </table:table-cell>
          <table:table-cell table:style-name="ce11" table:formula="of:=EXP(4-([.C26]^2))+3*[.C26]*COS(3-[.C26])-2*[.C26]+16" office:value-type="float" office:value="-0.0000837053680911026" calcext:value-type="float">
            <text:p>-8.37053680911026E-05</text:p>
          </table:table-cell>
          <table:table-cell table:style-name="ce11" table:formula="of:=EXP(4-([.D26]^2))+3*[.D26]*COS(3-[.D26])-2*[.D26]+16" office:value-type="float" office:value="0.000125396749091067" calcext:value-type="float">
            <text:p>0.0001253967</text:p>
          </table:table-cell>
          <table:table-cell table:style-name="ce11" table:formula="of:=EXP(4-([.E26]^2))+3*[.E26]*COS(3-[.E26])-2*[.E26]+16" office:value-type="float" office:value="0.0000208452760261935" calcext:value-type="float">
            <text:p>2.08452760261935E-05</text:p>
          </table:table-cell>
          <table:table-cell table:style-name="ce14" table:formula="of:=ABS([.E26]-[.E25])" office:value-type="float" office:value="0.000003814697265625" calcext:value-type="float">
            <text:p>3.814697265625E-0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19" calcext:value-type="float">
            <text:p>19</text:p>
          </table:table-cell>
          <table:table-cell table:style-name="ce1" table:formula="of:=IF([.F26]*[.H26]&lt;0;[.C26];[.E26])" office:value-type="float" office:value="-21.7108612060547" calcext:value-type="float">
            <text:p>-21.7108612061</text:p>
          </table:table-cell>
          <table:table-cell table:style-name="ce1" table:formula="of:=IF([.G26]*[.H26]&lt;0;[.D26];[.E26])" office:value-type="float" office:value="-21.7108573913574" calcext:value-type="float">
            <text:p>-21.7108573914</text:p>
          </table:table-cell>
          <table:table-cell table:style-name="ce8" table:formula="of:=([.C27]+[.D27])/2" office:value-type="float" office:value="-21.7108592987061" calcext:value-type="float">
            <text:p>-21.7108592987</text:p>
          </table:table-cell>
          <table:table-cell table:style-name="ce11" table:formula="of:=EXP(4-([.C27]^2))+3*[.C27]*COS(3-[.C27])-2*[.C27]+16" office:value-type="float" office:value="-0.0000837053680911026" calcext:value-type="float">
            <text:p>-8.37053680911026E-05</text:p>
          </table:table-cell>
          <table:table-cell table:style-name="ce11" table:formula="of:=EXP(4-([.D27]^2))+3*[.D27]*COS(3-[.D27])-2*[.D27]+16" office:value-type="float" office:value="0.0000208452760261935" calcext:value-type="float">
            <text:p>2.08452760261935E-05</text:p>
          </table:table-cell>
          <table:table-cell table:style-name="ce11" table:formula="of:=EXP(4-([.E27]^2))+3*[.E27]*COS(3-[.E27])-2*[.E27]+16" office:value-type="float" office:value="-0.000031430149647349" calcext:value-type="float">
            <text:p>-3.1430149647349E-05</text:p>
          </table:table-cell>
          <table:table-cell table:style-name="ce14" table:formula="of:=ABS([.E27]-[.E26])" office:value-type="float" office:value="0.0000019073486328125" calcext:value-type="float">
            <text:p>1.9073486328125E-06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table:formula="of:=IF([.F27]*[.H27]&lt;0;[.C27];[.E27])" office:value-type="float" office:value="-21.7108592987061" calcext:value-type="float">
            <text:p>-21.7108592987</text:p>
          </table:table-cell>
          <table:table-cell table:style-name="ce1" table:formula="of:=IF([.G27]*[.H27]&lt;0;[.D27];[.E27])" office:value-type="float" office:value="-21.7108573913574" calcext:value-type="float">
            <text:p>-21.7108573914</text:p>
          </table:table-cell>
          <table:table-cell table:style-name="ce8" table:formula="of:=([.C28]+[.D28])/2" office:value-type="float" office:value="-21.7108583450317" calcext:value-type="float">
            <text:p>-21.710858345</text:p>
          </table:table-cell>
          <table:table-cell table:style-name="ce11" table:formula="of:=EXP(4-([.C28]^2))+3*[.C28]*COS(3-[.C28])-2*[.C28]+16" office:value-type="float" office:value="-0.000031430149647349" calcext:value-type="float">
            <text:p>-3.1430149647349E-05</text:p>
          </table:table-cell>
          <table:table-cell table:style-name="ce11" table:formula="of:=EXP(4-([.D28]^2))+3*[.D28]*COS(3-[.D28])-2*[.D28]+16" office:value-type="float" office:value="0.0000208452760261935" calcext:value-type="float">
            <text:p>2.08452760261935E-05</text:p>
          </table:table-cell>
          <table:table-cell table:style-name="ce11" table:formula="of:=EXP(4-([.E28]^2))+3*[.E28]*COS(3-[.E28])-2*[.E28]+16" office:value-type="float" office:value="-0.00000529246271696593" calcext:value-type="float">
            <text:p>-5.29246271696593E-06</text:p>
          </table:table-cell>
          <table:table-cell table:style-name="ce14" table:formula="of:=ABS([.E28]-[.E27])" office:value-type="float" office:value="0.00000095367431640625" calcext:value-type="float">
            <text:p>9.5367431640625E-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1" calcext:value-type="float">
            <text:p>21</text:p>
          </table:table-cell>
          <table:table-cell table:style-name="ce1" table:formula="of:=IF([.F28]*[.H28]&lt;0;[.C28];[.E28])" office:value-type="float" office:value="-21.7108583450317" calcext:value-type="float">
            <text:p>-21.710858345</text:p>
          </table:table-cell>
          <table:table-cell table:style-name="ce1" table:formula="of:=IF([.G28]*[.H28]&lt;0;[.D28];[.E28])" office:value-type="float" office:value="-21.7108573913574" calcext:value-type="float">
            <text:p>-21.7108573914</text:p>
          </table:table-cell>
          <table:table-cell table:style-name="ce8" table:formula="of:=([.C29]+[.D29])/2" office:value-type="float" office:value="-21.7108578681946" calcext:value-type="float">
            <text:p>-21.7108578682</text:p>
          </table:table-cell>
          <table:table-cell table:style-name="ce11" table:formula="of:=EXP(4-([.C29]^2))+3*[.C29]*COS(3-[.C29])-2*[.C29]+16" office:value-type="float" office:value="-0.00000529246271696593" calcext:value-type="float">
            <text:p>-5.29246271696593E-06</text:p>
          </table:table-cell>
          <table:table-cell table:style-name="ce11" table:formula="of:=EXP(4-([.D29]^2))+3*[.D29]*COS(3-[.D29])-2*[.D29]+16" office:value-type="float" office:value="0.0000208452760261935" calcext:value-type="float">
            <text:p>2.08452760261935E-05</text:p>
          </table:table-cell>
          <table:table-cell table:style-name="ce11" table:formula="of:=EXP(4-([.E29]^2))+3*[.E29]*COS(3-[.E29])-2*[.E29]+16" office:value-type="float" office:value="0.00000777640018156944" calcext:value-type="float">
            <text:p>7.77640018156944E-06</text:p>
          </table:table-cell>
          <table:table-cell table:style-name="ce14" table:formula="of:=ABS([.E29]-[.E28])" office:value-type="float" office:value="0.000000476837158203125" calcext:value-type="float">
            <text:p>4.76837158203125E-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2" calcext:value-type="float">
            <text:p>22</text:p>
          </table:table-cell>
          <table:table-cell table:style-name="ce1" table:formula="of:=IF([.F29]*[.H29]&lt;0;[.C29];[.E29])" office:value-type="float" office:value="-21.7108583450317" calcext:value-type="float">
            <text:p>-21.710858345</text:p>
          </table:table-cell>
          <table:table-cell table:style-name="ce1" table:formula="of:=IF([.G29]*[.H29]&lt;0;[.D29];[.E29])" office:value-type="float" office:value="-21.7108578681946" calcext:value-type="float">
            <text:p>-21.7108578682</text:p>
          </table:table-cell>
          <table:table-cell table:style-name="ce8" table:formula="of:=([.C30]+[.D30])/2" office:value-type="float" office:value="-21.7108581066132" calcext:value-type="float">
            <text:p>-21.7108581066</text:p>
          </table:table-cell>
          <table:table-cell table:style-name="ce11" table:formula="of:=EXP(4-([.C30]^2))+3*[.C30]*COS(3-[.C30])-2*[.C30]+16" office:value-type="float" office:value="-0.00000529246271696593" calcext:value-type="float">
            <text:p>-5.29246271696593E-06</text:p>
          </table:table-cell>
          <table:table-cell table:style-name="ce11" table:formula="of:=EXP(4-([.D30]^2))+3*[.D30]*COS(3-[.D30])-2*[.D30]+16" office:value-type="float" office:value="0.00000777640018156944" calcext:value-type="float">
            <text:p>7.77640018156944E-06</text:p>
          </table:table-cell>
          <table:table-cell table:style-name="ce11" table:formula="of:=EXP(4-([.E30]^2))+3*[.E30]*COS(3-[.E30])-2*[.E30]+16" office:value-type="float" office:value="0.00000124196711226432" calcext:value-type="float">
            <text:p>0.000001242</text:p>
          </table:table-cell>
          <table:table-cell table:style-name="ce14" table:formula="of:=ABS([.E30]-[.E29])" office:value-type="float" office:value="0.000000238418579101562" calcext:value-type="float">
            <text:p>2.38418579101562E-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3" calcext:value-type="float">
            <text:p>23</text:p>
          </table:table-cell>
          <table:table-cell table:style-name="ce1" table:formula="of:=IF([.F30]*[.H30]&lt;0;[.C30];[.E30])" office:value-type="float" office:value="-21.7108583450317" calcext:value-type="float">
            <text:p>-21.710858345</text:p>
          </table:table-cell>
          <table:table-cell table:style-name="ce1" table:formula="of:=IF([.G30]*[.H30]&lt;0;[.D30];[.E30])" office:value-type="float" office:value="-21.7108581066132" calcext:value-type="float">
            <text:p>-21.7108581066</text:p>
          </table:table-cell>
          <table:table-cell table:style-name="ce8" table:formula="of:=([.C31]+[.D31])/2" office:value-type="float" office:value="-21.7108582258224" calcext:value-type="float">
            <text:p>-21.7108582258</text:p>
          </table:table-cell>
          <table:table-cell table:style-name="ce11" table:formula="of:=EXP(4-([.C31]^2))+3*[.C31]*COS(3-[.C31])-2*[.C31]+16" office:value-type="float" office:value="-0.00000529246271696593" calcext:value-type="float">
            <text:p>-5.29246271696593E-06</text:p>
          </table:table-cell>
          <table:table-cell table:style-name="ce11" table:formula="of:=EXP(4-([.D31]^2))+3*[.D31]*COS(3-[.D31])-2*[.D31]+16" office:value-type="float" office:value="0.00000124196711226432" calcext:value-type="float">
            <text:p>0.000001242</text:p>
          </table:table-cell>
          <table:table-cell table:style-name="ce11" table:formula="of:=EXP(4-([.E31]^2))+3*[.E31]*COS(3-[.E31])-2*[.E31]+16" office:value-type="float" office:value="-0.00000202524820736016" calcext:value-type="float">
            <text:p>-2.02524820736016E-06</text:p>
          </table:table-cell>
          <table:table-cell table:style-name="ce14" table:formula="of:=ABS([.E31]-[.E30])" office:value-type="float" office:value="0.000000119209289550781" calcext:value-type="float">
            <text:p>1.19209289550781E-07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4" calcext:value-type="float">
            <text:p>24</text:p>
          </table:table-cell>
          <table:table-cell table:style-name="ce1" table:formula="of:=IF([.F31]*[.H31]&lt;0;[.C31];[.E31])" office:value-type="float" office:value="-21.7108582258224" calcext:value-type="float">
            <text:p>-21.7108582258</text:p>
          </table:table-cell>
          <table:table-cell table:style-name="ce1" table:formula="of:=IF([.G31]*[.H31]&lt;0;[.D31];[.E31])" office:value-type="float" office:value="-21.7108581066132" calcext:value-type="float">
            <text:p>-21.7108581066</text:p>
          </table:table-cell>
          <table:table-cell table:style-name="ce8" table:formula="of:=([.C32]+[.D32])/2" office:value-type="float" office:value="-21.7108581662178" calcext:value-type="float">
            <text:p>-21.7108581662</text:p>
          </table:table-cell>
          <table:table-cell table:style-name="ce11" table:formula="of:=EXP(4-([.C32]^2))+3*[.C32]*COS(3-[.C32])-2*[.C32]+16" office:value-type="float" office:value="-0.00000202524820736016" calcext:value-type="float">
            <text:p>-2.02524820736016E-06</text:p>
          </table:table-cell>
          <table:table-cell table:style-name="ce11" table:formula="of:=EXP(4-([.D32]^2))+3*[.D32]*COS(3-[.D32])-2*[.D32]+16" office:value-type="float" office:value="0.00000124196711226432" calcext:value-type="float">
            <text:p>0.000001242</text:p>
          </table:table-cell>
          <table:table-cell table:style-name="ce11" table:formula="of:=EXP(4-([.E32]^2))+3*[.E32]*COS(3-[.E32])-2*[.E32]+16" office:value-type="float" office:value="-0.000000391640647023905" calcext:value-type="float">
            <text:p>-3.91640647023905E-07</text:p>
          </table:table-cell>
          <table:table-cell table:style-name="ce14" table:formula="of:=ABS([.E32]-[.E31])" office:value-type="float" office:value="0.0000000596046447753906" calcext:value-type="float">
            <text:p>5.96046447753906E-0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5" calcext:value-type="float">
            <text:p>25</text:p>
          </table:table-cell>
          <table:table-cell table:style-name="ce1" table:formula="of:=IF([.F32]*[.H32]&lt;0;[.C32];[.E32])" office:value-type="float" office:value="-21.7108581662178" calcext:value-type="float">
            <text:p>-21.7108581662</text:p>
          </table:table-cell>
          <table:table-cell table:style-name="ce1" table:formula="of:=IF([.G32]*[.H32]&lt;0;[.D32];[.E32])" office:value-type="float" office:value="-21.7108581066132" calcext:value-type="float">
            <text:p>-21.7108581066</text:p>
          </table:table-cell>
          <table:table-cell table:style-name="ce8" table:formula="of:=([.C33]+[.D33])/2" office:value-type="float" office:value="-21.7108581364155" calcext:value-type="float">
            <text:p>-21.7108581364</text:p>
          </table:table-cell>
          <table:table-cell table:style-name="ce11" table:formula="of:=EXP(4-([.C33]^2))+3*[.C33]*COS(3-[.C33])-2*[.C33]+16" office:value-type="float" office:value="-0.000000391640647023905" calcext:value-type="float">
            <text:p>-3.91640647023905E-07</text:p>
          </table:table-cell>
          <table:table-cell table:style-name="ce11" table:formula="of:=EXP(4-([.D33]^2))+3*[.D33]*COS(3-[.D33])-2*[.D33]+16" office:value-type="float" office:value="0.00000124196711226432" calcext:value-type="float">
            <text:p>0.000001242</text:p>
          </table:table-cell>
          <table:table-cell table:style-name="ce11" table:formula="of:=EXP(4-([.E33]^2))+3*[.E33]*COS(3-[.E33])-2*[.E33]+16" office:value-type="float" office:value="0.000000425163207751211" calcext:value-type="float">
            <text:p>4.25163207751211E-07</text:p>
          </table:table-cell>
          <table:table-cell table:style-name="ce14" table:formula="of:=ABS([.E33]-[.E32])" office:value-type="float" office:value="0.0000000298023223876953" calcext:value-type="float">
            <text:p>2.98023223876953E-0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6" calcext:value-type="float">
            <text:p>26</text:p>
          </table:table-cell>
          <table:table-cell table:style-name="ce1" table:formula="of:=IF([.F33]*[.H33]&lt;0;[.C33];[.E33])" office:value-type="float" office:value="-21.7108581662178" calcext:value-type="float">
            <text:p>-21.7108581662</text:p>
          </table:table-cell>
          <table:table-cell table:style-name="ce1" table:formula="of:=IF([.G33]*[.H33]&lt;0;[.D33];[.E33])" office:value-type="float" office:value="-21.7108581364155" calcext:value-type="float">
            <text:p>-21.7108581364</text:p>
          </table:table-cell>
          <table:table-cell table:style-name="ce8" table:formula="of:=([.C34]+[.D34])/2" office:value-type="float" office:value="-21.7108581513166" calcext:value-type="float">
            <text:p>-21.7108581513</text:p>
          </table:table-cell>
          <table:table-cell table:style-name="ce11" table:formula="of:=EXP(4-([.C34]^2))+3*[.C34]*COS(3-[.C34])-2*[.C34]+16" office:value-type="float" office:value="-0.000000391640647023905" calcext:value-type="float">
            <text:p>-3.91640647023905E-07</text:p>
          </table:table-cell>
          <table:table-cell table:style-name="ce11" table:formula="of:=EXP(4-([.D34]^2))+3*[.D34]*COS(3-[.D34])-2*[.D34]+16" office:value-type="float" office:value="0.000000425163207751211" calcext:value-type="float">
            <text:p>4.25163207751211E-07</text:p>
          </table:table-cell>
          <table:table-cell table:style-name="ce11" table:formula="of:=EXP(4-([.E34]^2))+3*[.E34]*COS(3-[.E34])-2*[.E34]+16" office:value-type="float" office:value="0.0000000167612768109393" calcext:value-type="float">
            <text:p>1.67612768109393E-08</text:p>
          </table:table-cell>
          <table:table-cell table:style-name="ce14" table:formula="of:=ABS([.E34]-[.E33])" office:value-type="float" office:value="0.0000000149011611938477" calcext:value-type="float">
            <text:p>1.49011611938477E-08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office:value-type="float" office:value="27" calcext:value-type="float">
            <text:p>27</text:p>
          </table:table-cell>
          <table:table-cell table:style-name="ce1" table:formula="of:=IF([.F34]*[.H34]&lt;0;[.C34];[.E34])" office:value-type="float" office:value="-21.7108581662178" calcext:value-type="float">
            <text:p>-21.7108581662</text:p>
          </table:table-cell>
          <table:table-cell table:style-name="ce1" table:formula="of:=IF([.G34]*[.H34]&lt;0;[.D34];[.E34])" office:value-type="float" office:value="-21.7108581513166" calcext:value-type="float">
            <text:p>-21.7108581513</text:p>
          </table:table-cell>
          <table:table-cell table:style-name="ce8" table:formula="of:=([.C35]+[.D35])/2" office:value-type="float" office:value="-21.7108581587672" calcext:value-type="float">
            <text:p>-21.7108581588</text:p>
          </table:table-cell>
          <table:table-cell table:style-name="ce11" table:formula="of:=EXP(4-([.C35]^2))+3*[.C35]*COS(3-[.C35])-2*[.C35]+16" office:value-type="float" office:value="-0.000000391640647023905" calcext:value-type="float">
            <text:p>-3.91640647023905E-07</text:p>
          </table:table-cell>
          <table:table-cell table:style-name="ce11" table:formula="of:=EXP(4-([.D35]^2))+3*[.D35]*COS(3-[.D35])-2*[.D35]+16" office:value-type="float" office:value="0.0000000167612768109393" calcext:value-type="float">
            <text:p>1.67612768109393E-08</text:p>
          </table:table-cell>
          <table:table-cell table:style-name="ce12" table:formula="of:=EXP(4-([.E35]^2))+3*[.E35]*COS(3-[.E35])-2*[.E35]+16" office:value-type="float" office:value="-0.000000187439681553769" calcext:value-type="float">
            <text:p>-1.87439681553769E-07</text:p>
          </table:table-cell>
          <table:table-cell table:style-name="ce14" table:formula="of:=ABS([.E35]-[.E34])" office:value-type="float" office:value="0.00000000745058059692383" calcext:value-type="float">
            <text:p>7.45058059692383E-0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3"/>
          <table:table-cell table:style-name="ce9" office:value-type="float" office:value="-21.710858151" calcext:value-type="float">
            <text:p>-21.710858151</text:p>
          </table:table-cell>
          <table:table-cell table:style-name="ce4" table:number-columns-repeated="2"/>
          <table:table-cell table:style-name="ce12" table:formula="of:=EXP(4-([.E36]^2))+3*[.E36]*COS(3-[.E36])-2*[.E36]+16" office:value-type="float" office:value="0.0000000254396184118377" calcext:value-type="float">
            <text:p>2.54396184118377E-08</text:p>
          </table:table-cell>
          <table:table-cell table:style-name="ce17" table:formula="of:=ABS([.E36]-[.E35])" office:value-type="float" office:value="0.00000000776722330897428" calcext:value-type="float">
            <text:p>7.76722330897428E-09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table:number-columns-repeated="7"/>
          <table:table-cell table:style-name="ce13"/>
          <table:table-cell table:number-columns-repeated="1015"/>
        </table:table-row>
        <table:table-row table:style-name="ro1">
          <table:table-cell/>
          <table:table-cell table:style-name="ce1" office:value-type="string" calcext:value-type="string">
            <text:p>iter</text:p>
          </table:table-cell>
          <table:table-cell table:style-name="ce4" office:value-type="string" calcext:value-type="string">
            <text:p>xi</text:p>
          </table:table-cell>
          <table:table-cell table:style-name="ce4" office:value-type="string" calcext:value-type="string">
            <text:p>xs</text:p>
          </table:table-cell>
          <table:table-cell table:style-name="ce4" office:value-type="string" calcext:value-type="string">
            <text:p>xm</text:p>
          </table:table-cell>
          <table:table-cell table:style-name="ce4" office:value-type="string" calcext:value-type="string">
            <text:p>fx_i</text:p>
          </table:table-cell>
          <table:table-cell table:style-name="ce4" office:value-type="string" calcext:value-type="string">
            <text:p>fx_s</text:p>
          </table:table-cell>
          <table:table-cell table:style-name="ce4" office:value-type="string" calcext:value-type="string">
            <text:p>fx_m</text:p>
          </table:table-cell>
          <table:table-cell table:style-name="ce4" office:value-type="string" calcext:value-type="string">
            <text:p>Err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" calcext:value-type="float">
            <text:p>1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5.5" calcext:value-type="float">
            <text:p>5.5</text:p>
          </table:table-cell>
          <table:table-cell table:style-name="ce8" table:formula="of:=([.C39]+[.D39])/2" office:value-type="float" office:value="5" calcext:value-type="float">
            <text:p>5</text:p>
          </table:table-cell>
          <table:table-cell table:style-name="ce11" table:formula="of:=EXP(4-([.C39]^2))+3*[.C39]*COS(3-[.C39])-2*[.C39]+16" office:value-type="float" office:value="7.95495231015647" calcext:value-type="float">
            <text:p>7.9549523102</text:p>
          </table:table-cell>
          <table:table-cell table:style-name="ce11" table:formula="of:=EXP(4-([.D39]^2))+3*[.D39]*COS(3-[.D39])-2*[.D39]+16" office:value-type="float" office:value="-8.21886965652043" calcext:value-type="float">
            <text:p>-8.2188696565</text:p>
          </table:table-cell>
          <table:table-cell table:style-name="ce11" table:formula="of:=EXP(4-([.E39]^2))+3*[.E39]*COS(3-[.E39])-2*[.E39]+16" office:value-type="float" office:value="-0.24220254744888" calcext:value-type="float">
            <text:p>-0.2422025474</text:p>
          </table:table-cell>
          <table:table-cell table:style-name="ce13"/>
          <table:table-cell table:number-columns-repeated="1015"/>
        </table:table-row>
        <table:table-row table:style-name="ro1">
          <table:table-cell/>
          <table:table-cell table:style-name="ce1" office:value-type="float" office:value="2" calcext:value-type="float">
            <text:p>2</text:p>
          </table:table-cell>
          <table:table-cell table:style-name="ce1" table:formula="of:=IF([.F39]*[.H39]&lt;0;[.C39];[.E39])" office:value-type="float" office:value="4.5" calcext:value-type="float">
            <text:p>4.5</text:p>
          </table:table-cell>
          <table:table-cell table:style-name="ce1" table:formula="of:=IF([.G39]*[.H39]&lt;0;[.D39];[.E39])" office:value-type="float" office:value="5" calcext:value-type="float">
            <text:p>5</text:p>
          </table:table-cell>
          <table:table-cell table:style-name="ce8" table:formula="of:=([.C40]+[.D40])/2" office:value-type="float" office:value="4.75" calcext:value-type="float">
            <text:p>4.75</text:p>
          </table:table-cell>
          <table:table-cell table:style-name="ce11" table:formula="of:=EXP(4-([.C40]^2))+3*[.C40]*COS(3-[.C40])-2*[.C40]+16" office:value-type="float" office:value="7.95495231015647" calcext:value-type="float">
            <text:p>7.9549523102</text:p>
          </table:table-cell>
          <table:table-cell table:style-name="ce11" table:formula="of:=EXP(4-([.D40]^2))+3*[.D40]*COS(3-[.D40])-2*[.D40]+16" office:value-type="float" office:value="-0.24220254744888" calcext:value-type="float">
            <text:p>-0.2422025474</text:p>
          </table:table-cell>
          <table:table-cell table:style-name="ce11" table:formula="of:=EXP(4-([.E40]^2))+3*[.E40]*COS(3-[.E40])-2*[.E40]+16" office:value-type="float" office:value="3.95999371567252" calcext:value-type="float">
            <text:p>3.9599937157</text:p>
          </table:table-cell>
          <table:table-cell table:style-name="ce14" table:formula="of:=ABS([.E40]-[.E39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3" calcext:value-type="float">
            <text:p>3</text:p>
          </table:table-cell>
          <table:table-cell table:style-name="ce1" table:formula="of:=IF([.F40]*[.H40]&lt;0;[.C40];[.E40])" office:value-type="float" office:value="4.75" calcext:value-type="float">
            <text:p>4.75</text:p>
          </table:table-cell>
          <table:table-cell table:style-name="ce1" table:formula="of:=IF([.G40]*[.H40]&lt;0;[.D40];[.E40])" office:value-type="float" office:value="5" calcext:value-type="float">
            <text:p>5</text:p>
          </table:table-cell>
          <table:table-cell table:style-name="ce8" table:formula="of:=([.C41]+[.D41])/2" office:value-type="float" office:value="4.875" calcext:value-type="float">
            <text:p>4.875</text:p>
          </table:table-cell>
          <table:table-cell table:style-name="ce11" table:formula="of:=EXP(4-([.C41]^2))+3*[.C41]*COS(3-[.C41])-2*[.C41]+16" office:value-type="float" office:value="3.95999371567252" calcext:value-type="float">
            <text:p>3.9599937157</text:p>
          </table:table-cell>
          <table:table-cell table:style-name="ce11" table:formula="of:=EXP(4-([.D41]^2))+3*[.D41]*COS(3-[.D41])-2*[.D41]+16" office:value-type="float" office:value="-0.24220254744888" calcext:value-type="float">
            <text:p>-0.2422025474</text:p>
          </table:table-cell>
          <table:table-cell table:style-name="ce11" table:formula="of:=EXP(4-([.E41]^2))+3*[.E41]*COS(3-[.E41])-2*[.E41]+16" office:value-type="float" office:value="1.86932247458302" calcext:value-type="float">
            <text:p>1.8693224746</text:p>
          </table:table-cell>
          <table:table-cell table:style-name="ce14" table:formula="of:=ABS([.E41]-[.E40])" office:value-type="float" office:value="0.125" calcext:value-type="float">
            <text:p>0.1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4" calcext:value-type="float">
            <text:p>4</text:p>
          </table:table-cell>
          <table:table-cell table:style-name="ce1" table:formula="of:=IF([.F41]*[.H41]&lt;0;[.C41];[.E41])" office:value-type="float" office:value="4.875" calcext:value-type="float">
            <text:p>4.875</text:p>
          </table:table-cell>
          <table:table-cell table:style-name="ce1" table:formula="of:=IF([.G41]*[.H41]&lt;0;[.D41];[.E41])" office:value-type="float" office:value="5" calcext:value-type="float">
            <text:p>5</text:p>
          </table:table-cell>
          <table:table-cell table:style-name="ce8" table:formula="of:=([.C42]+[.D42])/2" office:value-type="float" office:value="4.9375" calcext:value-type="float">
            <text:p>4.9375</text:p>
          </table:table-cell>
          <table:table-cell table:style-name="ce11" table:formula="of:=EXP(4-([.C42]^2))+3*[.C42]*COS(3-[.C42])-2*[.C42]+16" office:value-type="float" office:value="1.86932247458302" calcext:value-type="float">
            <text:p>1.8693224746</text:p>
          </table:table-cell>
          <table:table-cell table:style-name="ce11" table:formula="of:=EXP(4-([.D42]^2))+3*[.D42]*COS(3-[.D42])-2*[.D42]+16" office:value-type="float" office:value="-0.24220254744888" calcext:value-type="float">
            <text:p>-0.2422025474</text:p>
          </table:table-cell>
          <table:table-cell table:style-name="ce11" table:formula="of:=EXP(4-([.E42]^2))+3*[.E42]*COS(3-[.E42])-2*[.E42]+16" office:value-type="float" office:value="0.814123032562513" calcext:value-type="float">
            <text:p>0.8141230326</text:p>
          </table:table-cell>
          <table:table-cell table:style-name="ce14" table:formula="of:=ABS([.E42]-[.E41])" office:value-type="float" office:value="0.0625" calcext:value-type="float">
            <text:p>0.06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5" calcext:value-type="float">
            <text:p>5</text:p>
          </table:table-cell>
          <table:table-cell table:style-name="ce1" table:formula="of:=IF([.F42]*[.H42]&lt;0;[.C42];[.E42])" office:value-type="float" office:value="4.9375" calcext:value-type="float">
            <text:p>4.9375</text:p>
          </table:table-cell>
          <table:table-cell table:style-name="ce1" table:formula="of:=IF([.G42]*[.H42]&lt;0;[.D42];[.E42])" office:value-type="float" office:value="5" calcext:value-type="float">
            <text:p>5</text:p>
          </table:table-cell>
          <table:table-cell table:style-name="ce8" table:formula="of:=([.C43]+[.D43])/2" office:value-type="float" office:value="4.96875" calcext:value-type="float">
            <text:p>4.96875</text:p>
          </table:table-cell>
          <table:table-cell table:style-name="ce11" table:formula="of:=EXP(4-([.C43]^2))+3*[.C43]*COS(3-[.C43])-2*[.C43]+16" office:value-type="float" office:value="0.814123032562513" calcext:value-type="float">
            <text:p>0.8141230326</text:p>
          </table:table-cell>
          <table:table-cell table:style-name="ce11" table:formula="of:=EXP(4-([.D43]^2))+3*[.D43]*COS(3-[.D43])-2*[.D43]+16" office:value-type="float" office:value="-0.24220254744888" calcext:value-type="float">
            <text:p>-0.2422025474</text:p>
          </table:table-cell>
          <table:table-cell table:style-name="ce11" table:formula="of:=EXP(4-([.E43]^2))+3*[.E43]*COS(3-[.E43])-2*[.E43]+16" office:value-type="float" office:value="0.285840147626784" calcext:value-type="float">
            <text:p>0.2858401476</text:p>
          </table:table-cell>
          <table:table-cell table:style-name="ce14" table:formula="of:=ABS([.E43]-[.E42])" office:value-type="float" office:value="0.03125" calcext:value-type="float">
            <text:p>0.031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6" calcext:value-type="float">
            <text:p>6</text:p>
          </table:table-cell>
          <table:table-cell table:style-name="ce1" table:formula="of:=IF([.F43]*[.H43]&lt;0;[.C43];[.E43])" office:value-type="float" office:value="4.96875" calcext:value-type="float">
            <text:p>4.96875</text:p>
          </table:table-cell>
          <table:table-cell table:style-name="ce1" table:formula="of:=IF([.G43]*[.H43]&lt;0;[.D43];[.E43])" office:value-type="float" office:value="5" calcext:value-type="float">
            <text:p>5</text:p>
          </table:table-cell>
          <table:table-cell table:style-name="ce8" table:formula="of:=([.C44]+[.D44])/2" office:value-type="float" office:value="4.984375" calcext:value-type="float">
            <text:p>4.984375</text:p>
          </table:table-cell>
          <table:table-cell table:style-name="ce11" table:formula="of:=EXP(4-([.C44]^2))+3*[.C44]*COS(3-[.C44])-2*[.C44]+16" office:value-type="float" office:value="0.285840147626784" calcext:value-type="float">
            <text:p>0.2858401476</text:p>
          </table:table-cell>
          <table:table-cell table:style-name="ce11" table:formula="of:=EXP(4-([.D44]^2))+3*[.D44]*COS(3-[.D44])-2*[.D44]+16" office:value-type="float" office:value="-0.24220254744888" calcext:value-type="float">
            <text:p>-0.2422025474</text:p>
          </table:table-cell>
          <table:table-cell table:style-name="ce11" table:formula="of:=EXP(4-([.E44]^2))+3*[.E44]*COS(3-[.E44])-2*[.E44]+16" office:value-type="float" office:value="0.0217558771472888" calcext:value-type="float">
            <text:p>0.0217558771</text:p>
          </table:table-cell>
          <table:table-cell table:style-name="ce14" table:formula="of:=ABS([.E44]-[.E43])" office:value-type="float" office:value="0.015625" calcext:value-type="float">
            <text:p>0.0156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7" calcext:value-type="float">
            <text:p>7</text:p>
          </table:table-cell>
          <table:table-cell table:style-name="ce1" table:formula="of:=IF([.F44]*[.H44]&lt;0;[.C44];[.E44])" office:value-type="float" office:value="4.984375" calcext:value-type="float">
            <text:p>4.984375</text:p>
          </table:table-cell>
          <table:table-cell table:style-name="ce1" table:formula="of:=IF([.G44]*[.H44]&lt;0;[.D44];[.E44])" office:value-type="float" office:value="5" calcext:value-type="float">
            <text:p>5</text:p>
          </table:table-cell>
          <table:table-cell table:style-name="ce8" table:formula="of:=([.C45]+[.D45])/2" office:value-type="float" office:value="4.9921875" calcext:value-type="float">
            <text:p>4.9921875</text:p>
          </table:table-cell>
          <table:table-cell table:style-name="ce11" table:formula="of:=EXP(4-([.C45]^2))+3*[.C45]*COS(3-[.C45])-2*[.C45]+16" office:value-type="float" office:value="0.0217558771472888" calcext:value-type="float">
            <text:p>0.0217558771</text:p>
          </table:table-cell>
          <table:table-cell table:style-name="ce11" table:formula="of:=EXP(4-([.D45]^2))+3*[.D45]*COS(3-[.D45])-2*[.D45]+16" office:value-type="float" office:value="-0.24220254744888" calcext:value-type="float">
            <text:p>-0.2422025474</text:p>
          </table:table-cell>
          <table:table-cell table:style-name="ce11" table:formula="of:=EXP(4-([.E45]^2))+3*[.E45]*COS(3-[.E45])-2*[.E45]+16" office:value-type="float" office:value="-0.110243195016057" calcext:value-type="float">
            <text:p>-0.110243195</text:p>
          </table:table-cell>
          <table:table-cell table:style-name="ce14" table:formula="of:=ABS([.E45]-[.E44])" office:value-type="float" office:value="0.0078125" calcext:value-type="float">
            <text:p>0.00781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8" calcext:value-type="float">
            <text:p>8</text:p>
          </table:table-cell>
          <table:table-cell table:style-name="ce1" table:formula="of:=IF([.F45]*[.H45]&lt;0;[.C45];[.E45])" office:value-type="float" office:value="4.984375" calcext:value-type="float">
            <text:p>4.984375</text:p>
          </table:table-cell>
          <table:table-cell table:style-name="ce1" table:formula="of:=IF([.G45]*[.H45]&lt;0;[.D45];[.E45])" office:value-type="float" office:value="4.9921875" calcext:value-type="float">
            <text:p>4.9921875</text:p>
          </table:table-cell>
          <table:table-cell table:style-name="ce8" table:formula="of:=([.C46]+[.D46])/2" office:value-type="float" office:value="4.98828125" calcext:value-type="float">
            <text:p>4.98828125</text:p>
          </table:table-cell>
          <table:table-cell table:style-name="ce11" table:formula="of:=EXP(4-([.C46]^2))+3*[.C46]*COS(3-[.C46])-2*[.C46]+16" office:value-type="float" office:value="0.0217558771472888" calcext:value-type="float">
            <text:p>0.0217558771</text:p>
          </table:table-cell>
          <table:table-cell table:style-name="ce11" table:formula="of:=EXP(4-([.D46]^2))+3*[.D46]*COS(3-[.D46])-2*[.D46]+16" office:value-type="float" office:value="-0.110243195016057" calcext:value-type="float">
            <text:p>-0.110243195</text:p>
          </table:table-cell>
          <table:table-cell table:style-name="ce11" table:formula="of:=EXP(4-([.E46]^2))+3*[.E46]*COS(3-[.E46])-2*[.E46]+16" office:value-type="float" office:value="-0.0442481070417031" calcext:value-type="float">
            <text:p>-0.044248107</text:p>
          </table:table-cell>
          <table:table-cell table:style-name="ce14" table:formula="of:=ABS([.E46]-[.E45])" office:value-type="float" office:value="0.00390625" calcext:value-type="float">
            <text:p>0.003906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9" calcext:value-type="float">
            <text:p>9</text:p>
          </table:table-cell>
          <table:table-cell table:style-name="ce1" table:formula="of:=IF([.F46]*[.H46]&lt;0;[.C46];[.E46])" office:value-type="float" office:value="4.984375" calcext:value-type="float">
            <text:p>4.984375</text:p>
          </table:table-cell>
          <table:table-cell table:style-name="ce1" table:formula="of:=IF([.G46]*[.H46]&lt;0;[.D46];[.E46])" office:value-type="float" office:value="4.98828125" calcext:value-type="float">
            <text:p>4.98828125</text:p>
          </table:table-cell>
          <table:table-cell table:style-name="ce8" table:formula="of:=([.C47]+[.D47])/2" office:value-type="float" office:value="4.986328125" calcext:value-type="float">
            <text:p>4.986328125</text:p>
          </table:table-cell>
          <table:table-cell table:style-name="ce11" table:formula="of:=EXP(4-([.C47]^2))+3*[.C47]*COS(3-[.C47])-2*[.C47]+16" office:value-type="float" office:value="0.0217558771472888" calcext:value-type="float">
            <text:p>0.0217558771</text:p>
          </table:table-cell>
          <table:table-cell table:style-name="ce11" table:formula="of:=EXP(4-([.D47]^2))+3*[.D47]*COS(3-[.D47])-2*[.D47]+16" office:value-type="float" office:value="-0.0442481070417031" calcext:value-type="float">
            <text:p>-0.044248107</text:p>
          </table:table-cell>
          <table:table-cell table:style-name="ce11" table:formula="of:=EXP(4-([.E47]^2))+3*[.E47]*COS(3-[.E47])-2*[.E47]+16" office:value-type="float" office:value="-0.0112471624285853" calcext:value-type="float">
            <text:p>-0.0112471624</text:p>
          </table:table-cell>
          <table:table-cell table:style-name="ce14" table:formula="of:=ABS([.E47]-[.E46])" office:value-type="float" office:value="0.001953125" calcext:value-type="float">
            <text:p>0.0019531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0" calcext:value-type="float">
            <text:p>10</text:p>
          </table:table-cell>
          <table:table-cell table:style-name="ce1" table:formula="of:=IF([.F47]*[.H47]&lt;0;[.C47];[.E47])" office:value-type="float" office:value="4.984375" calcext:value-type="float">
            <text:p>4.984375</text:p>
          </table:table-cell>
          <table:table-cell table:style-name="ce1" table:formula="of:=IF([.G47]*[.H47]&lt;0;[.D47];[.E47])" office:value-type="float" office:value="4.986328125" calcext:value-type="float">
            <text:p>4.986328125</text:p>
          </table:table-cell>
          <table:table-cell table:style-name="ce8" table:formula="of:=([.C48]+[.D48])/2" office:value-type="float" office:value="4.9853515625" calcext:value-type="float">
            <text:p>4.9853515625</text:p>
          </table:table-cell>
          <table:table-cell table:style-name="ce11" table:formula="of:=EXP(4-([.C48]^2))+3*[.C48]*COS(3-[.C48])-2*[.C48]+16" office:value-type="float" office:value="0.0217558771472888" calcext:value-type="float">
            <text:p>0.0217558771</text:p>
          </table:table-cell>
          <table:table-cell table:style-name="ce11" table:formula="of:=EXP(4-([.D48]^2))+3*[.D48]*COS(3-[.D48])-2*[.D48]+16" office:value-type="float" office:value="-0.0112471624285853" calcext:value-type="float">
            <text:p>-0.0112471624</text:p>
          </table:table-cell>
          <table:table-cell table:style-name="ce11" table:formula="of:=EXP(4-([.E48]^2))+3*[.E48]*COS(3-[.E48])-2*[.E48]+16" office:value-type="float" office:value="0.00525410355327516" calcext:value-type="float">
            <text:p>0.0052541036</text:p>
          </table:table-cell>
          <table:table-cell table:style-name="ce14" table:formula="of:=ABS([.E48]-[.E47])" office:value-type="float" office:value="0.0009765625" calcext:value-type="float">
            <text:p>0.000976562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1" calcext:value-type="float">
            <text:p>11</text:p>
          </table:table-cell>
          <table:table-cell table:style-name="ce1" table:formula="of:=IF([.F48]*[.H48]&lt;0;[.C48];[.E48])" office:value-type="float" office:value="4.9853515625" calcext:value-type="float">
            <text:p>4.9853515625</text:p>
          </table:table-cell>
          <table:table-cell table:style-name="ce1" table:formula="of:=IF([.G48]*[.H48]&lt;0;[.D48];[.E48])" office:value-type="float" office:value="4.986328125" calcext:value-type="float">
            <text:p>4.986328125</text:p>
          </table:table-cell>
          <table:table-cell table:style-name="ce8" table:formula="of:=([.C49]+[.D49])/2" office:value-type="float" office:value="4.98583984375" calcext:value-type="float">
            <text:p>4.9858398438</text:p>
          </table:table-cell>
          <table:table-cell table:style-name="ce11" table:formula="of:=EXP(4-([.C49]^2))+3*[.C49]*COS(3-[.C49])-2*[.C49]+16" office:value-type="float" office:value="0.00525410355327516" calcext:value-type="float">
            <text:p>0.0052541036</text:p>
          </table:table-cell>
          <table:table-cell table:style-name="ce11" table:formula="of:=EXP(4-([.D49]^2))+3*[.D49]*COS(3-[.D49])-2*[.D49]+16" office:value-type="float" office:value="-0.0112471624285853" calcext:value-type="float">
            <text:p>-0.0112471624</text:p>
          </table:table-cell>
          <table:table-cell table:style-name="ce11" table:formula="of:=EXP(4-([.E49]^2))+3*[.E49]*COS(3-[.E49])-2*[.E49]+16" office:value-type="float" office:value="-0.00299659389703066" calcext:value-type="float">
            <text:p>-0.0029965939</text:p>
          </table:table-cell>
          <table:table-cell table:style-name="ce14" table:formula="of:=ABS([.E49]-[.E48])" office:value-type="float" office:value="0.00048828125" calcext:value-type="float">
            <text:p>0.000488281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2" calcext:value-type="float">
            <text:p>12</text:p>
          </table:table-cell>
          <table:table-cell table:style-name="ce1" table:formula="of:=IF([.F49]*[.H49]&lt;0;[.C49];[.E49])" office:value-type="float" office:value="4.9853515625" calcext:value-type="float">
            <text:p>4.9853515625</text:p>
          </table:table-cell>
          <table:table-cell table:style-name="ce1" table:formula="of:=IF([.G49]*[.H49]&lt;0;[.D49];[.E49])" office:value-type="float" office:value="4.98583984375" calcext:value-type="float">
            <text:p>4.9858398438</text:p>
          </table:table-cell>
          <table:table-cell table:style-name="ce8" table:formula="of:=([.C50]+[.D50])/2" office:value-type="float" office:value="4.985595703125" calcext:value-type="float">
            <text:p>4.9855957031</text:p>
          </table:table-cell>
          <table:table-cell table:style-name="ce11" table:formula="of:=EXP(4-([.C50]^2))+3*[.C50]*COS(3-[.C50])-2*[.C50]+16" office:value-type="float" office:value="0.00525410355327516" calcext:value-type="float">
            <text:p>0.0052541036</text:p>
          </table:table-cell>
          <table:table-cell table:style-name="ce11" table:formula="of:=EXP(4-([.D50]^2))+3*[.D50]*COS(3-[.D50])-2*[.D50]+16" office:value-type="float" office:value="-0.00299659389703066" calcext:value-type="float">
            <text:p>-0.0029965939</text:p>
          </table:table-cell>
          <table:table-cell table:style-name="ce11" table:formula="of:=EXP(4-([.E50]^2))+3*[.E50]*COS(3-[.E50])-2*[.E50]+16" office:value-type="float" office:value="0.00112873883927023" calcext:value-type="float">
            <text:p>0.0011287388</text:p>
          </table:table-cell>
          <table:table-cell table:style-name="ce14" table:formula="of:=ABS([.E50]-[.E49])" office:value-type="float" office:value="0.000244140625" calcext:value-type="float">
            <text:p>0.00024414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3" calcext:value-type="float">
            <text:p>13</text:p>
          </table:table-cell>
          <table:table-cell table:style-name="ce1" table:formula="of:=IF([.F50]*[.H50]&lt;0;[.C50];[.E50])" office:value-type="float" office:value="4.985595703125" calcext:value-type="float">
            <text:p>4.9855957031</text:p>
          </table:table-cell>
          <table:table-cell table:style-name="ce1" table:formula="of:=IF([.G50]*[.H50]&lt;0;[.D50];[.E50])" office:value-type="float" office:value="4.98583984375" calcext:value-type="float">
            <text:p>4.9858398438</text:p>
          </table:table-cell>
          <table:table-cell table:style-name="ce8" table:formula="of:=([.C51]+[.D51])/2" office:value-type="float" office:value="4.9857177734375" calcext:value-type="float">
            <text:p>4.9857177734</text:p>
          </table:table-cell>
          <table:table-cell table:style-name="ce11" table:formula="of:=EXP(4-([.C51]^2))+3*[.C51]*COS(3-[.C51])-2*[.C51]+16" office:value-type="float" office:value="0.00112873883927023" calcext:value-type="float">
            <text:p>0.0011287388</text:p>
          </table:table-cell>
          <table:table-cell table:style-name="ce11" table:formula="of:=EXP(4-([.D51]^2))+3*[.D51]*COS(3-[.D51])-2*[.D51]+16" office:value-type="float" office:value="-0.00299659389703066" calcext:value-type="float">
            <text:p>-0.0029965939</text:p>
          </table:table-cell>
          <table:table-cell table:style-name="ce11" table:formula="of:=EXP(4-([.E51]^2))+3*[.E51]*COS(3-[.E51])-2*[.E51]+16" office:value-type="float" office:value="-0.000933931541840849" calcext:value-type="float">
            <text:p>-0.0009339315</text:p>
          </table:table-cell>
          <table:table-cell table:style-name="ce14" table:formula="of:=ABS([.E51]-[.E50])" office:value-type="float" office:value="0.0001220703125" calcext:value-type="float">
            <text:p>0.0001220703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4" calcext:value-type="float">
            <text:p>14</text:p>
          </table:table-cell>
          <table:table-cell table:style-name="ce1" table:formula="of:=IF([.F51]*[.H51]&lt;0;[.C51];[.E51])" office:value-type="float" office:value="4.985595703125" calcext:value-type="float">
            <text:p>4.9855957031</text:p>
          </table:table-cell>
          <table:table-cell table:style-name="ce1" table:formula="of:=IF([.G51]*[.H51]&lt;0;[.D51];[.E51])" office:value-type="float" office:value="4.9857177734375" calcext:value-type="float">
            <text:p>4.9857177734</text:p>
          </table:table-cell>
          <table:table-cell table:style-name="ce8" table:formula="of:=([.C52]+[.D52])/2" office:value-type="float" office:value="4.98565673828125" calcext:value-type="float">
            <text:p>4.9856567383</text:p>
          </table:table-cell>
          <table:table-cell table:style-name="ce11" table:formula="of:=EXP(4-([.C52]^2))+3*[.C52]*COS(3-[.C52])-2*[.C52]+16" office:value-type="float" office:value="0.00112873883927023" calcext:value-type="float">
            <text:p>0.0011287388</text:p>
          </table:table-cell>
          <table:table-cell table:style-name="ce11" table:formula="of:=EXP(4-([.D52]^2))+3*[.D52]*COS(3-[.D52])-2*[.D52]+16" office:value-type="float" office:value="-0.000933931541840849" calcext:value-type="float">
            <text:p>-0.0009339315</text:p>
          </table:table-cell>
          <table:table-cell table:style-name="ce11" table:formula="of:=EXP(4-([.E52]^2))+3*[.E52]*COS(3-[.E52])-2*[.E52]+16" office:value-type="float" office:value="0.0000974026474409584" calcext:value-type="float">
            <text:p>9.74026474409584E-05</text:p>
          </table:table-cell>
          <table:table-cell table:style-name="ce14" table:formula="of:=ABS([.E52]-[.E51])" office:value-type="float" office:value="0.00006103515625" calcext:value-type="float">
            <text:p>6.103515625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5" calcext:value-type="float">
            <text:p>15</text:p>
          </table:table-cell>
          <table:table-cell table:style-name="ce1" table:formula="of:=IF([.F52]*[.H52]&lt;0;[.C52];[.E52])" office:value-type="float" office:value="4.98565673828125" calcext:value-type="float">
            <text:p>4.9856567383</text:p>
          </table:table-cell>
          <table:table-cell table:style-name="ce1" table:formula="of:=IF([.G52]*[.H52]&lt;0;[.D52];[.E52])" office:value-type="float" office:value="4.9857177734375" calcext:value-type="float">
            <text:p>4.9857177734</text:p>
          </table:table-cell>
          <table:table-cell table:style-name="ce8" table:formula="of:=([.C53]+[.D53])/2" office:value-type="float" office:value="4.98568725585938" calcext:value-type="float">
            <text:p>4.9856872559</text:p>
          </table:table-cell>
          <table:table-cell table:style-name="ce11" table:formula="of:=EXP(4-([.C53]^2))+3*[.C53]*COS(3-[.C53])-2*[.C53]+16" office:value-type="float" office:value="0.0000974026474409584" calcext:value-type="float">
            <text:p>9.74026474409584E-05</text:p>
          </table:table-cell>
          <table:table-cell table:style-name="ce11" table:formula="of:=EXP(4-([.D53]^2))+3*[.D53]*COS(3-[.D53])-2*[.D53]+16" office:value-type="float" office:value="-0.000933931541840849" calcext:value-type="float">
            <text:p>-0.0009339315</text:p>
          </table:table-cell>
          <table:table-cell table:style-name="ce11" table:formula="of:=EXP(4-([.E53]^2))+3*[.E53]*COS(3-[.E53])-2*[.E53]+16" office:value-type="float" office:value="-0.000418264697763959" calcext:value-type="float">
            <text:p>-0.0004182647</text:p>
          </table:table-cell>
          <table:table-cell table:style-name="ce14" table:formula="of:=ABS([.E53]-[.E52])" office:value-type="float" office:value="0.000030517578125" calcext:value-type="float">
            <text:p>3.0517578125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6" calcext:value-type="float">
            <text:p>16</text:p>
          </table:table-cell>
          <table:table-cell table:style-name="ce1" table:formula="of:=IF([.F53]*[.H53]&lt;0;[.C53];[.E53])" office:value-type="float" office:value="4.98565673828125" calcext:value-type="float">
            <text:p>4.9856567383</text:p>
          </table:table-cell>
          <table:table-cell table:style-name="ce1" table:formula="of:=IF([.G53]*[.H53]&lt;0;[.D53];[.E53])" office:value-type="float" office:value="4.98568725585938" calcext:value-type="float">
            <text:p>4.9856872559</text:p>
          </table:table-cell>
          <table:table-cell table:style-name="ce8" table:formula="of:=([.C54]+[.D54])/2" office:value-type="float" office:value="4.98567199707031" calcext:value-type="float">
            <text:p>4.9856719971</text:p>
          </table:table-cell>
          <table:table-cell table:style-name="ce11" table:formula="of:=EXP(4-([.C54]^2))+3*[.C54]*COS(3-[.C54])-2*[.C54]+16" office:value-type="float" office:value="0.0000974026474409584" calcext:value-type="float">
            <text:p>9.74026474409584E-05</text:p>
          </table:table-cell>
          <table:table-cell table:style-name="ce11" table:formula="of:=EXP(4-([.D54]^2))+3*[.D54]*COS(3-[.D54])-2*[.D54]+16" office:value-type="float" office:value="-0.000418264697763959" calcext:value-type="float">
            <text:p>-0.0004182647</text:p>
          </table:table-cell>
          <table:table-cell table:style-name="ce11" table:formula="of:=EXP(4-([.E54]^2))+3*[.E54]*COS(3-[.E54])-2*[.E54]+16" office:value-type="float" office:value="-0.000160431087770974" calcext:value-type="float">
            <text:p>-0.0001604311</text:p>
          </table:table-cell>
          <table:table-cell table:style-name="ce14" table:formula="of:=ABS([.E54]-[.E53])" office:value-type="float" office:value="0.0000152587890625" calcext:value-type="float">
            <text:p>1.52587890625E-05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7" calcext:value-type="float">
            <text:p>17</text:p>
          </table:table-cell>
          <table:table-cell table:style-name="ce1" table:formula="of:=IF([.F54]*[.H54]&lt;0;[.C54];[.E54])" office:value-type="float" office:value="4.98565673828125" calcext:value-type="float">
            <text:p>4.9856567383</text:p>
          </table:table-cell>
          <table:table-cell table:style-name="ce1" table:formula="of:=IF([.G54]*[.H54]&lt;0;[.D54];[.E54])" office:value-type="float" office:value="4.98567199707031" calcext:value-type="float">
            <text:p>4.9856719971</text:p>
          </table:table-cell>
          <table:table-cell table:style-name="ce8" table:formula="of:=([.C55]+[.D55])/2" office:value-type="float" office:value="4.98566436767578" calcext:value-type="float">
            <text:p>4.9856643677</text:p>
          </table:table-cell>
          <table:table-cell table:style-name="ce11" table:formula="of:=EXP(4-([.C55]^2))+3*[.C55]*COS(3-[.C55])-2*[.C55]+16" office:value-type="float" office:value="0.0000974026474409584" calcext:value-type="float">
            <text:p>9.74026474409584E-05</text:p>
          </table:table-cell>
          <table:table-cell table:style-name="ce11" table:formula="of:=EXP(4-([.D55]^2))+3*[.D55]*COS(3-[.D55])-2*[.D55]+16" office:value-type="float" office:value="-0.000160431087770974" calcext:value-type="float">
            <text:p>-0.0001604311</text:p>
          </table:table-cell>
          <table:table-cell table:style-name="ce11" table:formula="of:=EXP(4-([.E55]^2))+3*[.E55]*COS(3-[.E55])-2*[.E55]+16" office:value-type="float" office:value="-0.0000315142358147113" calcext:value-type="float">
            <text:p>-3.15142358147113E-05</text:p>
          </table:table-cell>
          <table:table-cell table:style-name="ce14" table:formula="of:=ABS([.E55]-[.E54])" office:value-type="float" office:value="0.00000762939453125" calcext:value-type="float">
            <text:p>7.62939453125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8" calcext:value-type="float">
            <text:p>18</text:p>
          </table:table-cell>
          <table:table-cell table:style-name="ce1" table:formula="of:=IF([.F55]*[.H55]&lt;0;[.C55];[.E55])" office:value-type="float" office:value="4.98565673828125" calcext:value-type="float">
            <text:p>4.9856567383</text:p>
          </table:table-cell>
          <table:table-cell table:style-name="ce1" table:formula="of:=IF([.G55]*[.H55]&lt;0;[.D55];[.E55])" office:value-type="float" office:value="4.98566436767578" calcext:value-type="float">
            <text:p>4.9856643677</text:p>
          </table:table-cell>
          <table:table-cell table:style-name="ce8" table:formula="of:=([.C56]+[.D56])/2" office:value-type="float" office:value="4.98566055297852" calcext:value-type="float">
            <text:p>4.985660553</text:p>
          </table:table-cell>
          <table:table-cell table:style-name="ce11" table:formula="of:=EXP(4-([.C56]^2))+3*[.C56]*COS(3-[.C56])-2*[.C56]+16" office:value-type="float" office:value="0.0000974026474409584" calcext:value-type="float">
            <text:p>9.74026474409584E-05</text:p>
          </table:table-cell>
          <table:table-cell table:style-name="ce11" table:formula="of:=EXP(4-([.D56]^2))+3*[.D56]*COS(3-[.D56])-2*[.D56]+16" office:value-type="float" office:value="-0.0000315142358147113" calcext:value-type="float">
            <text:p>-3.15142358147113E-05</text:p>
          </table:table-cell>
          <table:table-cell table:style-name="ce11" table:formula="of:=EXP(4-([.E56]^2))+3*[.E56]*COS(3-[.E56])-2*[.E56]+16" office:value-type="float" office:value="0.0000329442019033621" calcext:value-type="float">
            <text:p>3.29442019033621E-05</text:p>
          </table:table-cell>
          <table:table-cell table:style-name="ce14" table:formula="of:=ABS([.E56]-[.E55])" office:value-type="float" office:value="0.000003814697265625" calcext:value-type="float">
            <text:p>3.814697265625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19" calcext:value-type="float">
            <text:p>19</text:p>
          </table:table-cell>
          <table:table-cell table:style-name="ce1" table:formula="of:=IF([.F56]*[.H56]&lt;0;[.C56];[.E56])" office:value-type="float" office:value="4.98566055297852" calcext:value-type="float">
            <text:p>4.985660553</text:p>
          </table:table-cell>
          <table:table-cell table:style-name="ce1" table:formula="of:=IF([.G56]*[.H56]&lt;0;[.D56];[.E56])" office:value-type="float" office:value="4.98566436767578" calcext:value-type="float">
            <text:p>4.9856643677</text:p>
          </table:table-cell>
          <table:table-cell table:style-name="ce8" table:formula="of:=([.C57]+[.D57])/2" office:value-type="float" office:value="4.98566246032715" calcext:value-type="float">
            <text:p>4.9856624603</text:p>
          </table:table-cell>
          <table:table-cell table:style-name="ce11" table:formula="of:=EXP(4-([.C57]^2))+3*[.C57]*COS(3-[.C57])-2*[.C57]+16" office:value-type="float" office:value="0.0000329442019033621" calcext:value-type="float">
            <text:p>3.29442019033621E-05</text:p>
          </table:table-cell>
          <table:table-cell table:style-name="ce11" table:formula="of:=EXP(4-([.D57]^2))+3*[.D57]*COS(3-[.D57])-2*[.D57]+16" office:value-type="float" office:value="-0.0000315142358147113" calcext:value-type="float">
            <text:p>-3.15142358147113E-05</text:p>
          </table:table-cell>
          <table:table-cell table:style-name="ce11" table:formula="of:=EXP(4-([.E57]^2))+3*[.E57]*COS(3-[.E57])-2*[.E57]+16" office:value-type="float" office:value="0.000000714982068217296" calcext:value-type="float">
            <text:p>0.000000715</text:p>
          </table:table-cell>
          <table:table-cell table:style-name="ce14" table:formula="of:=ABS([.E57]-[.E56])" office:value-type="float" office:value="0.0000019073486328125" calcext:value-type="float">
            <text:p>1.9073486328125E-06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0" calcext:value-type="float">
            <text:p>20</text:p>
          </table:table-cell>
          <table:table-cell table:style-name="ce1" table:formula="of:=IF([.F57]*[.H57]&lt;0;[.C57];[.E57])" office:value-type="float" office:value="4.98566246032715" calcext:value-type="float">
            <text:p>4.9856624603</text:p>
          </table:table-cell>
          <table:table-cell table:style-name="ce1" table:formula="of:=IF([.G57]*[.H57]&lt;0;[.D57];[.E57])" office:value-type="float" office:value="4.98566436767578" calcext:value-type="float">
            <text:p>4.9856643677</text:p>
          </table:table-cell>
          <table:table-cell table:style-name="ce8" table:formula="of:=([.C58]+[.D58])/2" office:value-type="float" office:value="4.98566341400147" calcext:value-type="float">
            <text:p>4.985663414</text:p>
          </table:table-cell>
          <table:table-cell table:style-name="ce11" table:formula="of:=EXP(4-([.C58]^2))+3*[.C58]*COS(3-[.C58])-2*[.C58]+16" office:value-type="float" office:value="0.000000714982068217296" calcext:value-type="float">
            <text:p>0.000000715</text:p>
          </table:table-cell>
          <table:table-cell table:style-name="ce11" table:formula="of:=EXP(4-([.D58]^2))+3*[.D58]*COS(3-[.D58])-2*[.D58]+16" office:value-type="float" office:value="-0.0000315142358147113" calcext:value-type="float">
            <text:p>-3.15142358147113E-05</text:p>
          </table:table-cell>
          <table:table-cell table:style-name="ce11" table:formula="of:=EXP(4-([.E58]^2))+3*[.E58]*COS(3-[.E58])-2*[.E58]+16" office:value-type="float" office:value="-0.0000153996271166079" calcext:value-type="float">
            <text:p>-1.53996271166079E-05</text:p>
          </table:table-cell>
          <table:table-cell table:style-name="ce14" table:formula="of:=ABS([.E58]-[.E57])" office:value-type="float" office:value="0.00000095367431640625" calcext:value-type="float">
            <text:p>9.5367431640625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1" calcext:value-type="float">
            <text:p>21</text:p>
          </table:table-cell>
          <table:table-cell table:style-name="ce1" table:formula="of:=IF([.F58]*[.H58]&lt;0;[.C58];[.E58])" office:value-type="float" office:value="4.98566246032715" calcext:value-type="float">
            <text:p>4.9856624603</text:p>
          </table:table-cell>
          <table:table-cell table:style-name="ce1" table:formula="of:=IF([.G58]*[.H58]&lt;0;[.D58];[.E58])" office:value-type="float" office:value="4.98566341400147" calcext:value-type="float">
            <text:p>4.985663414</text:p>
          </table:table-cell>
          <table:table-cell table:style-name="ce8" table:formula="of:=([.C59]+[.D59])/2" office:value-type="float" office:value="4.98566293716431" calcext:value-type="float">
            <text:p>4.9856629372</text:p>
          </table:table-cell>
          <table:table-cell table:style-name="ce11" table:formula="of:=EXP(4-([.C59]^2))+3*[.C59]*COS(3-[.C59])-2*[.C59]+16" office:value-type="float" office:value="0.000000714982068217296" calcext:value-type="float">
            <text:p>0.000000715</text:p>
          </table:table-cell>
          <table:table-cell table:style-name="ce11" table:formula="of:=EXP(4-([.D59]^2))+3*[.D59]*COS(3-[.D59])-2*[.D59]+16" office:value-type="float" office:value="-0.0000153996271166079" calcext:value-type="float">
            <text:p>-1.53996271166079E-05</text:p>
          </table:table-cell>
          <table:table-cell table:style-name="ce11" table:formula="of:=EXP(4-([.E59]^2))+3*[.E59]*COS(3-[.E59])-2*[.E59]+16" office:value-type="float" office:value="-0.0000073423225863678" calcext:value-type="float">
            <text:p>-7.3423225863678E-06</text:p>
          </table:table-cell>
          <table:table-cell table:style-name="ce14" table:formula="of:=ABS([.E59]-[.E58])" office:value-type="float" office:value="0.000000476837158203125" calcext:value-type="float">
            <text:p>4.76837158203125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2" calcext:value-type="float">
            <text:p>22</text:p>
          </table:table-cell>
          <table:table-cell table:style-name="ce1" table:formula="of:=IF([.F59]*[.H59]&lt;0;[.C59];[.E59])" office:value-type="float" office:value="4.98566246032715" calcext:value-type="float">
            <text:p>4.9856624603</text:p>
          </table:table-cell>
          <table:table-cell table:style-name="ce1" table:formula="of:=IF([.G59]*[.H59]&lt;0;[.D59];[.E59])" office:value-type="float" office:value="4.98566293716431" calcext:value-type="float">
            <text:p>4.9856629372</text:p>
          </table:table-cell>
          <table:table-cell table:style-name="ce8" table:formula="of:=([.C60]+[.D60])/2" office:value-type="float" office:value="4.98566269874573" calcext:value-type="float">
            <text:p>4.9856626987</text:p>
          </table:table-cell>
          <table:table-cell table:style-name="ce11" table:formula="of:=EXP(4-([.C60]^2))+3*[.C60]*COS(3-[.C60])-2*[.C60]+16" office:value-type="float" office:value="0.000000714982068217296" calcext:value-type="float">
            <text:p>0.000000715</text:p>
          </table:table-cell>
          <table:table-cell table:style-name="ce11" table:formula="of:=EXP(4-([.D60]^2))+3*[.D60]*COS(3-[.D60])-2*[.D60]+16" office:value-type="float" office:value="-0.0000073423225863678" calcext:value-type="float">
            <text:p>-7.3423225863678E-06</text:p>
          </table:table-cell>
          <table:table-cell table:style-name="ce11" table:formula="of:=EXP(4-([.E60]^2))+3*[.E60]*COS(3-[.E60])-2*[.E60]+16" office:value-type="float" office:value="-0.00000331367027328611" calcext:value-type="float">
            <text:p>-3.31367027328611E-06</text:p>
          </table:table-cell>
          <table:table-cell table:style-name="ce14" table:formula="of:=ABS([.E60]-[.E59])" office:value-type="float" office:value="0.000000238418579101562" calcext:value-type="float">
            <text:p>2.38418579101562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3" calcext:value-type="float">
            <text:p>23</text:p>
          </table:table-cell>
          <table:table-cell table:style-name="ce1" table:formula="of:=IF([.F60]*[.H60]&lt;0;[.C60];[.E60])" office:value-type="float" office:value="4.98566246032715" calcext:value-type="float">
            <text:p>4.9856624603</text:p>
          </table:table-cell>
          <table:table-cell table:style-name="ce1" table:formula="of:=IF([.G60]*[.H60]&lt;0;[.D60];[.E60])" office:value-type="float" office:value="4.98566269874573" calcext:value-type="float">
            <text:p>4.9856626987</text:p>
          </table:table-cell>
          <table:table-cell table:style-name="ce8" table:formula="of:=([.C61]+[.D61])/2" office:value-type="float" office:value="4.98566257953644" calcext:value-type="float">
            <text:p>4.9856625795</text:p>
          </table:table-cell>
          <table:table-cell table:style-name="ce11" table:formula="of:=EXP(4-([.C61]^2))+3*[.C61]*COS(3-[.C61])-2*[.C61]+16" office:value-type="float" office:value="0.000000714982068217296" calcext:value-type="float">
            <text:p>0.000000715</text:p>
          </table:table-cell>
          <table:table-cell table:style-name="ce11" table:formula="of:=EXP(4-([.D61]^2))+3*[.D61]*COS(3-[.D61])-2*[.D61]+16" office:value-type="float" office:value="-0.00000331367027328611" calcext:value-type="float">
            <text:p>-3.31367027328611E-06</text:p>
          </table:table-cell>
          <table:table-cell table:style-name="ce11" table:formula="of:=EXP(4-([.E61]^2))+3*[.E61]*COS(3-[.E61])-2*[.E61]+16" office:value-type="float" office:value="-0.00000129934410608712" calcext:value-type="float">
            <text:p>-1.29934410608712E-06</text:p>
          </table:table-cell>
          <table:table-cell table:style-name="ce14" table:formula="of:=ABS([.E61]-[.E60])" office:value-type="float" office:value="0.000000119209289550781" calcext:value-type="float">
            <text:p>1.19209289550781E-07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4" calcext:value-type="float">
            <text:p>24</text:p>
          </table:table-cell>
          <table:table-cell table:style-name="ce1" table:formula="of:=IF([.F61]*[.H61]&lt;0;[.C61];[.E61])" office:value-type="float" office:value="4.98566246032715" calcext:value-type="float">
            <text:p>4.9856624603</text:p>
          </table:table-cell>
          <table:table-cell table:style-name="ce1" table:formula="of:=IF([.G61]*[.H61]&lt;0;[.D61];[.E61])" office:value-type="float" office:value="4.98566257953644" calcext:value-type="float">
            <text:p>4.9856625795</text:p>
          </table:table-cell>
          <table:table-cell table:style-name="ce8" table:formula="of:=([.C62]+[.D62])/2" office:value-type="float" office:value="4.98566251993179" calcext:value-type="float">
            <text:p>4.9856625199</text:p>
          </table:table-cell>
          <table:table-cell table:style-name="ce11" table:formula="of:=EXP(4-([.C62]^2))+3*[.C62]*COS(3-[.C62])-2*[.C62]+16" office:value-type="float" office:value="0.000000714982068217296" calcext:value-type="float">
            <text:p>0.000000715</text:p>
          </table:table-cell>
          <table:table-cell table:style-name="ce11" table:formula="of:=EXP(4-([.D62]^2))+3*[.D62]*COS(3-[.D62])-2*[.D62]+16" office:value-type="float" office:value="-0.00000129934410608712" calcext:value-type="float">
            <text:p>-1.29934410608712E-06</text:p>
          </table:table-cell>
          <table:table-cell table:style-name="ce11" table:formula="of:=EXP(4-([.E62]^2))+3*[.E62]*COS(3-[.E62])-2*[.E62]+16" office:value-type="float" office:value="-0.000000292181020711268" calcext:value-type="float">
            <text:p>-2.92181020711268E-07</text:p>
          </table:table-cell>
          <table:table-cell table:style-name="ce14" table:formula="of:=ABS([.E62]-[.E61])" office:value-type="float" office:value="0.0000000596046447753906" calcext:value-type="float">
            <text:p>5.96046447753906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5" calcext:value-type="float">
            <text:p>25</text:p>
          </table:table-cell>
          <table:table-cell table:style-name="ce1" table:formula="of:=IF([.F62]*[.H62]&lt;0;[.C62];[.E62])" office:value-type="float" office:value="4.98566246032715" calcext:value-type="float">
            <text:p>4.9856624603</text:p>
          </table:table-cell>
          <table:table-cell table:style-name="ce1" table:formula="of:=IF([.G62]*[.H62]&lt;0;[.D62];[.E62])" office:value-type="float" office:value="4.98566251993179" calcext:value-type="float">
            <text:p>4.9856625199</text:p>
          </table:table-cell>
          <table:table-cell table:style-name="ce8" table:formula="of:=([.C63]+[.D63])/2" office:value-type="float" office:value="4.98566249012947" calcext:value-type="float">
            <text:p>4.9856624901</text:p>
          </table:table-cell>
          <table:table-cell table:style-name="ce11" table:formula="of:=EXP(4-([.C63]^2))+3*[.C63]*COS(3-[.C63])-2*[.C63]+16" office:value-type="float" office:value="0.000000714982068217296" calcext:value-type="float">
            <text:p>0.000000715</text:p>
          </table:table-cell>
          <table:table-cell table:style-name="ce11" table:formula="of:=EXP(4-([.D63]^2))+3*[.D63]*COS(3-[.D63])-2*[.D63]+16" office:value-type="float" office:value="-0.000000292181020711268" calcext:value-type="float">
            <text:p>-2.92181020711268E-07</text:p>
          </table:table-cell>
          <table:table-cell table:style-name="ce11" table:formula="of:=EXP(4-([.E63]^2))+3*[.E63]*COS(3-[.E63])-2*[.E63]+16" office:value-type="float" office:value="0.000000211400521976657" calcext:value-type="float">
            <text:p>2.11400521976657E-07</text:p>
          </table:table-cell>
          <table:table-cell table:style-name="ce14" table:formula="of:=ABS([.E63]-[.E62])" office:value-type="float" office:value="0.0000000298023223876953" calcext:value-type="float">
            <text:p>2.98023223876953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6" calcext:value-type="float">
            <text:p>26</text:p>
          </table:table-cell>
          <table:table-cell table:style-name="ce1" table:formula="of:=IF([.F63]*[.H63]&lt;0;[.C63];[.E63])" office:value-type="float" office:value="4.98566249012947" calcext:value-type="float">
            <text:p>4.9856624901</text:p>
          </table:table-cell>
          <table:table-cell table:style-name="ce1" table:formula="of:=IF([.G63]*[.H63]&lt;0;[.D63];[.E63])" office:value-type="float" office:value="4.98566251993179" calcext:value-type="float">
            <text:p>4.9856625199</text:p>
          </table:table-cell>
          <table:table-cell table:style-name="ce8" table:formula="of:=([.C64]+[.D64])/2" office:value-type="float" office:value="4.98566250503063" calcext:value-type="float">
            <text:p>4.985662505</text:p>
          </table:table-cell>
          <table:table-cell table:style-name="ce11" table:formula="of:=EXP(4-([.C64]^2))+3*[.C64]*COS(3-[.C64])-2*[.C64]+16" office:value-type="float" office:value="0.000000211400521976657" calcext:value-type="float">
            <text:p>2.11400521976657E-07</text:p>
          </table:table-cell>
          <table:table-cell table:style-name="ce11" table:formula="of:=EXP(4-([.D64]^2))+3*[.D64]*COS(3-[.D64])-2*[.D64]+16" office:value-type="float" office:value="-0.000000292181020711268" calcext:value-type="float">
            <text:p>-2.92181020711268E-07</text:p>
          </table:table-cell>
          <table:table-cell table:style-name="ce11" table:formula="of:=EXP(4-([.E64]^2))+3*[.E64]*COS(3-[.E64])-2*[.E64]+16" office:value-type="float" office:value="-0.000000040390247590949" calcext:value-type="float">
            <text:p>-4.0390247590949E-08</text:p>
          </table:table-cell>
          <table:table-cell table:style-name="ce14" table:formula="of:=ABS([.E64]-[.E63])" office:value-type="float" office:value="0.0000000149011611938477" calcext:value-type="float">
            <text:p>1.49011611938477E-08</text:p>
          </table:table-cell>
          <table:table-cell table:number-columns-repeated="1015"/>
        </table:table-row>
        <table:table-row table:style-name="ro1">
          <table:table-cell/>
          <table:table-cell table:style-name="ce1" office:value-type="float" office:value="27" calcext:value-type="float">
            <text:p>27</text:p>
          </table:table-cell>
          <table:table-cell table:style-name="ce1" table:formula="of:=IF([.F64]*[.H64]&lt;0;[.C64];[.E64])" office:value-type="float" office:value="4.98566249012947" calcext:value-type="float">
            <text:p>4.9856624901</text:p>
          </table:table-cell>
          <table:table-cell table:style-name="ce1" table:formula="of:=IF([.G64]*[.H64]&lt;0;[.D64];[.E64])" office:value-type="float" office:value="4.98566250503063" calcext:value-type="float">
            <text:p>4.985662505</text:p>
          </table:table-cell>
          <table:table-cell table:style-name="ce8" table:formula="of:=([.C65]+[.D65])/2" office:value-type="float" office:value="4.98566249758005" calcext:value-type="float">
            <text:p>4.9856624976</text:p>
          </table:table-cell>
          <table:table-cell table:style-name="ce11" table:formula="of:=EXP(4-([.C65]^2))+3*[.C65]*COS(3-[.C65])-2*[.C65]+16" office:value-type="float" office:value="0.000000211400521976657" calcext:value-type="float">
            <text:p>2.11400521976657E-07</text:p>
          </table:table-cell>
          <table:table-cell table:style-name="ce11" table:formula="of:=EXP(4-([.D65]^2))+3*[.D65]*COS(3-[.D65])-2*[.D65]+16" office:value-type="float" office:value="-0.000000040390247590949" calcext:value-type="float">
            <text:p>-4.0390247590949E-08</text:p>
          </table:table-cell>
          <table:table-cell table:style-name="ce12" table:formula="of:=EXP(4-([.E65]^2))+3*[.E65]*COS(3-[.E65])-2*[.E65]+16" office:value-type="float" office:value="0.0000000855051371928539" calcext:value-type="float">
            <text:p>8.55051371928539E-08</text:p>
          </table:table-cell>
          <table:table-cell table:style-name="ce14" table:formula="of:=ABS([.E65]-[.E64])" office:value-type="float" office:value="0.00000000745058059692383" calcext:value-type="float">
            <text:p>7.45058059692383E-09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9" office:value-type="float" office:value="4.98566250503063" calcext:value-type="float">
            <text:p>4.985662505</text:p>
          </table:table-cell>
          <table:table-cell table:style-name="ce4" table:number-columns-repeated="2"/>
          <table:table-cell table:style-name="ce12" table:formula="of:=EXP(4-([.E66]^2))+3*[.E66]*COS(3-[.E66])-2*[.E66]+16" office:value-type="float" office:value="-0.000000040390247590949" calcext:value-type="float">
            <text:p>-4.0390247590949E-08</text:p>
          </table:table-cell>
          <table:table-cell table:style-name="ce17" table:formula="of:=ABS([.E66]-[.E65])" office:value-type="float" office:value="0.00000000745058059692383" calcext:value-type="float">
            <text:p>7.45058059692383E-09</text:p>
          </table:table-cell>
          <table:table-cell table:number-columns-repeated="1015"/>
        </table:table-row>
        <table:table-row table:style-name="ro1" table:number-rows-repeated="8">
          <table:table-cell/>
          <table:table-cell table:style-name="ce4" table:number-columns-repeated="7"/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10"/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8"/>
          <table:table-cell table:number-columns-repeated="1015"/>
        </table:table-row>
        <table:table-row table:style-name="ro1">
          <table:table-cell/>
          <table:table-cell table:style-name="ce4" table:number-columns-repeated="7"/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21">
          <table:table-cell/>
          <table:table-cell table:style-name="ce4" table:number-columns-repeated="7"/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10"/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8"/>
          <table:table-cell table:number-columns-repeated="1015"/>
        </table:table-row>
        <table:table-row table:style-name="ro1">
          <table:table-cell/>
          <table:table-cell table:style-name="ce5" table:number-columns-repeated="8"/>
          <table:table-cell table:number-columns-repeated="1015"/>
        </table:table-row>
        <table:table-row table:style-name="ro1">
          <table:table-cell/>
          <table:table-cell table:style-name="ce4" table:number-columns-repeated="8"/>
          <table:table-cell table:number-columns-repeated="1015"/>
        </table:table-row>
        <table:table-row table:style-name="ro1" table:number-rows-repeated="21">
          <table:table-cell/>
          <table:table-cell table:style-name="ce4" table:number-columns-repeated="7"/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table:number-columns-repeated="6"/>
          <table:table-cell table:style-name="ce10"/>
          <table:table-cell table:style-name="ce13"/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10"/>
          <table:table-cell table:style-name="ce4" table:number-columns-repeated="2"/>
          <table:table-cell table:style-name="ce10"/>
          <table:table-cell table:style-name="ce18"/>
          <table:table-cell table:number-columns-repeated="1015"/>
        </table:table-row>
        <table:table-row table:style-name="ro2" table:number-rows-repeated="104844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unto fijo" table:style-name="ta2">
        <office:forms form:automatic-focus="false" form:apply-design-mode="false"/>
        <table:table-column table:style-name="co9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9" table:number-columns-repeated="1018" table:default-cell-style-name="Default"/>
        <table:table-row table:style-name="ro1">
          <table:table-cell office:value-type="string" calcext:value-type="string">
            <text:p>Taller 10.3</text:p>
          </table:table-cell>
          <table:table-cell table:number-columns-repeated="4"/>
          <table:table-cell table:style-name="ce27"/>
          <table:table-cell table:style-name="ce28"/>
          <table:table-cell table:style-name="ce29" table:number-columns-repeated="2"/>
          <table:table-cell table:number-columns-repeated="1015"/>
        </table:table-row>
        <table:table-row table:style-name="ro1">
          <table:table-cell/>
          <table:table-cell table:style-name="ce19" office:value-type="string" calcext:value-type="string">
            <text:p>Iter</text:p>
          </table:table-cell>
          <table:table-cell table:style-name="ce19" office:value-type="string" calcext:value-type="string">
            <text:p>Gx_n</text:p>
          </table:table-cell>
          <table:table-cell table:style-name="ce19" office:value-type="string" calcext:value-type="string">
            <text:p>Fx_n</text:p>
          </table:table-cell>
          <table:table-cell table:style-name="ce19" office:value-type="string" calcext:value-type="string">
            <text:p>Err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22" office:value-type="float" office:value="-21" calcext:value-type="float">
            <text:p>-21</text:p>
          </table:table-cell>
          <table:table-cell table:style-name="ce25" table:formula="of:=EXP(4-([.C3]^2))+3*[.C3]*COS(3-[.C3])-2*[.C3]+16" office:value-type="float" office:value="31.2767225377692" calcext:value-type="float">
            <text:p>31.2767225378</text:p>
          </table:table-cell>
          <table:table-cell table:style-name="ce19"/>
          <table:table-cell table:number-columns-repeated="1019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23" table:formula="of:=EXP(4-([.C3]^2))+3*[.C3]*COS([.C3]-3)-[.C3]+16" office:value-type="float" office:value="10.2767225377692" calcext:value-type="float">
            <text:p>10.2767225378</text:p>
          </table:table-cell>
          <table:table-cell table:style-name="ce25" table:formula="of:=EXP(4-([.C4]^2))+3*[.C4]*COS(3-[.C4])-2*[.C4]+16" office:value-type="float" office:value="12.2714781709387" calcext:value-type="float">
            <text:p>12.2714781709</text:p>
          </table:table-cell>
          <table:table-cell table:style-name="ce26" table:formula="of:=ABS([.C4]-[.C3])" office:value-type="float" office:value="31.2767225377692" calcext:value-type="float">
            <text:p>31.2767225378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23" table:formula="of:=EXP(4-([.C4]^2))+3*[.C4]*COS([.C4]-3)-[.C4]+16" office:value-type="float" office:value="22.5482007087079" calcext:value-type="float">
            <text:p>22.5482007087</text:p>
          </table:table-cell>
          <table:table-cell table:style-name="ce25" table:formula="of:=EXP(4-([.C5]^2))+3*[.C5]*COS(3-[.C5])-2*[.C5]+16" office:value-type="float" office:value="22.7000537623952" calcext:value-type="float">
            <text:p>22.7000537624</text:p>
          </table:table-cell>
          <table:table-cell table:style-name="ce26" table:formula="of:=ABS([.C5]-[.C4])" office:value-type="float" office:value="12.2714781709387" calcext:value-type="float">
            <text:p>12.2714781709</text:p>
          </table:table-cell>
          <table:table-cell table:number-columns-repeated="1019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23" table:formula="of:=EXP(4-([.C5]^2))+3*[.C5]*COS([.C5]-3)-[.C5]+16" office:value-type="float" office:value="45.2482544711031" calcext:value-type="float">
            <text:p>45.2482544711</text:p>
          </table:table-cell>
          <table:table-cell table:style-name="ce25" table:formula="of:=EXP(4-([.C6]^2))+3*[.C6]*COS(3-[.C6])-2*[.C6]+16" office:value-type="float" office:value="-96.5580531949317" calcext:value-type="float">
            <text:p>-96.5580531949</text:p>
          </table:table-cell>
          <table:table-cell table:style-name="ce26" table:formula="of:=ABS([.C6]-[.C5])" office:value-type="float" office:value="22.7000537623952" calcext:value-type="float">
            <text:p>22.7000537624</text:p>
          </table:table-cell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table:style-name="ce23" table:formula="of:=EXP(4-([.C6]^2))+3*[.C6]*COS([.C6]-3)-[.C6]+16" office:value-type="float" office:value="-51.3097987238286" calcext:value-type="float">
            <text:p>-51.3097987238</text:p>
          </table:table-cell>
          <table:table-cell table:style-name="ce25" table:formula="of:=EXP(4-([.C7]^2))+3*[.C7]*COS(3-[.C7])-2*[.C7]+16" office:value-type="float" office:value="213.974884863765" calcext:value-type="float">
            <text:p>213.9748848638</text:p>
          </table:table-cell>
          <table:table-cell table:style-name="ce26" table:formula="of:=ABS([.C7]-[.C6])" office:value-type="float" office:value="96.5580531949317" calcext:value-type="float">
            <text:p>96.5580531949</text:p>
          </table:table-cell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23" table:formula="of:=EXP(4-([.C7]^2))+3*[.C7]*COS([.C7]-3)-[.C7]+16" office:value-type="float" office:value="162.665086139936" calcext:value-type="float">
            <text:p>162.6650861399</text:p>
          </table:table-cell>
          <table:table-cell table:style-name="ce25" table:formula="of:=EXP(4-([.C8]^2))+3*[.C8]*COS(3-[.C8])-2*[.C8]+16" office:value-type="float" office:value="-723.784349433712" calcext:value-type="float">
            <text:p>-723.7843494337</text:p>
          </table:table-cell>
          <table:table-cell table:style-name="ce26" table:formula="of:=ABS([.C8]-[.C7])" office:value-type="float" office:value="213.974884863765" calcext:value-type="float">
            <text:p>213.9748848638</text:p>
          </table:table-cell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ce19" office:value-type="float" office:value="7" calcext:value-type="float">
            <text:p>7</text:p>
          </table:table-cell>
          <table:table-cell table:style-name="ce23" table:formula="of:=EXP(4-([.C8]^2))+3*[.C8]*COS([.C8]-3)-[.C8]+16" office:value-type="float" office:value="-561.119263293776" calcext:value-type="float">
            <text:p>-561.1192632938</text:p>
          </table:table-cell>
          <table:table-cell table:style-name="ce25" table:formula="of:=EXP(4-([.C9]^2))+3*[.C9]*COS(3-[.C9])-2*[.C9]+16" office:value-type="float" office:value="798.229293651788" calcext:value-type="float">
            <text:p>798.2292936518</text:p>
          </table:table-cell>
          <table:table-cell table:style-name="ce26" table:formula="of:=ABS([.C9]-[.C8])" office:value-type="float" office:value="723.784349433712" calcext:value-type="float">
            <text:p>723.7843494337</text:p>
          </table:table-cell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ce19" office:value-type="float" office:value="8" calcext:value-type="float">
            <text:p>8</text:p>
          </table:table-cell>
          <table:table-cell table:style-name="ce23" table:formula="of:=EXP(4-([.C9]^2))+3*[.C9]*COS([.C9]-3)-[.C9]+16" office:value-type="float" office:value="237.110030358012" calcext:value-type="float">
            <text:p>237.110030358</text:p>
          </table:table-cell>
          <table:table-cell table:style-name="ce25" table:formula="of:=EXP(4-([.C10]^2))+3*[.C10]*COS(3-[.C10])-2*[.C10]+16" office:value-type="float" office:value="-501.852433669925" calcext:value-type="float">
            <text:p>-501.8524336699</text:p>
          </table:table-cell>
          <table:table-cell table:style-name="ce26" table:formula="of:=ABS([.C10]-[.C9])" office:value-type="float" office:value="798.229293651788" calcext:value-type="float">
            <text:p>798.2292936518</text:p>
          </table:table-cell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ce19" office:value-type="float" office:value="9" calcext:value-type="float">
            <text:p>9</text:p>
          </table:table-cell>
          <table:table-cell table:style-name="ce23" table:formula="of:=EXP(4-([.C10]^2))+3*[.C10]*COS([.C10]-3)-[.C10]+16" office:value-type="float" office:value="-264.742403311913" calcext:value-type="float">
            <text:p>-264.7424033119</text:p>
          </table:table-cell>
          <table:table-cell table:style-name="ce25" table:formula="of:=EXP(4-([.C11]^2))+3*[.C11]*COS(3-[.C11])-2*[.C11]+16" office:value-type="float" office:value="1149.33252332221" calcext:value-type="float">
            <text:p>1149.3325233222</text:p>
          </table:table-cell>
          <table:table-cell table:style-name="ce26" table:formula="of:=ABS([.C11]-[.C10])" office:value-type="float" office:value="501.852433669925" calcext:value-type="float">
            <text:p>501.8524336699</text:p>
          </table:table-cell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ce19" office:value-type="float" office:value="10" calcext:value-type="float">
            <text:p>10</text:p>
          </table:table-cell>
          <table:table-cell table:style-name="ce23" table:formula="of:=EXP(4-([.C11]^2))+3*[.C11]*COS([.C11]-3)-[.C11]+16" office:value-type="float" office:value="884.590120010296" calcext:value-type="float">
            <text:p>884.5901200103</text:p>
          </table:table-cell>
          <table:table-cell table:style-name="ce25" table:formula="of:=EXP(4-([.C12]^2))+3*[.C12]*COS(3-[.C12])-2*[.C12]+16" office:value-type="float" office:value="-2721.18347111856" calcext:value-type="float">
            <text:p>-2721.1834711186</text:p>
          </table:table-cell>
          <table:table-cell table:style-name="ce26" table:formula="of:=ABS([.C12]-[.C11])" office:value-type="float" office:value="1149.33252332221" calcext:value-type="float">
            <text:p>1149.3325233222</text:p>
          </table:table-cell>
          <table:table-cell table:number-columns-repeated="3"/>
          <table:table-cell table:style-name="ce19"/>
          <table:table-cell table:number-columns-repeated="1015"/>
        </table:table-row>
        <table:table-row table:style-name="ro1">
          <table:table-cell/>
          <table:table-cell table:style-name="ce19" office:value-type="float" office:value="11" calcext:value-type="float">
            <text:p>11</text:p>
          </table:table-cell>
          <table:table-cell table:style-name="ce23" table:formula="of:=EXP(4-([.C12]^2))+3*[.C12]*COS([.C12]-3)-[.C12]+16" office:value-type="float" office:value="-1836.59335110826" calcext:value-type="float">
            <text:p>-1836.5933511083</text:p>
          </table:table-cell>
          <table:table-cell table:style-name="ce25" table:formula="of:=EXP(4-([.C13]^2))+3*[.C13]*COS(3-[.C13])-2*[.C13]+16" office:value-type="float" office:value="2644.00391955574" calcext:value-type="float">
            <text:p>2644.0039195557</text:p>
          </table:table-cell>
          <table:table-cell table:style-name="ce26" table:formula="of:=ABS([.C13]-[.C12])" office:value-type="float" office:value="2721.18347111856" calcext:value-type="float">
            <text:p>2721.1834711186</text:p>
          </table:table-cell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ce19" office:value-type="float" office:value="12" calcext:value-type="float">
            <text:p>12</text:p>
          </table:table-cell>
          <table:table-cell table:style-name="ce23" table:formula="of:=EXP(4-([.C13]^2))+3*[.C13]*COS([.C13]-3)-[.C13]+16" office:value-type="float" office:value="807.410568447477" calcext:value-type="float">
            <text:p>807.4105684475</text:p>
          </table:table-cell>
          <table:table-cell table:style-name="ce25" table:formula="of:=EXP(4-([.C14]^2))+3*[.C14]*COS(3-[.C14])-2*[.C14]+16" office:value-type="float" office:value="791.36289039803" calcext:value-type="float">
            <text:p>791.362890398</text:p>
          </table:table-cell>
          <table:table-cell table:style-name="ce26" table:formula="of:=ABS([.C14]-[.C13])" office:value-type="float" office:value="2644.00391955574" calcext:value-type="float">
            <text:p>2644.0039195557</text:p>
          </table:table-cell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>
          <table:table-cell/>
          <table:table-cell table:style-name="ce20" office:value-type="string" calcext:value-type="string" table:number-columns-spanned="4" table:number-rows-spanned="1">
            <text:p>Diverge</text:p>
          </table:table-cell>
          <table:covered-table-cell table:style-name="ce24"/>
          <table:covered-table-cell table:number-columns-repeated="2" table:style-name="ce21"/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>
          <table:table-cell table:number-columns-repeated="6"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 table:number-rows-repeated="15">
          <table:table-cell/>
          <table:table-cell table:style-name="ce21" table:number-columns-repeated="4"/>
          <table:table-cell/>
          <table:table-cell table:style-name="ce19"/>
          <table:table-cell/>
          <table:table-cell table:style-name="ce19"/>
          <table:table-cell table:number-columns-repeated="1015"/>
        </table:table-row>
        <table:table-row table:style-name="ro1" table:number-rows-repeated="3">
          <table:table-cell table:number-columns-repeated="5"/>
          <table:table-cell table:style-name="ce19" table:number-columns-repeated="4"/>
          <table:table-cell table:number-columns-repeated="1015"/>
        </table:table-row>
        <table:table-row table:style-name="ro1" table:number-rows-repeated="13">
          <table:table-cell table:number-columns-repeated="6"/>
          <table:table-cell table:style-name="ce19" table:number-columns-repeated="3"/>
          <table:table-cell table:number-columns-repeated="1015"/>
        </table:table-row>
        <table:table-row table:style-name="ro1" table:number-rows-repeated="157">
          <table:table-cell table:number-columns-repeated="5"/>
          <table:table-cell table:style-name="ce19" table:number-columns-repeated="4"/>
          <table:table-cell table:number-columns-repeated="1015"/>
        </table:table-row>
        <table:table-row table:style-name="ro1" table:number-rows-repeated="33">
          <table:table-cell table:number-columns-repeated="1024"/>
        </table:table-row>
        <table:table-row table:style-name="ro2" table:number-rows-repeated="104833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ton" table:style-name="ta3">
        <office:forms form:automatic-focus="false" form:apply-design-mode="false"/>
        <table:table-column table:style-name="co14" table:number-columns-repeated="2" table:default-cell-style-name="Default"/>
        <table:table-column table:style-name="co3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4" table:number-columns-repeated="2" table:default-cell-style-name="Default"/>
        <table:table-row table:style-name="ro1">
          <table:table-cell table:style-name="ce19" office:value-type="string" calcext:value-type="string">
            <text:p>Taller 10.3</text:p>
          </table:table-cell>
          <table:table-cell table:style-name="ce19" table:number-columns-repeated="4"/>
          <table:table-cell table:number-columns-repeated="5"/>
        </table:table-row>
        <table:table-row table:style-name="ro1">
          <table:table-cell table:style-name="ce19"/>
          <table:table-cell table:style-name="ce19" office:value-type="string" calcext:value-type="string">
            <text:p>Iter</text:p>
          </table:table-cell>
          <table:table-cell table:style-name="ce19" office:value-type="string" calcext:value-type="string">
            <text:p>x_n</text:p>
          </table:table-cell>
          <table:table-cell table:style-name="ce19" office:value-type="string" calcext:value-type="string">
            <text:p>fx_n</text:p>
          </table:table-cell>
          <table:table-cell table:style-name="ce19" office:value-type="string" calcext:value-type="string">
            <text:p>f’x_n</text:p>
          </table:table-cell>
          <table:table-cell table:style-name="ce19" office:value-type="string" calcext:value-type="string">
            <text:p>Error</text:p>
          </table:table-cell>
          <table:table-cell/>
          <table:table-cell office:value-type="string" calcext:value-type="string">
            <text:p>Respuestas</text:p>
          </table:table-cell>
          <table:table-cell table:number-columns-repeated="2"/>
        </table:table-row>
        <table:table-row table:style-name="ro1">
          <table:table-cell table:style-name="ce19"/>
          <table:table-cell table:style-name="ce19" office:value-type="float" office:value="1" calcext:value-type="float">
            <text:p>1</text:p>
          </table:table-cell>
          <table:table-cell table:style-name="ce31" office:value-type="float" office:value="-20.5" calcext:value-type="float">
            <text:p>-20.5</text:p>
          </table:table-cell>
          <table:table-cell table:style-name="ce25" table:formula="of:=EXP(4-([.C3]^2))+3*[.C3]*COS(3-[.C3])-2*[.C3]+16" office:value-type="float" office:value="60.8071755806569" calcext:value-type="float">
            <text:p>60.8071755807</text:p>
          </table:table-cell>
          <table:table-cell table:style-name="ce19" table:formula="of:=3*COS(3-[.C3])+3*[.C3]*SIN(3-[.C3])-2*EXP(4-([.C3]^2))-2" office:value-type="float" office:value="59.1963288387496" calcext:value-type="float">
            <text:p>59.1963288387</text:p>
          </table:table-cell>
          <table:table-cell table:number-columns-repeated="2"/>
          <table:table-cell office:value-type="float" office:value="-21.7108581519282" calcext:value-type="float">
            <text:p>-21.7108581519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31" table:formula="of:=[.C3]-[.D3]/[.E3]" office:value-type="float" office:value="-21.5272119365087" calcext:value-type="float">
            <text:p>-21.5272119365</text:p>
          </table:table-cell>
          <table:table-cell table:style-name="ce25" table:formula="of:=EXP(4-([.C4]^2))+3*[.C4]*COS(3-[.C4])-2*[.C4]+16" office:value-type="float" office:value="5.95534213276104" calcext:value-type="float">
            <text:p>5.9553421328</text:p>
          </table:table-cell>
          <table:table-cell table:style-name="ce19" table:formula="of:=3*COS(3-[.C4])+3*[.C4]*SIN(3-[.C4])-2*EXP(4-([.C4]^2))-2" office:value-type="float" office:value="37.2262981726286" calcext:value-type="float">
            <text:p>37.2262981726</text:p>
          </table:table-cell>
          <table:table-cell table:style-name="ce26" table:formula="of:=ABS([.C4]-[.C3])" office:value-type="float" office:value="1.02721193650869" calcext:value-type="float">
            <text:p>1.0272119365</text:p>
          </table:table-cell>
          <table:table-cell table:style-name="ce21"/>
          <table:table-cell table:style-name="ce21" office:value-type="float" office:value="4.98566250264031" calcext:value-type="float">
            <text:p>4.9856625026</text:p>
          </table:table-cell>
          <table:table-cell table:style-name="ce21"/>
          <table:table-cell table:style-name="ce5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31" table:formula="of:=[.C4]-[.D4]/[.E4]" office:value-type="float" office:value="-21.6871886848049" calcext:value-type="float">
            <text:p>-21.6871886848</text:p>
          </table:table-cell>
          <table:table-cell table:style-name="ce25" table:formula="of:=EXP(4-([.C5]^2))+3*[.C5]*COS(3-[.C5])-2*[.C5]+16" office:value-type="float" office:value="0.664597595893433" calcext:value-type="float">
            <text:p>0.6645975959</text:p>
          </table:table-cell>
          <table:table-cell table:style-name="ce19" table:formula="of:=3*COS(3-[.C5])+3*[.C5]*SIN(3-[.C5])-2*EXP(4-([.C5]^2))-2" office:value-type="float" office:value="28.7458258650641" calcext:value-type="float">
            <text:p>28.7458258651</text:p>
          </table:table-cell>
          <table:table-cell table:style-name="ce26" table:formula="of:=ABS([.C5]-[.C4])" office:value-type="float" office:value="0.159976748296177" calcext:value-type="float">
            <text:p>0.1599767483</text:p>
          </table:table-cell>
          <table:table-cell table:style-name="ce21" table:number-columns-repeated="3"/>
          <table:table-cell table:style-name="ce5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31" table:formula="of:=[.C5]-[.D5]/[.E5]" office:value-type="float" office:value="-21.7103084796235" calcext:value-type="float">
            <text:p>-21.7103084796</text:p>
          </table:table-cell>
          <table:table-cell table:style-name="ce25" table:formula="of:=EXP(4-([.C6]^2))+3*[.C6]*COS(3-[.C6])-2*[.C6]+16" office:value-type="float" office:value="0.0150736875865647" calcext:value-type="float">
            <text:p>0.0150736876</text:p>
          </table:table-cell>
          <table:table-cell table:style-name="ce19" table:formula="of:=3*COS(3-[.C6])+3*[.C6]*SIN(3-[.C6])-2*EXP(4-([.C6]^2))-2" office:value-type="float" office:value="27.4386961015955" calcext:value-type="float">
            <text:p>27.4386961016</text:p>
          </table:table-cell>
          <table:table-cell table:style-name="ce26" table:formula="of:=ABS([.C6]-[.C5])" office:value-type="float" office:value="0.023119794818669" calcext:value-type="float">
            <text:p>0.0231197948</text:p>
          </table:table-cell>
          <table:table-cell table:style-name="ce21" table:number-columns-repeated="3"/>
          <table:table-cell table:style-name="ce5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table:style-name="ce31" table:formula="of:=[.C6]-[.D6]/[.E6]" office:value-type="float" office:value="-21.710857838366" calcext:value-type="float">
            <text:p>-21.7108578384</text:p>
          </table:table-cell>
          <table:table-cell table:style-name="ce25" table:formula="of:=EXP(4-([.C7]^2))+3*[.C7]*COS(3-[.C7])-2*[.C7]+16" office:value-type="float" office:value="0.00000859392294927375" calcext:value-type="float">
            <text:p>8.59392294927375E-06</text:p>
          </table:table-cell>
          <table:table-cell table:style-name="ce19" table:formula="of:=3*COS(3-[.C7])+3*[.C7]*SIN(3-[.C7])-2*EXP(4-([.C7]^2))-2" office:value-type="float" office:value="27.4074072389597" calcext:value-type="float">
            <text:p>27.407407239</text:p>
          </table:table-cell>
          <table:table-cell table:style-name="ce26" table:formula="of:=ABS([.C7]-[.C6])" office:value-type="float" office:value="0.000549358742514272" calcext:value-type="float">
            <text:p>0.0005493587</text:p>
          </table:table-cell>
          <table:table-cell table:style-name="ce21" table:number-columns-repeated="3"/>
          <table:table-cell table:style-name="ce5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31" table:formula="of:=[.C7]-[.D7]/[.E7]" office:value-type="float" office:value="-21.7108581519281" calcext:value-type="float">
            <text:p>-21.7108581519</text:p>
          </table:table-cell>
          <table:table-cell table:style-name="ce34" table:formula="of:=EXP(4-([.C8]^2))+3*[.C8]*COS(3-[.C8])-2*[.C8]+16" office:value-type="float" office:value="0.0000000000028279600883252" calcext:value-type="float">
            <text:p>2.8279600883252E-12</text:p>
          </table:table-cell>
          <table:table-cell table:style-name="ce19" table:formula="of:=3*COS(3-[.C8])+3*[.C8]*SIN(3-[.C8])-2*EXP(4-([.C8]^2))-2" office:value-type="float" office:value="27.4073893769487" calcext:value-type="float">
            <text:p>27.4073893769</text:p>
          </table:table-cell>
          <table:table-cell table:style-name="ce26" table:formula="of:=ABS([.C8]-[.C7])" office:value-type="float" office:value="0.000000313562054543581" calcext:value-type="float">
            <text:p>3.13562054543581E-07</text:p>
          </table:table-cell>
          <table:table-cell table:style-name="ce21" table:number-columns-repeated="3"/>
          <table:table-cell table:style-name="ce5"/>
        </table:table-row>
        <table:table-row table:style-name="ro1">
          <table:table-cell/>
          <table:table-cell table:style-name="ce19" office:value-type="float" office:value="7" calcext:value-type="float">
            <text:p>7</text:p>
          </table:table-cell>
          <table:table-cell table:style-name="ce31" table:formula="of:=[.C8]-[.D8]/[.E8]" office:value-type="float" office:value="-21.7108581519282" calcext:value-type="float">
            <text:p>-21.7108581519</text:p>
          </table:table-cell>
          <table:table-cell table:style-name="ce25" table:formula="of:=EXP(4-([.C9]^2))+3*[.C9]*COS(3-[.C9])-2*[.C9]+16" office:value-type="float" office:value="0" calcext:value-type="float">
            <text:p>0</text:p>
          </table:table-cell>
          <table:table-cell table:style-name="ce19" table:formula="of:=3*COS(3-[.C9])+3*[.C9]*SIN(3-[.C9])-2*EXP(4-([.C9]^2))-2" office:value-type="float" office:value="27.4073893769428" calcext:value-type="float">
            <text:p>27.4073893769</text:p>
          </table:table-cell>
          <table:table-cell table:style-name="ce26" table:formula="of:=ABS([.C9]-[.C8])" office:value-type="float" office:value="0.000000000000103028696685215" calcext:value-type="float">
            <text:p>1.03028696685215E-13</text:p>
          </table:table-cell>
          <table:table-cell table:style-name="ce21" table:number-columns-repeated="3"/>
          <table:table-cell table:style-name="ce5"/>
        </table:table-row>
        <table:table-row table:style-name="ro1">
          <table:table-cell/>
          <table:table-cell table:style-name="ce21"/>
          <table:table-cell table:style-name="ce32" office:value-type="float" office:value="-21.710858153" calcext:value-type="float">
            <text:p>-21.710858153</text:p>
          </table:table-cell>
          <table:table-cell table:style-name="ce34" table:formula="of:=EXP(4-([.C10]^2))+3*[.C10]*COS(3-[.C10])-2*[.C10]+16" office:value-type="float" office:value="-0.0000000293751583058111" calcext:value-type="float">
            <text:p>-2.93751583058111E-08</text:p>
          </table:table-cell>
          <table:table-cell table:style-name="ce21"/>
          <table:table-cell table:style-name="ce32" table:formula="of:=ABS([.C10]-[.C9])" office:value-type="float" office:value="0.00000000107179687347525" calcext:value-type="float">
            <text:p>1.07179687347525E-09</text:p>
          </table:table-cell>
          <table:table-cell table:style-name="ce37"/>
          <table:table-cell table:style-name="ce21" table:number-columns-repeated="2"/>
          <table:table-cell table:style-name="ce5"/>
        </table:table-row>
        <table:table-row table:style-name="ro1">
          <table:table-cell/>
          <table:table-cell table:style-name="ce21" table:number-columns-repeated="2"/>
          <table:table-cell table:style-name="ce35"/>
          <table:table-cell table:style-name="ce21" table:number-columns-repeated="2"/>
          <table:table-cell table:style-name="ce5" table:number-columns-repeated="4"/>
        </table:table-row>
        <table:table-row table:style-name="ro1">
          <table:table-cell/>
          <table:table-cell table:style-name="ce19" office:value-type="string" calcext:value-type="string">
            <text:p>Iter</text:p>
          </table:table-cell>
          <table:table-cell table:style-name="ce19" office:value-type="string" calcext:value-type="string">
            <text:p>x_n</text:p>
          </table:table-cell>
          <table:table-cell table:style-name="ce19" office:value-type="string" calcext:value-type="string">
            <text:p>fx_n</text:p>
          </table:table-cell>
          <table:table-cell table:style-name="ce19" office:value-type="string" calcext:value-type="string">
            <text:p>f’x_n</text:p>
          </table:table-cell>
          <table:table-cell table:style-name="ce19" office:value-type="string" calcext:value-type="string">
            <text:p>Error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25" table:formula="of:=EXP(4-([.C13]^2))+3*[.C13]*COS(3-[.C13])-2*[.C13]+16" office:value-type="float" office:value="-0.24220254744888" calcext:value-type="float">
            <text:p>-0.2422025474</text:p>
          </table:table-cell>
          <table:table-cell table:style-name="ce19" table:formula="of:=3*COS(3-[.C13])+3*[.C13]*SIN(3-[.C13])-2*EXP(4-([.C13]^2))-2" office:value-type="float" office:value="-16.8879019135432" calcext:value-type="float">
            <text:p>-16.8879019135</text:p>
          </table:table-cell>
          <table:table-cell/>
          <table:table-cell table:style-name="ce5" table:number-columns-repeated="4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31" table:formula="of:=[.C13]-[.D13]/[.E13]" office:value-type="float" office:value="4.98565822156661" calcext:value-type="float">
            <text:p>4.9856582216</text:p>
          </table:table-cell>
          <table:table-cell table:style-name="ce25" table:formula="of:=EXP(4-([.C14]^2))+3*[.C14]*COS(3-[.C14])-2*[.C14]+16" office:value-type="float" office:value="0.0000723389882857361" calcext:value-type="float">
            <text:p>0.000072339</text:p>
          </table:table-cell>
          <table:table-cell table:style-name="ce19" table:formula="of:=3*COS(3-[.C14])+3*[.C14]*SIN(3-[.C14])-2*EXP(4-([.C14]^2))-2" office:value-type="float" office:value="-16.8973949684834" calcext:value-type="float">
            <text:p>-16.8973949685</text:p>
          </table:table-cell>
          <table:table-cell table:style-name="ce26" table:formula="of:=ABS([.C14]-[.C13])" office:value-type="float" office:value="0.0143417784333915" calcext:value-type="float">
            <text:p>0.0143417784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31" table:formula="of:=[.C14]-[.D14]/[.E14]" office:value-type="float" office:value="4.98566250264002" calcext:value-type="float">
            <text:p>4.9856625026</text:p>
          </table:table-cell>
          <table:table-cell table:style-name="ce34" table:formula="of:=EXP(4-([.C15]^2))+3*[.C15]*COS(3-[.C15])-2*[.C15]+16" office:value-type="float" office:value="0.00000000000489208673570829" calcext:value-type="float">
            <text:p>4.89208673570829E-12</text:p>
          </table:table-cell>
          <table:table-cell table:style-name="ce19" table:formula="of:=3*COS(3-[.C15])+3*[.C15]*SIN(3-[.C15])-2*EXP(4-([.C15]^2))-2" office:value-type="float" office:value="-16.8973926669084" calcext:value-type="float">
            <text:p>-16.8973926669</text:p>
          </table:table-cell>
          <table:table-cell table:style-name="ce26" table:formula="of:=ABS([.C15]-[.C14])" office:value-type="float" office:value="0.00000428107340955108" calcext:value-type="float">
            <text:p>4.28107340955108E-06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31" table:formula="of:=[.C15]-[.D15]/[.E15]" office:value-type="float" office:value="4.98566250264031" calcext:value-type="float">
            <text:p>4.9856625026</text:p>
          </table:table-cell>
          <table:table-cell table:style-name="ce25" table:formula="of:=EXP(4-([.C16]^2))+3*[.C16]*COS(3-[.C16])-2*[.C16]+16" office:value-type="float" office:value="0" calcext:value-type="float">
            <text:p>0</text:p>
          </table:table-cell>
          <table:table-cell table:style-name="ce19" table:formula="of:=3*COS(3-[.C16])+3*[.C16]*SIN(3-[.C16])-2*EXP(4-([.C16]^2))-2" office:value-type="float" office:value="-16.8973926669082" calcext:value-type="float">
            <text:p>-16.8973926669</text:p>
          </table:table-cell>
          <table:table-cell table:style-name="ce26" table:formula="of:=ABS([.C16]-[.C15])" office:value-type="float" office:value="0.000000000000289546164822241" calcext:value-type="float">
            <text:p>2.89546164822241E-13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21"/>
          <table:table-cell table:style-name="ce32" office:value-type="float" office:value="4.9856625027" calcext:value-type="float">
            <text:p>4.9856625027</text:p>
          </table:table-cell>
          <table:table-cell table:style-name="ce34" table:formula="of:=EXP(4-([.C17]^2))+3*[.C17]*COS(3-[.C17])-2*[.C17]+16" office:value-type="float" office:value="-0.00000000100865094054825" calcext:value-type="float">
            <text:p>-0.000000001</text:p>
          </table:table-cell>
          <table:table-cell table:style-name="ce21"/>
          <table:table-cell table:style-name="ce32" table:formula="of:=ABS([.C17]-[.C16])" office:value-type="float" office:value="0.000000000059692695231206" calcext:value-type="float">
            <text:p>5.9692695231206E-11</text:p>
          </table:table-cell>
          <table:table-cell table:style-name="ce5" table:number-columns-repeated="4"/>
        </table:table-row>
        <table:table-row table:style-name="ro1">
          <table:table-cell/>
          <table:table-cell table:style-name="ce21" table:number-columns-repeated="2"/>
          <table:table-cell table:style-name="ce35"/>
          <table:table-cell table:style-name="ce21" table:number-columns-repeated="2"/>
          <table:table-cell table:style-name="ce5" table:number-columns-repeated="4"/>
        </table:table-row>
        <table:table-row table:style-name="ro1" table:number-rows-repeated="2">
          <table:table-cell/>
          <table:table-cell table:style-name="ce21" table:number-columns-repeated="2"/>
          <table:table-cell table:style-name="ce35"/>
          <table:table-cell table:style-name="ce21" table:number-columns-repeated="2"/>
          <table:table-cell table:style-name="ce5" table:number-columns-repeated="4"/>
        </table:table-row>
        <table:table-row table:style-name="ro1">
          <table:table-cell table:style-name="ce19"/>
          <table:table-cell table:style-name="ce21" table:number-columns-repeated="2"/>
          <table:table-cell table:style-name="ce35"/>
          <table:table-cell table:style-name="ce21" table:number-columns-repeated="2"/>
          <table:table-cell table:style-name="ce5" table:number-columns-repeated="4"/>
        </table:table-row>
        <table:table-row table:style-name="ro1" table:number-rows-repeated="4">
          <table:table-cell table:style-name="ce19"/>
          <table:table-cell table:style-name="ce21" table:number-columns-repeated="2"/>
          <table:table-cell table:style-name="ce35"/>
          <table:table-cell table:style-name="ce21" table:number-columns-repeated="2"/>
          <table:table-cell table:number-columns-repeated="4"/>
        </table:table-row>
        <table:table-row table:style-name="ro1">
          <table:table-cell table:style-name="ce19"/>
          <table:table-cell table:style-name="ce30"/>
          <table:table-cell table:style-name="ce33"/>
          <table:table-cell table:style-name="ce35"/>
          <table:table-cell table:style-name="ce21"/>
          <table:table-cell table:style-name="ce33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2"/>
          <table:table-cell table:style-name="ce35"/>
          <table:table-cell table:style-name="ce21" table:number-columns-repeated="2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5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2"/>
          <table:table-cell table:style-name="ce35"/>
          <table:table-cell table:style-name="ce21"/>
          <table:table-cell table:style-name="ce5"/>
          <table:table-cell table:number-columns-repeated="4"/>
        </table:table-row>
        <table:table-row table:style-name="ro1" table:number-rows-repeated="2">
          <table:table-cell table:style-name="ce19"/>
          <table:table-cell table:style-name="ce21" table:number-columns-repeated="2"/>
          <table:table-cell table:style-name="ce35"/>
          <table:table-cell table:style-name="ce21" table:number-columns-repeated="2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2"/>
          <table:table-cell table:style-name="ce36"/>
          <table:table-cell table:style-name="ce21" table:number-columns-repeated="2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2"/>
          <table:table-cell table:style-name="ce35"/>
          <table:table-cell table:style-name="ce21" table:number-columns-repeated="2"/>
          <table:table-cell table:number-columns-repeated="4"/>
        </table:table-row>
        <table:table-row table:style-name="ro1">
          <table:table-cell table:style-name="ce19"/>
          <table:table-cell table:style-name="ce21"/>
          <table:table-cell table:style-name="ce33"/>
          <table:table-cell table:style-name="ce36"/>
          <table:table-cell table:style-name="ce21"/>
          <table:table-cell table:style-name="ce33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4"/>
          <table:table-cell table:style-name="ce5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5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2"/>
          <table:table-cell table:style-name="ce35"/>
          <table:table-cell table:style-name="ce21"/>
          <table:table-cell table:style-name="ce5"/>
          <table:table-cell table:number-columns-repeated="4"/>
        </table:table-row>
        <table:table-row table:style-name="ro1" table:number-rows-repeated="4">
          <table:table-cell table:style-name="ce19"/>
          <table:table-cell table:style-name="ce21" table:number-columns-repeated="2"/>
          <table:table-cell table:style-name="ce35"/>
          <table:table-cell table:style-name="ce21" table:number-columns-repeated="2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2"/>
          <table:table-cell table:style-name="ce36"/>
          <table:table-cell table:style-name="ce21" table:number-columns-repeated="2"/>
          <table:table-cell table:number-columns-repeated="4"/>
        </table:table-row>
        <table:table-row table:style-name="ro1">
          <table:table-cell table:style-name="ce19"/>
          <table:table-cell table:style-name="ce21" table:number-columns-repeated="2"/>
          <table:table-cell table:style-name="ce35"/>
          <table:table-cell table:style-name="ce21" table:number-columns-repeated="2"/>
          <table:table-cell table:number-columns-repeated="4"/>
        </table:table-row>
        <table:table-row table:style-name="ro1">
          <table:table-cell table:style-name="ce19"/>
          <table:table-cell table:style-name="ce21"/>
          <table:table-cell table:style-name="ce33"/>
          <table:table-cell table:style-name="ce36"/>
          <table:table-cell table:style-name="ce21"/>
          <table:table-cell table:style-name="ce33"/>
          <table:table-cell table:number-columns-repeated="4"/>
        </table:table-row>
        <table:table-row table:style-name="ro1" table:number-rows-repeated="41">
          <table:table-cell table:style-name="ce19" table:number-columns-repeated="5"/>
          <table:table-cell table:number-columns-repeated="5"/>
        </table:table-row>
        <table:table-row table:style-name="ro1" table:number-rows-repeated="1048490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ecante" table:style-name="ta3">
        <office:forms form:automatic-focus="false" form:apply-design-mode="false"/>
        <table:table-column table:style-name="co14" table:default-cell-style-name="Default"/>
        <table:table-column table:style-name="co18" table:default-cell-style-name="ce19"/>
        <table:table-column table:style-name="co3" table:default-cell-style-name="ce19"/>
        <table:table-column table:style-name="co19" table:default-cell-style-name="ce19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Taller 10.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table:style-name="ce21" office:value-type="string" calcext:value-type="string">
            <text:p>x_n</text:p>
          </table:table-cell>
          <table:table-cell table:style-name="ce21" office:value-type="string" calcext:value-type="string">
            <text:p>f(x_n)</text:p>
          </table:table-cell>
          <table:table-cell table:style-name="ce21" office:value-type="string" calcext:value-type="string">
            <text:p>Err</text:p>
          </table:table-cell>
          <table:table-cell/>
          <table:table-cell office:value-type="string" calcext:value-type="string">
            <text:p>Respuestas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-21" calcext:value-type="float">
            <text:p>-21</text:p>
          </table:table-cell>
          <table:table-cell table:style-name="ce38" table:formula="of:=EXP(4-([.C3]^2))+3*[.C3]*COS(3-[.C3])-2*[.C3]+16" office:value-type="float" office:value="31.2767225377692" calcext:value-type="float">
            <text:p>31.2767225378</text:p>
          </table:table-cell>
          <table:table-cell table:style-name="ce21"/>
          <table:table-cell/>
          <table:table-cell office:value-type="float" office:value="-21.7108581519282" calcext:value-type="float">
            <text:p>-21.7108581519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-22" calcext:value-type="float">
            <text:p>-22</text:p>
          </table:table-cell>
          <table:table-cell table:style-name="ce38" table:formula="of:=EXP(4-([.C4]^2))+3*[.C4]*COS(3-[.C4])-2*[.C4]+16" office:value-type="float" office:value="-5.41938558298925" calcext:value-type="float">
            <text:p>-5.419385583</text:p>
          </table:table-cell>
          <table:table-cell table:style-name="ce21"/>
          <table:table-cell/>
          <table:table-cell office:value-type="float" office:value="4.98566250264031" calcext:value-type="float">
            <text:p>4.9856625026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1" table:formula="of:=[.C4]-[.D4]*([.C4]-[.C3])/([.D4]-[.D3])" office:value-type="float" office:value="-21.8523171567635" calcext:value-type="float">
            <text:p>-21.8523171568</text:p>
          </table:table-cell>
          <table:table-cell table:style-name="ce38" table:formula="of:=EXP(4-([.C5]^2))+3*[.C5]*COS(3-[.C5])-2*[.C5]+16" office:value-type="float" office:value="-3.29154182512958" calcext:value-type="float">
            <text:p>-3.2915418251</text:p>
          </table:table-cell>
          <table:table-cell table:style-name="ce26" table:formula="of:=ABS([.C5]-[.C4])" office:value-type="float" office:value="0.147682843236545" calcext:value-type="float">
            <text:p>0.1476828432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1" table:formula="of:=[.C5]-[.D5]*([.C5]-[.C4])/([.D5]-[.D4])" office:value-type="float" office:value="-21.6238679327208" calcext:value-type="float">
            <text:p>-21.6238679327</text:p>
          </table:table-cell>
          <table:table-cell table:style-name="ce38" table:formula="of:=EXP(4-([.C6]^2))+3*[.C6]*COS(3-[.C6])-2*[.C6]+16" office:value-type="float" office:value="2.5957544822685" calcext:value-type="float">
            <text:p>2.5957544823</text:p>
          </table:table-cell>
          <table:table-cell table:style-name="ce26" table:formula="of:=ABS([.C6]-[.C5])" office:value-type="float" office:value="0.228449224042702" calcext:value-type="float">
            <text:p>0.2284492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1" table:formula="of:=[.C6]-[.D6]*([.C6]-[.C5])/([.D6]-[.D5])" office:value-type="float" office:value="-21.7245929627374" calcext:value-type="float">
            <text:p>-21.7245929627</text:p>
          </table:table-cell>
          <table:table-cell table:style-name="ce38" table:formula="of:=EXP(4-([.C7]^2))+3*[.C7]*COS(3-[.C7])-2*[.C7]+16" office:value-type="float" office:value="-0.371047258869318" calcext:value-type="float">
            <text:p>-0.3710472589</text:p>
          </table:table-cell>
          <table:table-cell table:style-name="ce26" table:formula="of:=ABS([.C7]-[.C6])" office:value-type="float" office:value="0.100725030016655" calcext:value-type="float">
            <text:p>0.10072503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1" table:formula="of:=[.C7]-[.D7]*([.C7]-[.C6])/([.D7]-[.D6])" office:value-type="float" office:value="-21.7119956442955" calcext:value-type="float">
            <text:p>-21.7119956443</text:p>
          </table:table-cell>
          <table:table-cell table:style-name="ce38" table:formula="of:=EXP(4-([.C8]^2))+3*[.C8]*COS(3-[.C8])-2*[.C8]+16" office:value-type="float" office:value="-0.031138834582876" calcext:value-type="float">
            <text:p>-0.0311388346</text:p>
          </table:table-cell>
          <table:table-cell table:style-name="ce26" table:formula="of:=ABS([.C8]-[.C7])" office:value-type="float" office:value="0.0125973184419372" calcext:value-type="float">
            <text:p>0.0125973184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1" table:formula="of:=[.C8]-[.D8]*([.C8]-[.C7])/([.D8]-[.D7])" office:value-type="float" office:value="-21.7108416104819" calcext:value-type="float">
            <text:p>-21.7108416105</text:p>
          </table:table-cell>
          <table:table-cell table:style-name="ce38" table:formula="of:=EXP(4-([.C9]^2))+3*[.C9]*COS(3-[.C9])-2*[.C9]+16" office:value-type="float" office:value="0.00045336565359122" calcext:value-type="float">
            <text:p>0.0004533657</text:p>
          </table:table-cell>
          <table:table-cell table:style-name="ce26" table:formula="of:=ABS([.C9]-[.C8])" office:value-type="float" office:value="0.00115403381359158" calcext:value-type="float">
            <text:p>0.0011540338</text:p>
          </table:table-cell>
          <table:table-cell table:number-columns-repeated="3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31" table:formula="of:=[.C9]-[.D9]*([.C9]-[.C8])/([.D9]-[.D8])" office:value-type="float" office:value="-21.7108581715093" calcext:value-type="float">
            <text:p>-21.7108581715</text:p>
          </table:table-cell>
          <table:table-cell table:style-name="ce38" table:formula="of:=EXP(4-([.C10]^2))+3*[.C10]*COS(3-[.C10])-2*[.C10]+16" office:value-type="float" office:value="-0.000000536666469486136" calcext:value-type="float">
            <text:p>-5.36666469486136E-07</text:p>
          </table:table-cell>
          <table:table-cell table:style-name="ce26" table:formula="of:=ABS([.C10]-[.C9])" office:value-type="float" office:value="0.0000165610274116545" calcext:value-type="float">
            <text:p>0.000016561</text:p>
          </table:table-cell>
          <table:table-cell table:style-name="ce40" table:number-columns-repeated="3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31" table:formula="of:=[.C10]-[.D10]*([.C10]-[.C9])/([.D10]-[.D9])" office:value-type="float" office:value="-21.7108581519285" calcext:value-type="float">
            <text:p>-21.7108581519</text:p>
          </table:table-cell>
          <table:table-cell table:style-name="ce39" table:formula="of:=EXP(4-([.C11]^2))+3*[.C11]*COS(3-[.C11])-2*[.C11]+16" office:value-type="float" office:value="-0.00000000000926547727431171" calcext:value-type="float">
            <text:p>-9.26547727431171E-12</text:p>
          </table:table-cell>
          <table:table-cell table:style-name="ce26" table:formula="of:=ABS([.C11]-[.C10])" office:value-type="float" office:value="0.0000000195807494662859" calcext:value-type="float">
            <text:p>1.95807494662859E-08</text:p>
          </table:table-cell>
          <table:table-cell table:style-name="ce40" table:number-columns-repeated="3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31" table:formula="of:=[.C11]-[.D11]*([.C11]-[.C10])/([.D11]-[.D10])" office:value-type="float" office:value="-21.7108581519282" calcext:value-type="float">
            <text:p>-21.7108581519</text:p>
          </table:table-cell>
          <table:table-cell table:style-name="ce38" table:formula="of:=EXP(4-([.C12]^2))+3*[.C12]*COS(3-[.C12])-2*[.C12]+16" office:value-type="float" office:value="0" calcext:value-type="float">
            <text:p>0</text:p>
          </table:table-cell>
          <table:table-cell table:style-name="ce26" table:formula="of:=ABS([.C12]-[.C11])" office:value-type="float" office:value="0.000000000000337507799486048" calcext:value-type="float">
            <text:p>3.37507799486048E-13</text:p>
          </table:table-cell>
          <table:table-cell table:style-name="ce40" table:number-columns-repeated="3"/>
        </table:table-row>
        <table:table-row table:style-name="ro1">
          <table:table-cell/>
          <table:table-cell table:style-name="ce21"/>
          <table:table-cell table:style-name="ce32" office:value-type="float" office:value="-21.710858151" calcext:value-type="float">
            <text:p>-21.710858151</text:p>
          </table:table-cell>
          <table:table-cell table:style-name="ce39" table:formula="of:=EXP(4-([.C13]^2))+3*[.C13]*COS(3-[.C13])-2*[.C13]+16" office:value-type="float" office:value="0.0000000254396184118377" calcext:value-type="float">
            <text:p>2.54396184118377E-08</text:p>
          </table:table-cell>
          <table:table-cell table:style-name="ce32" table:formula="of:=ABS([.C13]-[.C12])" office:value-type="float" office:value="0.000000000928203292005492" calcext:value-type="float">
            <text:p>9.28203292005492E-10</text:p>
          </table:table-cell>
          <table:table-cell table:number-columns-repeated="3"/>
        </table:table-row>
        <table:table-row table:style-name="ro1">
          <table:table-cell/>
          <table:table-cell table:style-name="ce21" table:number-columns-repeated="2"/>
          <table:table-cell table:style-name="ce38"/>
          <table:table-cell table:style-name="ce21"/>
          <table:table-cell table:number-columns-repeated="3"/>
        </table:table-row>
        <table:table-row table:style-name="ro1">
          <table:table-cell/>
          <table:table-cell office:value-type="string" calcext:value-type="string">
            <text:p>Iter</text:p>
          </table:table-cell>
          <table:table-cell table:style-name="ce21" office:value-type="string" calcext:value-type="string">
            <text:p>x_n</text:p>
          </table:table-cell>
          <table:table-cell table:style-name="ce21" office:value-type="string" calcext:value-type="string">
            <text:p>f(x_n)</text:p>
          </table:table-cell>
          <table:table-cell table:style-name="ce21" office:value-type="string" calcext:value-type="string">
            <text:p>Err</text:p>
          </table:table-cell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38" table:formula="of:=EXP(4-([.C16]^2))+3*[.C16]*COS(3-[.C16])-2*[.C16]+16" office:value-type="float" office:value="-0.24220254744888" calcext:value-type="float">
            <text:p>-0.2422025474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31" office:value-type="float" office:value="4" calcext:value-type="float">
            <text:p>4</text:p>
          </table:table-cell>
          <table:table-cell table:style-name="ce38" table:formula="of:=EXP(4-([.C17]^2))+3*[.C17]*COS(3-[.C17])-2*[.C17]+16" office:value-type="float" office:value="14.48363381463" calcext:value-type="float">
            <text:p>14.4836338146</text:p>
          </table:table-cell>
          <table:table-cell table:style-name="ce21"/>
          <table:table-cell table:number-columns-repeated="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31" table:formula="of:=[.C17]-[.D17]*([.C17]-[.C16])/([.D17]-[.D16])" office:value-type="float" office:value="4.98355254387638" calcext:value-type="float">
            <text:p>4.9835525439</text:p>
          </table:table-cell>
          <table:table-cell table:style-name="ce38" table:formula="of:=EXP(4-([.C18]^2))+3*[.C18]*COS(3-[.C18])-2*[.C18]+16" office:value-type="float" office:value="0.0356539714516" calcext:value-type="float">
            <text:p>0.0356539715</text:p>
          </table:table-cell>
          <table:table-cell table:style-name="ce26" table:formula="of:=ABS([.C18]-[.C17])" office:value-type="float" office:value="0.983552543876382" calcext:value-type="float">
            <text:p>0.9835525439</text:p>
          </table:table-cell>
          <table:table-cell table:number-columns-repeated="3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31" table:formula="of:=[.C18]-[.D18]*([.C18]-[.C17])/([.D18]-[.D17])" office:value-type="float" office:value="4.98597970356937" calcext:value-type="float">
            <text:p>4.9859797036</text:p>
          </table:table-cell>
          <table:table-cell table:style-name="ce38" table:formula="of:=EXP(4-([.C19]^2))+3*[.C19]*COS(3-[.C19])-2*[.C19]+16" office:value-type="float" office:value="-0.00535984151444069" calcext:value-type="float">
            <text:p>-0.0053598415</text:p>
          </table:table-cell>
          <table:table-cell table:style-name="ce26" table:formula="of:=ABS([.C19]-[.C18])" office:value-type="float" office:value="0.00242715969299123" calcext:value-type="float">
            <text:p>0.0024271597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31" table:formula="of:=[.C19]-[.D19]*([.C19]-[.C18])/([.D19]-[.D18])" office:value-type="float" office:value="4.98566251308295" calcext:value-type="float">
            <text:p>4.9856625131</text:p>
          </table:table-cell>
          <table:table-cell table:style-name="ce38" table:formula="of:=EXP(4-([.C20]^2))+3*[.C20]*COS(3-[.C20])-2*[.C20]+16" office:value-type="float" office:value="-0.000000176453458067272" calcext:value-type="float">
            <text:p>-1.76453458067272E-07</text:p>
          </table:table-cell>
          <table:table-cell table:style-name="ce26" table:formula="of:=ABS([.C20]-[.C19])" office:value-type="float" office:value="0.000317190486421204" calcext:value-type="float">
            <text:p>0.0003171905</text:p>
          </table:table-cell>
          <table:table-cell table:number-columns-repeated="3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31" table:formula="of:=[.C20]-[.D20]*([.C20]-[.C19])/([.D20]-[.D19])" office:value-type="float" office:value="4.98566250264025" calcext:value-type="float">
            <text:p>4.9856625026</text:p>
          </table:table-cell>
          <table:table-cell table:style-name="ce39" table:formula="of:=EXP(4-([.C21]^2))+3*[.C21]*COS(3-[.C21])-2*[.C21]+16" office:value-type="float" office:value="0.000000000000900612917575927" calcext:value-type="float">
            <text:p>9.00612917575927E-13</text:p>
          </table:table-cell>
          <table:table-cell table:style-name="ce26" table:formula="of:=ABS([.C21]-[.C20])" office:value-type="float" office:value="0.0000000104426973734917" calcext:value-type="float">
            <text:p>1.04426973734917E-08</text:p>
          </table:table-cell>
          <table:table-cell table:number-columns-repeated="3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31" table:formula="of:=[.C21]-[.D21]*([.C21]-[.C20])/([.D21]-[.D20])" office:value-type="float" office:value="4.98566250264031" calcext:value-type="float">
            <text:p>4.9856625026</text:p>
          </table:table-cell>
          <table:table-cell table:style-name="ce38" table:formula="of:=EXP(4-([.C22]^2))+3*[.C22]*COS(3-[.C22])-2*[.C22]+16" office:value-type="float" office:value="0" calcext:value-type="float">
            <text:p>0</text:p>
          </table:table-cell>
          <table:table-cell table:style-name="ce26" table:formula="of:=ABS([.C22]-[.C21])" office:value-type="float" office:value="0.0000000000000532907051820075" calcext:value-type="float">
            <text:p>5.32907051820075E-14</text:p>
          </table:table-cell>
          <table:table-cell table:number-columns-repeated="3"/>
        </table:table-row>
        <table:table-row table:style-name="ro1">
          <table:table-cell/>
          <table:table-cell table:style-name="ce21"/>
          <table:table-cell table:style-name="ce32" office:value-type="float" office:value="4.9856625027" calcext:value-type="float">
            <text:p>4.9856625027</text:p>
          </table:table-cell>
          <table:table-cell table:style-name="ce39" table:formula="of:=EXP(4-([.C23]^2))+3*[.C23]*COS(3-[.C23])-2*[.C23]+16" office:value-type="float" office:value="-0.00000000100865094054825" calcext:value-type="float">
            <text:p>-0.000000001</text:p>
          </table:table-cell>
          <table:table-cell table:style-name="ce32" table:formula="of:=ABS([.C23]-[.C22])" office:value-type="float" office:value="0.000000000059692695231206" calcext:value-type="float">
            <text:p>5.9692695231206E-1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1" table:number-columns-repeated="2"/>
          <table:table-cell table:style-name="ce38"/>
          <table:table-cell table:style-name="ce21"/>
          <table:table-cell table:number-columns-repeated="3"/>
        </table:table-row>
        <table:table-row table:style-name="ro1" table:number-rows-repeated="13">
          <table:table-cell/>
          <table:table-cell table:style-name="ce21" table:number-columns-repeated="2"/>
          <table:table-cell table:style-name="ce38"/>
          <table:table-cell table:style-name="ce21"/>
          <table:table-cell table:number-columns-repeated="3"/>
        </table:table-row>
        <table:table-row table:style-name="ro1" table:number-rows-repeated="2">
          <table:table-cell/>
          <table:table-cell table:style-name="ce30"/>
          <table:table-cell table:style-name="ce21" table:number-columns-repeated="3"/>
          <table:table-cell table:number-columns-repeated="3"/>
        </table:table-row>
        <table:table-row table:style-name="ro1" table:number-rows-repeated="6">
          <table:table-cell/>
          <table:table-cell table:style-name="ce21" table:number-columns-repeated="4"/>
          <table:table-cell table:number-columns-repeated="3"/>
        </table:table-row>
        <table:table-row table:style-name="ro1">
          <table:table-cell/>
          <table:table-cell table:style-name="ce21" table:number-columns-repeated="2"/>
          <table:table-cell table:style-name="ce33"/>
          <table:table-cell table:style-name="ce21"/>
          <table:table-cell table:number-columns-repeated="3"/>
        </table:table-row>
        <table:table-row table:style-name="ro1">
          <table:table-cell/>
          <table:table-cell table:style-name="ce21" table:number-columns-repeated="4"/>
          <table:table-cell table:number-columns-repeated="3"/>
        </table:table-row>
        <table:table-row table:style-name="ro1">
          <table:table-cell/>
          <table:table-cell table:style-name="ce21"/>
          <table:table-cell table:style-name="ce33" table:number-columns-repeated="3"/>
          <table:table-cell table:number-columns-repeated="3"/>
        </table:table-row>
        <table:table-row table:style-name="ro1" table:number-rows-repeated="12">
          <table:table-cell/>
          <table:table-cell table:style-name="ce21" table:number-columns-repeated="4"/>
          <table:table-cell table:number-columns-repeated="3"/>
        </table:table-row>
        <table:table-row table:style-name="ro1">
          <table:table-cell/>
          <table:table-cell table:style-name="ce21" table:number-columns-repeated="2"/>
          <table:table-cell table:style-name="ce33"/>
          <table:table-cell table:style-name="ce21"/>
          <table:table-cell table:number-columns-repeated="3"/>
        </table:table-row>
        <table:table-row table:style-name="ro1">
          <table:table-cell/>
          <table:table-cell table:style-name="ce21"/>
          <table:table-cell table:style-name="ce33" table:number-columns-repeated="3"/>
          <table:table-cell table:number-columns-repeated="3"/>
        </table:table-row>
        <table:table-row table:style-name="ro1" table:number-rows-repeated="2">
          <table:table-cell/>
          <table:table-cell table:style-name="ce21" table:number-columns-repeated="4"/>
          <table:table-cell table:number-columns-repeated="3"/>
        </table:table-row>
        <table:table-row table:style-name="ro1" table:number-rows-repeated="4">
          <table:table-cell/>
          <table:table-cell table:style-name="ce21" table:number-columns-repeated="3"/>
          <table:table-cell table:style-name="ce5"/>
          <table:table-cell table:number-columns-repeated="3"/>
        </table:table-row>
        <table:table-row table:style-name="ro1" table:number-rows-repeated="104850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aices" table:style-name="ta3">
        <office:forms form:automatic-focus="false" form:apply-design-mode="false"/>
        <table:table-column table:style-name="co14" table:default-cell-style-name="Default"/>
        <table:table-column table:style-name="co18" table:default-cell-style-name="ce21"/>
        <table:table-column table:style-name="co3" table:default-cell-style-name="ce21"/>
        <table:table-column table:style-name="co22" table:default-cell-style-name="ce38"/>
        <table:table-column table:style-name="co16" table:default-cell-style-name="ce38"/>
        <table:table-column table:style-name="co23" table:default-cell-style-name="ce21"/>
        <table:table-column table:style-name="co24" table:default-cell-style-name="ce21"/>
        <table:table-column table:style-name="co14" table:default-cell-style-name="Default"/>
        <table:table-column table:style-name="co25" table:default-cell-style-name="Default"/>
        <table:table-row table:style-name="ro3">
          <table:table-cell office:value-type="string" calcext:value-type="string">
            <text:p>Taller 10.3</text:p>
          </table:table-cell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Iter</text:p>
          </table:table-cell>
          <table:table-cell table:style-name="ce19" office:value-type="string" calcext:value-type="string">
            <text:p>x_n</text:p>
          </table:table-cell>
          <table:table-cell table:style-name="ce19" office:value-type="string" calcext:value-type="string">
            <text:p>fx_n</text:p>
          </table:table-cell>
          <table:table-cell table:style-name="ce19" office:value-type="string" calcext:value-type="string">
            <text:p>f’x_n</text:p>
          </table:table-cell>
          <table:table-cell table:style-name="ce19" office:value-type="string" calcext:value-type="string">
            <text:p>f’’x_n</text:p>
          </table:table-cell>
          <table:table-cell table:style-name="ce19" office:value-type="string" calcext:value-type="string">
            <text:p>Err</text:p>
          </table:table-cell>
          <table:table-cell/>
          <table:table-cell office:value-type="string" calcext:value-type="string">
            <text:p>Respuestas</text:p>
          </table:table-cell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31" office:value-type="float" office:value="-20.5" calcext:value-type="float">
            <text:p>-20.5</text:p>
          </table:table-cell>
          <table:table-cell table:style-name="ce41" table:formula="of:=EXP(4-([.C3]^2))+3*[.C3]*COS(3-[.C3])-2*[.C3]+16" office:value-type="float" office:value="60.8071755806569" calcext:value-type="float">
            <text:p>60.8071755807</text:p>
          </table:table-cell>
          <table:table-cell table:style-name="ce41" table:formula="of:=3*COS(3-[.C3])+3*[.C3]*SIN(3-[.C3])-2*EXP(4-([.C3]^2))-2" office:value-type="float" office:value="59.1963288387496" calcext:value-type="float">
            <text:p>59.1963288387</text:p>
          </table:table-cell>
          <table:table-cell table:style-name="ce19" table:formula="of:=4*EXP(4-([.C3]^2))*[.C3]^2+6*SIN(3-[.C3])-2*EXP(4-([.C3]^2))-3*[.C3]*COS(3-[.C3])" office:value-type="float" office:value="-9.79566774853324" calcext:value-type="float">
            <text:p>-9.7956677485</text:p>
          </table:table-cell>
          <table:table-cell table:style-name="ce19"/>
          <table:table-cell/>
          <table:table-cell office:value-type="float" office:value="-21.7108581519282" calcext:value-type="float">
            <text:p>-21.7108581519</text:p>
          </table:table-cell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31" table:formula="of:=[.C3]-([.D3]*[.E3])/([.E3]^2-([.D3]*[.F3]))" office:value-type="float" office:value="-21.3779734862653" calcext:value-type="float">
            <text:p>-21.3779734863</text:p>
          </table:table-cell>
          <table:table-cell table:style-name="ce41" table:formula="of:=EXP(4-([.C4]^2))+3*[.C4]*COS(3-[.C4])-2*[.C4]+16" office:value-type="float" office:value="12.0388312324963" calcext:value-type="float">
            <text:p>12.0388312325</text:p>
          </table:table-cell>
          <table:table-cell table:style-name="ce41" table:formula="of:=3*COS(3-[.C4])+3*[.C4]*SIN(3-[.C4])-2*EXP(4-([.C4]^2))-2" office:value-type="float" office:value="44.1246918105225" calcext:value-type="float">
            <text:p>44.1246918105</text:p>
          </table:table-cell>
          <table:table-cell table:style-name="ce19" table:formula="of:=4*EXP(4-([.C4]^2))*[.C4]^2+6*SIN(3-[.C4])-2*EXP(4-([.C4]^2))-3*[.C4]*COS(3-[.C4])" office:value-type="float" office:value="42.6063987183538" calcext:value-type="float">
            <text:p>42.6063987184</text:p>
          </table:table-cell>
          <table:table-cell table:style-name="ce26" table:formula="of:=ABS([.C4]-[.C3])" office:value-type="float" office:value="0.877973486265269" calcext:value-type="float">
            <text:p>0.8779734863</text:p>
          </table:table-cell>
          <table:table-cell/>
          <table:table-cell office:value-type="float" office:value="4.98566250264031" calcext:value-type="float">
            <text:p>4.9856625026</text:p>
          </table:table-cell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31" table:formula="of:=[.C4]-([.D4]*[.E4])/([.E4]^2-([.D4]*[.F4]))" office:value-type="float" office:value="-21.7483978486279" calcext:value-type="float">
            <text:p>-21.7483978486</text:p>
          </table:table-cell>
          <table:table-cell table:style-name="ce41" table:formula="of:=EXP(4-([.C5]^2))+3*[.C5]*COS(3-[.C5])-2*[.C5]+16" office:value-type="float" office:value="-0.988423822792697" calcext:value-type="float">
            <text:p>-0.9884238228</text:p>
          </table:table-cell>
          <table:table-cell table:style-name="ce41" table:formula="of:=3*COS(3-[.C5])+3*[.C5]*SIN(3-[.C5])-2*EXP(4-([.C5]^2))-2" office:value-type="float" office:value="25.2448525396657" calcext:value-type="float">
            <text:p>25.2448525397</text:p>
          </table:table-cell>
          <table:table-cell table:style-name="ce19" table:formula="of:=4*EXP(4-([.C5]^2))*[.C5]^2+6*SIN(3-[.C5])-2*EXP(4-([.C5]^2))-3*[.C5]*COS(3-[.C5])" office:value-type="float" office:value="58.2355165108857" calcext:value-type="float">
            <text:p>58.2355165109</text:p>
          </table:table-cell>
          <table:table-cell table:style-name="ce26" table:formula="of:=ABS([.C5]-[.C4])" office:value-type="float" office:value="0.370424362362595" calcext:value-type="float">
            <text:p>0.3704243624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31" table:formula="of:=[.C5]-([.D5]*[.E5])/([.E5]^2-([.D5]*[.F5]))" office:value-type="float" office:value="-21.712487777893" calcext:value-type="float">
            <text:p>-21.7124877779</text:p>
          </table:table-cell>
          <table:table-cell table:style-name="ce41" table:formula="of:=EXP(4-([.C6]^2))+3*[.C6]*COS(3-[.C6])-2*[.C6]+16" office:value-type="float" office:value="-0.0445881279957376" calcext:value-type="float">
            <text:p>-0.044588128</text:p>
          </table:table-cell>
          <table:table-cell table:style-name="ce41" table:formula="of:=3*COS(3-[.C6])+3*[.C6]*SIN(3-[.C6])-2*EXP(4-([.C6]^2))-2" office:value-type="float" office:value="27.3145117147873" calcext:value-type="float">
            <text:p>27.3145117148</text:p>
          </table:table-cell>
          <table:table-cell table:style-name="ce19" table:formula="of:=4*EXP(4-([.C6]^2))*[.C6]^2+6*SIN(3-[.C6])-2*EXP(4-([.C6]^2))-3*[.C6]*COS(3-[.C6])" office:value-type="float" office:value="57.0216125051465" calcext:value-type="float">
            <text:p>57.0216125051</text:p>
          </table:table-cell>
          <table:table-cell table:style-name="ce26" table:formula="of:=ABS([.C6]-[.C5])" office:value-type="float" office:value="0.0359100707348325" calcext:value-type="float">
            <text:p>0.0359100707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float" office:value="5" calcext:value-type="float">
            <text:p>5</text:p>
          </table:table-cell>
          <table:table-cell table:style-name="ce31" table:formula="of:=[.C6]-([.D6]*[.E6])/([.E6]^2-([.D6]*[.F6]))" office:value-type="float" office:value="-21.7108609248171" calcext:value-type="float">
            <text:p>-21.7108609248</text:p>
          </table:table-cell>
          <table:table-cell table:style-name="ce41" table:formula="of:=EXP(4-([.C7]^2))+3*[.C7]*COS(3-[.C7])-2*[.C7]+16" office:value-type="float" office:value="-0.0000759974254620488" calcext:value-type="float">
            <text:p>-7.59974254620488E-05</text:p>
          </table:table-cell>
          <table:table-cell table:style-name="ce41" table:formula="of:=3*COS(3-[.C7])+3*[.C7]*SIN(3-[.C7])-2*EXP(4-([.C7]^2))-2" office:value-type="float" office:value="27.407231419635" calcext:value-type="float">
            <text:p>27.4072314196</text:p>
          </table:table-cell>
          <table:table-cell table:style-name="ce19" table:formula="of:=4*EXP(4-([.C7]^2))*[.C7]^2+6*SIN(3-[.C7])-2*EXP(4-([.C7]^2))-3*[.C7]*COS(3-[.C7])" office:value-type="float" office:value="56.9649381515544" calcext:value-type="float">
            <text:p>56.9649381516</text:p>
          </table:table-cell>
          <table:table-cell table:style-name="ce26" table:formula="of:=ABS([.C7]-[.C6])" office:value-type="float" office:value="0.00162685307597599" calcext:value-type="float">
            <text:p>0.0016268531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31" table:formula="of:=[.C7]-([.D7]*[.E7])/([.E7]^2-([.D7]*[.F7]))" office:value-type="float" office:value="-21.7108581519362" calcext:value-type="float">
            <text:p>-21.7108581519</text:p>
          </table:table-cell>
          <table:table-cell table:style-name="ce39" table:formula="of:=EXP(4-([.C8]^2))+3*[.C8]*COS(3-[.C8])-2*[.C8]+16" office:value-type="float" office:value="-0.000000000218989271161263" calcext:value-type="float">
            <text:p>-2.18989271161263E-10</text:p>
          </table:table-cell>
          <table:table-cell table:style-name="ce41" table:formula="of:=3*COS(3-[.C8])+3*[.C8]*SIN(3-[.C8])-2*EXP(4-([.C8]^2))-2" office:value-type="float" office:value="27.4073893764877" calcext:value-type="float">
            <text:p>27.4073893765</text:p>
          </table:table-cell>
          <table:table-cell table:style-name="ce19" table:formula="of:=4*EXP(4-([.C8]^2))*[.C8]^2+6*SIN(3-[.C8])-2*EXP(4-([.C8]^2))-3*[.C8]*COS(3-[.C8])" office:value-type="float" office:value="56.9648414300574" calcext:value-type="float">
            <text:p>56.9648414301</text:p>
          </table:table-cell>
          <table:table-cell table:style-name="ce26" table:formula="of:=ABS([.C8]-[.C7])" office:value-type="float" office:value="0.00000277288086181215" calcext:value-type="float">
            <text:p>2.77288086181215E-06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float" office:value="7" calcext:value-type="float">
            <text:p>7</text:p>
          </table:table-cell>
          <table:table-cell table:style-name="ce31" table:formula="of:=[.C8]-([.D8]*[.E8])/([.E8]^2-([.D8]*[.F8]))" office:value-type="float" office:value="-21.7108581519282" calcext:value-type="float">
            <text:p>-21.7108581519</text:p>
          </table:table-cell>
          <table:table-cell table:style-name="ce41" table:formula="of:=EXP(4-([.C9]^2))+3*[.C9]*COS(3-[.C9])-2*[.C9]+16" office:value-type="float" office:value="0" calcext:value-type="float">
            <text:p>0</text:p>
          </table:table-cell>
          <table:table-cell table:style-name="ce41" table:formula="of:=3*COS(3-[.C9])+3*[.C9]*SIN(3-[.C9])-2*EXP(4-([.C9]^2))-2" office:value-type="float" office:value="27.4073893769428" calcext:value-type="float">
            <text:p>27.4073893769</text:p>
          </table:table-cell>
          <table:table-cell table:style-name="ce19" table:formula="of:=4*EXP(4-([.C9]^2))*[.C9]^2+6*SIN(3-[.C9])-2*EXP(4-([.C9]^2))-3*[.C9]*COS(3-[.C9])" office:value-type="float" office:value="56.9648414297787" calcext:value-type="float">
            <text:p>56.9648414298</text:p>
          </table:table-cell>
          <table:table-cell table:style-name="ce26" table:formula="of:=ABS([.C9]-[.C8])" office:value-type="float" office:value="0.00000000000799005306362233" calcext:value-type="float">
            <text:p>7.99005306362233E-12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2" office:value-type="float" office:value="-21.710858151" calcext:value-type="float">
            <text:p>-21.710858151</text:p>
          </table:table-cell>
          <table:table-cell table:style-name="ce39" table:formula="of:=EXP(4-([.C10]^2))+3*[.C10]*COS(3-[.C10])-2*[.C10]+16" office:value-type="float" office:value="0.0000000254396184118377" calcext:value-type="float">
            <text:p>2.54396184118377E-08</text:p>
          </table:table-cell>
          <table:table-cell table:number-columns-repeated="2"/>
          <table:table-cell table:style-name="ce32" table:formula="of:=ABS([.C10]-[.C9])" office:value-type="float" office:value="0.000000000928203292005492" calcext:value-type="float">
            <text:p>9.28203292005492E-10</text:p>
          </table:table-cell>
          <table:table-cell table:number-columns-repeated="2"/>
        </table:table-row>
        <table:table-row table:style-name="ro1">
          <table:table-cell/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Iter</text:p>
          </table:table-cell>
          <table:table-cell table:style-name="ce19" office:value-type="string" calcext:value-type="string">
            <text:p>x_n</text:p>
          </table:table-cell>
          <table:table-cell table:style-name="ce19" office:value-type="string" calcext:value-type="string">
            <text:p>fx_n</text:p>
          </table:table-cell>
          <table:table-cell table:style-name="ce19" office:value-type="string" calcext:value-type="string">
            <text:p>f’x_n</text:p>
          </table:table-cell>
          <table:table-cell table:style-name="ce19" office:value-type="string" calcext:value-type="string">
            <text:p>f’’x_n</text:p>
          </table:table-cell>
          <table:table-cell table:style-name="ce19" office:value-type="string" calcext:value-type="string">
            <text:p>Err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float" office:value="1" calcext:value-type="float">
            <text:p>1</text:p>
          </table:table-cell>
          <table:table-cell table:style-name="ce31" office:value-type="float" office:value="5" calcext:value-type="float">
            <text:p>5</text:p>
          </table:table-cell>
          <table:table-cell table:style-name="ce41" table:formula="of:=EXP(4-([.C3]^2))+3*[.C3]*COS(3-[.C3])-2*[.C3]+16" office:value-type="float" office:value="60.8071755806569" calcext:value-type="float">
            <text:p>60.8071755807</text:p>
          </table:table-cell>
          <table:table-cell table:style-name="ce41" table:formula="of:=3*COS(3-[.C3])+3*[.C3]*SIN(3-[.C3])-2*EXP(4-([.C3]^2))-2" office:value-type="float" office:value="59.1963288387496" calcext:value-type="float">
            <text:p>59.1963288387</text:p>
          </table:table-cell>
          <table:table-cell table:style-name="ce19" table:formula="of:=4*EXP(4-([.C3]^2))*[.C3]^2+6*SIN(3-[.C3])-2*EXP(4-([.C3]^2))-3*[.C3]*COS(3-[.C3])" office:value-type="float" office:value="-9.79566774853324" calcext:value-type="float">
            <text:p>-9.7956677485</text:p>
          </table:table-cell>
          <table:table-cell table:style-name="ce19"/>
          <table:table-cell table:number-columns-repeated="2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31" table:formula="of:=[.C3]-([.D3]*[.E3])/([.E3]^2-([.D3]*[.F3]))" office:value-type="float" office:value="-21.3779734862653" calcext:value-type="float">
            <text:p>-21.3779734863</text:p>
          </table:table-cell>
          <table:table-cell table:style-name="ce41" table:formula="of:=EXP(4-([.C4]^2))+3*[.C4]*COS(3-[.C4])-2*[.C4]+16" office:value-type="float" office:value="12.0388312324963" calcext:value-type="float">
            <text:p>12.0388312325</text:p>
          </table:table-cell>
          <table:table-cell table:style-name="ce41" table:formula="of:=3*COS(3-[.C4])+3*[.C4]*SIN(3-[.C4])-2*EXP(4-([.C4]^2))-2" office:value-type="float" office:value="44.1246918105225" calcext:value-type="float">
            <text:p>44.1246918105</text:p>
          </table:table-cell>
          <table:table-cell table:style-name="ce19" table:formula="of:=4*EXP(4-([.C4]^2))*[.C4]^2+6*SIN(3-[.C4])-2*EXP(4-([.C4]^2))-3*[.C4]*COS(3-[.C4])" office:value-type="float" office:value="42.6063987183538" calcext:value-type="float">
            <text:p>42.6063987184</text:p>
          </table:table-cell>
          <table:table-cell table:style-name="ce26" table:formula="of:=ABS([.C4]-[.C3])" office:value-type="float" office:value="0.877973486265269" calcext:value-type="float">
            <text:p>0.8779734863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float" office:value="3" calcext:value-type="float">
            <text:p>3</text:p>
          </table:table-cell>
          <table:table-cell table:style-name="ce31" table:formula="of:=[.C4]-([.D4]*[.E4])/([.E4]^2-([.D4]*[.F4]))" office:value-type="float" office:value="-21.7483978486279" calcext:value-type="float">
            <text:p>-21.7483978486</text:p>
          </table:table-cell>
          <table:table-cell table:style-name="ce39" table:formula="of:=EXP(4-([.C15]^2))+3*[.C15]*COS(3-[.C15])-2*[.C15]+16" office:value-type="float" office:value="-0.988423822792697" calcext:value-type="float">
            <text:p>-0.9884238228</text:p>
          </table:table-cell>
          <table:table-cell table:style-name="ce41" table:formula="of:=3*COS(3-[.C15])+3*[.C15]*SIN(3-[.C15])-2*EXP(4-([.C15]^2))-2" office:value-type="float" office:value="25.2448525396657" calcext:value-type="float">
            <text:p>25.2448525397</text:p>
          </table:table-cell>
          <table:table-cell table:style-name="ce19" table:formula="of:=4*EXP(4-([.C15]^2))*[.C15]^2+6*SIN(3-[.C15])-2*EXP(4-([.C15]^2))-3*[.C15]*COS(3-[.C15])" office:value-type="float" office:value="58.2355165108857" calcext:value-type="float">
            <text:p>58.2355165109</text:p>
          </table:table-cell>
          <table:table-cell table:style-name="ce26" table:formula="of:=ABS([.C15]-[.C4])" office:value-type="float" office:value="0.370424362362595" calcext:value-type="float">
            <text:p>0.3704243624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float" office:value="4" calcext:value-type="float">
            <text:p>4</text:p>
          </table:table-cell>
          <table:table-cell table:style-name="ce31" table:formula="of:=[.C15]-([.D15]*[.E15])/([.E15]^2-([.D15]*[.F15]))" office:value-type="float" office:value="-21.712487777893" calcext:value-type="float">
            <text:p>-21.7124877779</text:p>
          </table:table-cell>
          <table:table-cell table:style-name="ce41" table:formula="of:=EXP(4-([.C16]^2))+3*[.C16]*COS(3-[.C16])-2*[.C16]+16" office:value-type="float" office:value="-0.0445881279957376" calcext:value-type="float">
            <text:p>-0.044588128</text:p>
          </table:table-cell>
          <table:table-cell table:style-name="ce41" table:formula="of:=3*COS(3-[.C16])+3*[.C16]*SIN(3-[.C16])-2*EXP(4-([.C16]^2))-2" office:value-type="float" office:value="27.3145117147873" calcext:value-type="float">
            <text:p>27.3145117148</text:p>
          </table:table-cell>
          <table:table-cell table:style-name="ce19" table:formula="of:=4*EXP(4-([.C16]^2))*[.C16]^2+6*SIN(3-[.C16])-2*EXP(4-([.C16]^2))-3*[.C16]*COS(3-[.C16])" office:value-type="float" office:value="57.0216125051465" calcext:value-type="float">
            <text:p>57.0216125051</text:p>
          </table:table-cell>
          <table:table-cell table:style-name="ce26" table:formula="of:=ABS([.C16]-[.C15])" office:value-type="float" office:value="0.0359100707348325" calcext:value-type="float">
            <text:p>0.0359100707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2" office:value-type="float" office:value="4.9856625025" calcext:value-type="float">
            <text:p>4.9856625025</text:p>
          </table:table-cell>
          <table:table-cell table:style-name="ce39" table:formula="of:=EXP(4-([.C17]^2))+3*[.C17]*COS(3-[.C17])-2*[.C17]+16" office:value-type="float" office:value="0.00000000237082886656026" calcext:value-type="float">
            <text:p>2.37082886656026E-09</text:p>
          </table:table-cell>
          <table:table-cell table:number-columns-repeated="2"/>
          <table:table-cell table:style-name="ce32" table:formula="of:=ABS([.C17]-[.C16])" office:value-type="float" office:value="26.698150280393" calcext:value-type="float">
            <text:p>26.6981502804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style-name="ce42"/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0"/>
          <table:table-cell table:style-name="ce33"/>
          <table:table-cell table:style-name="ce42"/>
          <table:table-cell table:number-columns-repeated="2"/>
          <table:table-cell table:style-name="ce33"/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 table:number-rows-repeated="7">
          <table:table-cell/>
          <table:table-cell table:style-name="Default" table:number-columns-repeated="6"/>
          <table:table-cell table:number-columns-repeated="2"/>
        </table:table-row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table:style-name="ce30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30"/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21" table:number-columns-repeated="2"/>
          <table:table-cell table:number-columns-repeated="4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table:style-name="ce30"/>
          <table:table-cell table:number-columns-repeated="7"/>
        </table:table-row>
        <table:table-row table:style-name="ro1" table:number-rows-repeated="5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Respuestas" table:style-name="ta3">
        <office:forms form:automatic-focus="false" form:apply-design-mode="false"/>
        <table:table-column table:style-name="co14" table:default-cell-style-name="Default"/>
        <table:table-column table:style-name="co26" table:default-cell-style-name="Default"/>
        <table:table-column table:style-name="co14" table:default-cell-style-name="Default"/>
        <table:table-column table:style-name="co27" table:default-cell-style-name="Default"/>
        <table:table-column table:style-name="co28" table:number-columns-repeated="2" table:default-cell-style-name="Default"/>
        <table:table-row table:style-name="ro3">
          <table:table-cell office:value-type="string" calcext:value-type="string">
            <text:p>Taller 10.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Biseccion</text:p>
          </table:table-cell>
          <table:table-cell office:value-type="string" calcext:value-type="string">
            <text:p>Punto fijo</text:p>
          </table:table-cell>
          <table:table-cell office:value-type="string" calcext:value-type="string">
            <text:p>Newton</text:p>
          </table:table-cell>
          <table:table-cell office:value-type="string" calcext:value-type="string">
            <text:p>Secante</text:p>
          </table:table-cell>
          <table:table-cell office:value-type="string" calcext:value-type="string">
            <text:p>Raices</text:p>
          </table:table-cell>
        </table:table-row>
        <table:table-row table:style-name="ro1">
          <table:table-cell/>
          <table:table-cell table:style-name="ce43" office:value-type="float" office:value="-21.7108581587672" calcext:value-type="float">
            <text:p>-21.7108581588</text:p>
          </table:table-cell>
          <table:table-cell table:style-name="ce44" office:value-type="string" calcext:value-type="string" table:number-columns-spanned="1" table:number-rows-spanned="2">
            <text:p>Diverge</text:p>
          </table:table-cell>
          <table:table-cell table:number-columns-repeated="3" table:style-name="ce43" office:value-type="float" office:value="-21.7108581519282" calcext:value-type="float">
            <text:p>-21.7108581519</text:p>
          </table:table-cell>
        </table:table-row>
        <table:table-row table:style-name="ro1">
          <table:table-cell/>
          <table:table-cell table:style-name="ce43" office:value-type="float" office:value="4.98566249758005" calcext:value-type="float">
            <text:p>4.9856624976</text:p>
          </table:table-cell>
          <table:covered-table-cell table:style-name="ce43"/>
          <table:table-cell table:style-name="ce45" office:value-type="float" office:value="4.98566250264031" calcext:value-type="float">
            <text:p>4.9856625026</text:p>
          </table:table-cell>
          <table:table-cell table:number-columns-repeated="2" table:style-name="ce43" office:value-type="float" office:value="4.98566250264031" calcext:value-type="float">
            <text:p>4.9856625026</text:p>
          </table:table-cell>
        </table:table-row>
        <table:table-row table:style-name="ro1" table:number-rows-repeated="3">
          <table:table-cell table:number-columns-repeated="3"/>
          <table:table-cell table:style-name="ce45"/>
          <table:table-cell table:style-name="ce5"/>
          <table:table-cell/>
        </table:table-row>
        <table:table-row table:style-name="ro1">
          <table:table-cell table:number-columns-repeated="3"/>
          <table:table-cell table:style-name="ce5" table:number-columns-repeated="2"/>
          <table:table-cell/>
        </table:table-row>
        <table:table-row table:style-name="ro3" table:number-rows-repeated="3">
          <table:table-cell table:number-columns-repeated="6"/>
        </table:table-row>
        <table:table-row table:style-name="ro1">
          <table:table-cell table:number-columns-repeated="6"/>
        </table:table-row>
        <table:table-row table:style-name="ro3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5">00/00/0000</text:date>, <text:time style:data-style-name="N2" text:time-value="10:16:12.7731557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2" style:display-name="PageStyle_Hoja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iseccion" style:display-name="PageStyle_Bisecci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IMENA</meta:initial-creator>
    <meta:creation-date>2016-09-15T20:38:42</meta:creation-date>
    <dc:date>2016-09-25T11:04:14.041851609</dc:date>
    <meta:generator>LibreOffice/5.1.4.2$Linux_X86_64 LibreOffice_project/10m0$Build-2</meta:generator>
    <meta:editing-duration>PT4H41M54S</meta:editing-duration>
    <meta:editing-cycles>36</meta:editing-cycles>
    <meta:document-statistic meta:table-count="6" meta:cell-count="790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